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CMSS10" svg:font-family="CMSS10"/>
    <style:font-face style:name="CMSS8" svg:font-family="CMSS8"/>
    <style:font-face style:name="CMSSI10" svg:font-family="CMSSI10"/>
    <style:font-face style:name="CMTT10" svg:font-family="CMTT10"/>
    <style:font-face style:name="CMTT9" svg:font-family="CMTT9"/>
    <style:font-face style:name="Tahoma2" svg:font-family="Tahoma"/>
    <style:font-face style:name="ARial" svg:font-family="ARial" style:font-family-generic="swiss"/>
    <style:font-face style:name="Arial2" svg:font-family="Arial" style:font-family-generic="swiss"/>
    <style:font-face style:name="Arial" svg:font-family="Arial" style:font-adornments="Regular" style:font-family-generic="swiss"/>
    <style:font-face style:name="F52" svg:font-family="F52" style:font-family-generic="swiss"/>
    <style:font-face style:name="Courier New" svg:font-family="'Courier New'" style:font-family-generic="modern" style:font-pitch="fixed"/>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Mangal" svg:font-family="Mangal" style:font-pitch="variable"/>
    <style:font-face style:name="Tahoma1"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2" style:family="table">
      <style:table-properties style:width="4.5in" table:align="margins"/>
    </style:style>
    <style:style style:name="Table2.A" style:family="table-column">
      <style:table-column-properties style:column-width="4.5in" style:rel-column-width="65535*"/>
    </style:style>
    <style:style style:name="Table2.1" style:family="table-row">
      <style:table-row-properties style:min-row-height="1.75in"/>
    </style:style>
    <style:style style:name="Table2.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99" style:family="table">
      <style:table-properties style:width="4.5in" table:align="margins"/>
    </style:style>
    <style:style style:name="Table99.A" style:family="table-column">
      <style:table-column-properties style:column-width="4.5in" style:rel-column-width="65535*"/>
    </style:style>
    <style:style style:name="Table99.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101" style:family="table">
      <style:table-properties style:width="4.5in" table:align="margins"/>
    </style:style>
    <style:style style:name="Table101.A" style:family="table-column">
      <style:table-column-properties style:column-width="4.5in" style:rel-column-width="65535*"/>
    </style:style>
    <style:style style:name="Table101.A1" style:family="table-cell">
      <style:table-cell-properties fo:padding="0.0382in" fo:border="0.05pt solid #000000"/>
    </style:style>
    <style:style style:name="Table102" style:family="table">
      <style:table-properties style:width="4.5in" table:align="margins"/>
    </style:style>
    <style:style style:name="Table102.A" style:family="table-column">
      <style:table-column-properties style:column-width="4.5in" style:rel-column-width="65535*"/>
    </style:style>
    <style:style style:name="Table102.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103" style:family="table">
      <style:table-properties style:width="4.5in" table:align="margins"/>
    </style:style>
    <style:style style:name="Table103.A" style:family="table-column">
      <style:table-column-properties style:column-width="4.5in" style:rel-column-width="65535*"/>
    </style:style>
    <style:style style:name="Table103.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9" style:family="table">
      <style:table-properties style:width="4.5in" fo:break-before="auto" fo:break-after="auto"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1" style:family="table-row">
      <style:table-row-properties style:min-row-height="2.7958in"/>
    </style:style>
    <style:style style:name="Table68.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1" style:family="table-row">
      <style:table-row-properties style:min-row-height="2.7958in"/>
    </style:style>
    <style:style style:name="Table76.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104" style:family="table">
      <style:table-properties style:width="4.5in" table:align="margins"/>
    </style:style>
    <style:style style:name="Table104.A" style:family="table-column">
      <style:table-column-properties style:column-width="4.5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92" style:family="table">
      <style:table-properties style:width="4.5in" table:align="margins"/>
    </style:style>
    <style:style style:name="Table92.A" style:family="table-column">
      <style:table-column-properties style:column-width="4.5in" style:rel-column-width="65535*"/>
    </style:style>
    <style:style style:name="Table92.A1" style:family="table-cell">
      <style:table-cell-properties fo:padding="0.0382in" fo:border="0.05pt solid #000000"/>
    </style:style>
    <style:style style:name="P1" style:family="paragraph" style:parent-style-name="Header">
      <style:paragraph-properties fo:text-align="start" style:justify-single-word="false">
        <style:tab-stops>
          <style:tab-stop style:position="4.5in" style:type="right"/>
        </style:tab-stops>
      </style:paragraph-properties>
      <style:text-properties style:font-name="Arial1" fo:font-size="10pt" style:font-size-asian="10pt" style:font-size-complex="10pt"/>
    </style:style>
    <style:style style:name="P2" style:family="paragraph" style:parent-style-name="Footer">
      <style:paragraph-properties fo:text-align="center" style:justify-single-word="false"/>
      <style:text-properties style:font-name="Arial1" fo:font-size="10pt" style:font-size-asian="10pt" style:font-size-complex="10pt"/>
    </style:style>
    <style:style style:name="P3" style:family="paragraph" style:parent-style-name="Standard">
      <style:text-properties fo:color="#000000" loext:opacity="100%" style:text-outline="false" style:text-line-through-style="none" style:text-line-through-type="none" style:text-position="0% 100%" style:font-name="Arial2"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paragraph-properties fo:line-height="100%" fo:text-align="start" style:justify-single-word="false" style:text-autospace="none"/>
      <style:text-properties fo:color="#000000" loext:opacity="100%" style:font-name="Courier New" fo:font-size="10pt" fo:font-weight="normal" style:font-name-asian="CMTT9" style:font-size-asian="10pt" style:font-weight-asian="normal" style:font-name-complex="CMTT9" style:font-size-complex="10pt" style:font-weight-complex="normal"/>
    </style:style>
    <style:style style:name="P5" style:family="paragraph" style:parent-style-name="Standard">
      <style:paragraph-properties fo:text-align="start" style:justify-single-word="false" style:text-autospace="none"/>
      <style:text-properties fo:color="#000000" loext:opacity="100%" style:font-name="Courier New" fo:font-size="10pt" fo:font-weight="normal" style:font-name-asian="CMTT9" style:font-size-asian="10pt" style:font-weight-asian="normal" style:font-name-complex="CMTT9" style:font-size-complex="10pt" style:font-weight-complex="normal"/>
    </style:style>
    <style:style style:name="P6" style:family="paragraph" style:parent-style-name="Standard">
      <style:paragraph-properties fo:line-height="100%" fo:text-align="start" style:justify-single-word="false" style:text-autospace="none"/>
      <style:text-properties fo:color="#000000" loext:opacity="100%" style:font-name="Courier New" fo:font-size="10pt" style:font-name-asian="CMTT9" style:font-size-asian="10pt" style:font-name-complex="CMTT9" style:font-size-complex="10pt"/>
    </style:style>
    <style:style style:name="P7" style:family="paragraph" style:parent-style-name="Standard">
      <style:paragraph-properties fo:text-align="start" style:justify-single-word="false" style:text-autospace="none"/>
      <style:text-properties fo:color="#000000" loext:opacity="100%" style:font-name="Courier New" fo:font-size="10pt" style:font-name-asian="CMTT9" style:font-size-asian="10pt" style:font-name-complex="CMTT9" style:font-size-complex="10pt"/>
    </style:style>
    <style:style style:name="P8" style:family="paragraph" style:parent-style-name="Standard">
      <style:paragraph-properties style:text-autospace="none"/>
      <style:text-properties fo:color="#000000" loext:opacity="100%" style:font-name="Courier New" fo:font-size="10pt" style:font-name-asian="CMTT9" style:font-size-asian="10pt" style:font-name-complex="CMTT9" style:font-size-complex="10pt"/>
    </style:style>
    <style:style style:name="P9" style:family="paragraph" style:parent-style-name="Standard">
      <style:paragraph-properties style:text-autospace="none"/>
      <style:text-properties fo:color="#000000" loext:opacity="100%" style:font-name="Courier New" fo:font-size="10pt" style:font-name-asian="CMSS10" style:font-size-asian="10pt" style:font-name-complex="CMSS10" style:font-size-complex="10pt"/>
    </style:style>
    <style:style style:name="P10" style:family="paragraph" style:parent-style-name="Standard">
      <style:paragraph-properties fo:line-height="100%" fo:text-align="start" style:justify-single-word="false" style:text-autospace="none"/>
      <style:text-properties fo:color="#000000" loext:opacity="100%" style:font-name="Courier New" fo:font-size="9pt" fo:font-weight="normal" style:font-name-asian="CMTT9" style:font-size-asian="9pt" style:font-weight-asian="normal" style:font-name-complex="CMTT9" style:font-size-complex="9pt" style:font-weight-complex="normal"/>
    </style:style>
    <style:style style:name="P11" style:family="paragraph" style:parent-style-name="Standard">
      <style:paragraph-properties fo:text-align="start" style:justify-single-word="false" style:text-autospace="none"/>
      <style:text-properties fo:color="#000000" loext:opacity="100%" style:font-name="Courier New" fo:font-size="9pt" style:font-name-asian="CMTT9" style:font-size-asian="9pt" style:font-name-complex="CMTT9" style:font-size-complex="9pt"/>
    </style:style>
    <style:style style:name="P12" style:family="paragraph" style:parent-style-name="Standard">
      <style:paragraph-properties style:text-autospace="none"/>
      <style:text-properties fo:color="#000000" loext:opacity="100%" style:font-name="Courier New" fo:font-size="9pt" style:font-name-asian="CMTT9" style:font-size-asian="9pt" style:font-name-complex="CMTT9" style:font-size-complex="9pt"/>
    </style:style>
    <style:style style:name="P13" style:family="paragraph" style:parent-style-name="Standard">
      <style:paragraph-properties style:text-autospace="none"/>
      <style:text-properties fo:color="#000000" loext:opacity="100%" style:font-name="Arial1" fo:font-size="10pt" style:font-name-asian="CMSS10" style:font-size-asian="10pt" style:font-name-complex="CMSS10" style:font-size-complex="10pt"/>
    </style:style>
    <style:style style:name="P14" style:family="paragraph" style:parent-style-name="Standard">
      <style:paragraph-properties fo:text-align="start" style:justify-single-word="false" style:text-autospace="none"/>
      <style:text-properties fo:color="#000000" loext:opacity="100%" style:font-name="Arial1" fo:font-size="10pt" style:font-name-asian="CMTT9" style:font-size-asian="10pt" style:font-name-complex="CMTT9" style:font-size-complex="10pt"/>
    </style:style>
    <style:style style:name="P15" style:family="paragraph" style:parent-style-name="Standard">
      <style:paragraph-properties fo:text-align="start" style:justify-single-word="false" style:text-autospace="none"/>
      <style:text-properties fo:color="#000000" loext:opacity="100%" style:font-name="Arial1" fo:font-size="9pt" style:font-name-asian="CMTT9" style:font-size-asian="9pt" style:font-name-complex="CMTT9" style:font-size-complex="9pt"/>
    </style:style>
    <style:style style:name="P16" style:family="paragraph" style:parent-style-name="Standard">
      <style:paragraph-properties fo:text-align="start" style:justify-single-word="false" style:text-autospace="none"/>
      <style:text-properties fo:color="#000000" loext:opacity="100%" style:font-name="CMTT9" fo:font-size="9pt" style:font-name-asian="CMTT9" style:font-size-asian="9pt" style:font-name-complex="CMTT9" style:font-size-complex="9pt"/>
    </style:style>
    <style:style style:name="P17" style:family="paragraph" style:parent-style-name="Standard">
      <style:text-properties style:font-name="Arial2"/>
    </style:style>
    <style:style style:name="P18" style:family="paragraph" style:parent-style-name="Standard">
      <style:text-properties style:font-name="Arial2" fo:font-size="16pt" fo:font-weight="bold" style:font-size-asian="16pt" style:font-weight-asian="bold" style:font-size-complex="16pt" style:font-weight-complex="bold"/>
    </style:style>
    <style:style style:name="P19" style:family="paragraph" style:parent-style-name="Standard">
      <style:text-properties style:font-name="Arial2" fo:font-size="16pt" style:font-size-asian="16pt" style:font-size-complex="16pt"/>
    </style:style>
    <style:style style:name="P20" style:family="paragraph" style:parent-style-name="Standard">
      <style:text-properties style:font-name="Arial2" fo:font-size="10pt" fo:font-weight="normal" style:font-size-asian="10pt" style:font-weight-asian="normal" style:font-size-complex="10pt" style:font-weight-complex="normal"/>
    </style:style>
    <style:style style:name="P21" style:family="paragraph" style:parent-style-name="Standard">
      <style:text-properties style:font-name="Arial2" fo:font-size="10pt" fo:font-weight="normal" style:font-size-asian="8.75pt" style:font-weight-asian="normal" style:font-size-complex="10pt" style:font-weight-complex="normal"/>
    </style:style>
    <style:style style:name="P22" style:family="paragraph" style:parent-style-name="Standard">
      <style:text-properties style:font-name="Arial2" fo:font-size="10pt" style:font-size-asian="10pt" style:font-size-complex="10pt"/>
    </style:style>
    <style:style style:name="P23" style:family="paragraph" style:parent-style-name="Standard">
      <style:text-properties style:font-name="Arial2" fo:font-size="10pt" style:font-size-asian="8.75pt" style:font-size-complex="10pt"/>
    </style:style>
    <style:style style:name="P24" style:family="paragraph" style:parent-style-name="Standard">
      <style:paragraph-properties fo:text-align="start" style:justify-single-word="false" style:text-autospace="none"/>
      <style:text-properties style:font-name="Arial2" fo:font-size="10pt" style:font-size-asian="8.75pt" style:font-size-complex="10pt"/>
    </style:style>
    <style:style style:name="P25" style:family="paragraph" style:parent-style-name="Standard">
      <style:text-properties style:font-name="Arial2" fo:font-size="10pt" fo:font-weight="bold" style:font-size-asian="8.75pt" style:font-weight-asian="bold" style:font-size-complex="10pt" style:font-weight-complex="bold"/>
    </style:style>
    <style:style style:name="P26" style:family="paragraph" style:parent-style-name="Standard">
      <style:text-properties style:font-name="Arial2" fo:font-size="10pt" fo:font-weight="bold" style:font-size-asian="10pt" style:font-weight-asian="bold" style:font-size-complex="10pt" style:font-weight-complex="bold"/>
    </style:style>
    <style:style style:name="P27" style:family="paragraph" style:parent-style-name="Standard">
      <style:text-properties style:font-name="Arial2" fo:font-size="14pt" style:font-size-asian="14pt" style:font-size-complex="14pt"/>
    </style:style>
    <style:style style:name="P28" style:family="paragraph" style:parent-style-name="Standard">
      <style:text-properties style:font-name="Arial2" fo:font-size="14pt" fo:font-weight="bold" style:font-size-asian="12.25pt" style:font-weight-asian="bold" style:font-size-complex="14pt" style:font-weight-complex="bold"/>
    </style:style>
    <style:style style:name="P29" style:family="paragraph" style:parent-style-name="Standard">
      <style:text-properties style:font-name="Courier New" fo:font-size="10pt"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autospace="none"/>
      <style:text-properties style:font-name="Courier New" fo:font-size="10pt" fo:font-weight="normal" style:font-name-asian="CMTT9" style:font-size-asian="10pt" style:font-weight-asian="normal" style:font-name-complex="CMTT9" style:font-size-complex="10pt" style:font-weight-complex="normal"/>
    </style:style>
    <style:style style:name="P31" style:family="paragraph" style:parent-style-name="Standard">
      <style:paragraph-properties style:text-autospace="none"/>
      <style:text-properties style:font-name="Courier New" fo:font-size="10pt" fo:font-weight="normal" style:font-name-asian="CMTT9" style:font-size-asian="10pt" style:font-weight-asian="normal" style:font-name-complex="CMTT9" style:font-size-complex="10pt" style:font-weight-complex="normal"/>
    </style:style>
    <style:style style:name="P32" style:family="paragraph" style:parent-style-name="Standard">
      <style:paragraph-properties style:text-autospace="none"/>
      <style:text-properties style:font-name="Courier New" fo:font-size="10pt" fo:font-weight="normal" style:font-name-asian="CMSS10" style:font-size-asian="10pt" style:font-weight-asian="normal" style:font-name-complex="CMSS10" style:font-size-complex="10pt" style:font-weight-complex="normal"/>
    </style:style>
    <style:style style:name="P33" style:family="paragraph" style:parent-style-name="Standard">
      <style:paragraph-properties fo:text-align="start" style:justify-single-word="false" style:text-autospace="none"/>
      <style:text-properties style:font-name="Courier New" fo:font-size="10pt" fo:font-weight="normal" style:font-name-asian="CMSS10" style:font-size-asian="10pt" style:font-weight-asian="normal" style:font-name-complex="CMSS10" style:font-size-complex="10pt" style:font-weight-complex="normal"/>
    </style:style>
    <style:style style:name="P34" style:family="paragraph" style:parent-style-name="Standard">
      <style:text-properties style:font-name="Courier New" fo:font-size="10pt" style:font-name-asian="CMTT9" style:font-size-asian="10pt" style:font-name-complex="CMTT9" style:font-size-complex="10pt"/>
    </style:style>
    <style:style style:name="P35" style:family="paragraph" style:parent-style-name="Standard">
      <style:paragraph-properties fo:text-align="start" style:justify-single-word="false" style:text-autospace="none"/>
      <style:text-properties style:font-name="Courier New" fo:font-size="10pt" style:font-name-asian="CMTT9" style:font-size-asian="10pt" style:font-name-complex="CMTT9" style:font-size-complex="10pt"/>
    </style:style>
    <style:style style:name="P36" style:family="paragraph" style:parent-style-name="Standard">
      <style:paragraph-properties style:text-autospace="none"/>
      <style:text-properties style:font-name="Courier New" fo:font-size="10pt" style:font-name-asian="CMTT9" style:font-size-asian="10pt" style:font-name-complex="CMTT9" style:font-size-complex="10pt"/>
    </style:style>
    <style:style style:name="P37" style:family="paragraph" style:parent-style-name="Standard">
      <style:paragraph-properties fo:text-align="start" style:justify-single-word="false" style:text-autospace="none"/>
      <style:text-properties style:font-name="Courier New" fo:font-size="10pt" style:font-name-asian="CMSS10" style:font-size-asian="10pt" style:font-name-complex="CMSS10" style:font-size-complex="10pt"/>
    </style:style>
    <style:style style:name="P38" style:family="paragraph" style:parent-style-name="Standard">
      <style:paragraph-properties style:text-autospace="none"/>
      <style:text-properties style:font-name="Courier New" fo:font-size="10pt" style:font-name-asian="CMSS10" style:font-size-asian="10pt" style:font-name-complex="CMSS10" style:font-size-complex="10pt"/>
    </style:style>
    <style:style style:name="P39" style:family="paragraph" style:parent-style-name="Standard">
      <style:paragraph-properties fo:text-align="start" style:justify-single-word="false" style:text-autospace="none"/>
      <style:text-properties style:font-name="Courier New" fo:font-size="9pt" style:font-name-asian="CMTT9" style:font-size-asian="9pt" style:font-name-complex="CMTT9" style:font-size-complex="9pt"/>
    </style:style>
    <style:style style:name="P40" style:family="paragraph" style:parent-style-name="Standard">
      <style:paragraph-properties style:text-autospace="none"/>
      <style:text-properties style:font-name="Courier New" fo:font-size="9pt" style:font-name-asian="CMTT9" style:font-size-asian="9pt" style:font-name-complex="CMTT9" style:font-size-complex="9pt"/>
    </style:style>
    <style:style style:name="P41" style:family="paragraph" style:parent-style-name="Standard">
      <style:text-properties style:font-name="Courier New" fo:font-size="9pt" fo:font-weight="normal" style:font-size-asian="9pt" style:font-weight-asian="normal" style:font-size-complex="9pt" style:font-weight-complex="normal"/>
    </style:style>
    <style:style style:name="P42" style:family="paragraph" style:parent-style-name="Standard">
      <style:text-properties style:font-name="Courier New" fo:font-size="8pt" fo:font-weight="normal" style:font-size-asian="8pt" style:font-weight-asian="normal" style:font-size-complex="8pt" style:font-weight-complex="normal"/>
    </style:style>
    <style:style style:name="P43" style:family="paragraph" style:parent-style-name="Standard">
      <style:text-properties style:font-name="Courier new" fo:font-size="10pt" style:font-size-asian="10pt" style:font-size-complex="10pt"/>
    </style:style>
    <style:style style:name="P44" style:family="paragraph" style:parent-style-name="Standard">
      <style:paragraph-properties fo:line-height="100%" fo:text-align="start" style:justify-single-word="false" style:text-autospace="none"/>
      <style:text-properties style:use-window-font-color="true" loext:opacity="0%" style:font-name="Courier New" fo:font-size="10pt" style:font-name-asian="CMSS10" style:font-size-asian="10pt" style:font-name-complex="CMSS10" style:font-size-complex="10pt"/>
    </style:style>
    <style:style style:name="P45" style:family="paragraph" style:parent-style-name="Standard">
      <style:paragraph-properties style:text-autospace="none"/>
      <style:text-properties style:use-window-font-color="true" loext:opacity="0%" style:font-name="Courier New" fo:font-size="10pt" style:font-name-asian="CMSS10" style:font-size-asian="10pt" style:font-name-complex="CMSS10" style:font-size-complex="10pt"/>
    </style:style>
    <style:style style:name="P46" style:family="paragraph" style:parent-style-name="Standard">
      <style:paragraph-properties fo:line-height="100%" fo:text-align="start" style:justify-single-word="false" style:text-autospace="none"/>
      <style:text-properties style:use-window-font-color="true" loext:opacity="0%" style:font-name="Courier New" fo:font-size="10pt" fo:font-weight="bold" style:font-name-asian="CMSS10" style:font-size-asian="10pt" style:font-weight-asian="bold" style:font-name-complex="CMSS10" style:font-size-complex="10pt" style:font-weight-complex="bold"/>
    </style:style>
    <style:style style:name="P47" style:family="paragraph" style:parent-style-name="Standard">
      <style:paragraph-properties fo:line-height="100%" fo:text-align="start" style:justify-single-word="false" style:text-autospace="none"/>
      <style:text-properties style:use-window-font-color="true" loext:opacity="0%" style:font-name="Courier New" fo:font-size="10pt" fo:font-weight="normal" style:font-name-asian="CMSS10" style:font-size-asian="10pt" style:font-weight-asian="normal" style:font-name-complex="CMSS10" style:font-size-complex="10pt" style:font-weight-complex="normal"/>
    </style:style>
    <style:style style:name="P48" style:family="paragraph" style:parent-style-name="Standard">
      <style:paragraph-properties style:text-autospace="none"/>
      <style:text-properties style:use-window-font-color="true" loext:opacity="0%" style:font-name="Courier New" fo:font-size="10pt" fo:font-weight="normal" style:font-name-asian="CMSS10" style:font-size-asian="10pt" style:font-weight-asian="normal" style:font-name-complex="CMSS10" style:font-size-complex="10pt" style:font-weight-complex="normal"/>
    </style:style>
    <style:style style:name="P49" style:family="paragraph" style:parent-style-name="Standard">
      <style:paragraph-properties fo:text-align="start" style:justify-single-word="false" style:text-autospace="none"/>
      <style:text-properties style:use-window-font-color="true" loext:opacity="0%" style:font-name="Courier New" fo:font-size="10pt" fo:font-weight="normal" style:font-name-asian="CMTT9" style:font-size-asian="10pt" style:font-weight-asian="normal" style:font-name-complex="CMTT9" style:font-size-complex="10pt" style:font-weight-complex="normal"/>
    </style:style>
    <style:style style:name="P50" style:family="paragraph" style:parent-style-name="Standard">
      <style:paragraph-properties style:text-autospace="none"/>
      <style:text-properties style:use-window-font-color="true" loext:opacity="0%" style:font-name="Courier New" fo:font-size="10pt" fo:font-weight="normal" style:font-name-asian="CMSS8" style:font-size-asian="10pt" style:font-weight-asian="normal" style:font-name-complex="CMSS8" style:font-size-complex="10pt" style:font-weight-complex="normal"/>
    </style:style>
    <style:style style:name="P51" style:family="paragraph" style:parent-style-name="Standard">
      <style:paragraph-properties fo:text-align="start" style:justify-single-word="false" style:text-autospace="none"/>
      <style:text-properties style:use-window-font-color="true" loext:opacity="0%" style:font-name="Courier New" fo:font-size="10pt" style:font-name-asian="CMTT9" style:font-size-asian="10pt" style:font-name-complex="CMTT9" style:font-size-complex="10pt"/>
    </style:style>
    <style:style style:name="P52" style:family="paragraph" style:parent-style-name="Standard">
      <style:paragraph-properties style:text-autospace="none"/>
      <style:text-properties style:use-window-font-color="true" loext:opacity="0%" style:font-name="Courier New" fo:font-size="10pt" style:font-name-asian="CMTT9" style:font-size-asian="10pt" style:font-name-complex="CMTT9" style:font-size-complex="10pt"/>
    </style:style>
    <style:style style:name="P53" style:family="paragraph" style:parent-style-name="Standard">
      <style:paragraph-properties fo:line-height="100%" fo:text-align="start" style:justify-single-word="false" style:text-autospace="none"/>
      <style:text-properties style:use-window-font-color="true" loext:opacity="0%" style:font-name="Courier New" fo:font-size="10pt" style:font-name-asian="CMTT9" style:font-size-asian="10pt" style:font-name-complex="CMTT9" style:font-size-complex="10pt"/>
    </style:style>
    <style:style style:name="P54" style:family="paragraph" style:parent-style-name="Standard">
      <style:paragraph-properties style:text-autospace="none"/>
      <style:text-properties style:use-window-font-color="true" loext:opacity="0%" style:font-name="Courier New" fo:font-size="10pt" style:font-name-asian="CMSS8" style:font-size-asian="10pt" style:font-name-complex="CMSS8" style:font-size-complex="10pt"/>
    </style:style>
    <style:style style:name="P55" style:family="paragraph" style:parent-style-name="Standard">
      <style:text-properties style:use-window-font-color="true" loext:opacity="0%" style:font-name="Courier New" fo:font-size="10pt" style:text-underline-style="none" fo:font-weight="bold" style:font-size-asian="10pt" style:font-weight-asian="bold" style:font-size-complex="10pt" style:font-weight-complex="bold"/>
    </style:style>
    <style:style style:name="P56" style:family="paragraph" style:parent-style-name="Standard">
      <style:text-properties style:use-window-font-color="true" loext:opacity="0%" style:font-name="Courier New" fo:font-size="10pt" style:text-underline-style="none" fo:font-weight="bold" officeooo:paragraph-rsid="0016c6ee" style:font-size-asian="10pt" style:font-weight-asian="bold" style:font-size-complex="10pt" style:font-weight-complex="bold"/>
    </style:style>
    <style:style style:name="P57" style:family="paragraph" style:parent-style-name="Standard">
      <style:paragraph-properties fo:text-align="start" style:justify-single-word="false" style:text-autospace="none"/>
      <style:text-properties style:use-window-font-color="true" loext:opacity="0%" style:font-name="Courier New" fo:font-size="14pt" fo:font-weight="bold" style:font-name-asian="CMTT9" style:font-size-asian="14pt" style:font-weight-asian="bold" style:font-name-complex="CMTT9" style:font-size-complex="14pt" style:font-weight-complex="bold"/>
    </style:style>
    <style:style style:name="P58" style:family="paragraph" style:parent-style-name="Standard">
      <style:paragraph-properties fo:line-height="100%" fo:text-align="start" style:justify-single-word="false" style:text-autospace="none"/>
      <style:text-properties style:use-window-font-color="true" loext:opacity="0%" style:font-name="Arial1" fo:font-size="10pt" fo:font-weight="bold" style:font-name-asian="CMSS10" style:font-size-asian="10pt" style:font-weight-asian="bold" style:font-name-complex="CMSS10" style:font-size-complex="10pt" style:font-weight-complex="bold"/>
    </style:style>
    <style:style style:name="P59" style:family="paragraph" style:parent-style-name="Standard">
      <style:paragraph-properties style:text-autospace="none"/>
      <style:text-properties style:use-window-font-color="true" loext:opacity="0%" style:font-name="Arial1" fo:font-size="10pt" fo:font-weight="bold" style:font-name-asian="CMSS8" style:font-size-asian="10pt" style:font-weight-asian="bold" style:font-name-complex="CMSS8" style:font-size-complex="10pt" style:font-weight-complex="bold"/>
    </style:style>
    <style:style style:name="P60" style:family="paragraph" style:parent-style-name="Standard">
      <style:paragraph-properties fo:line-height="100%" fo:text-align="start" style:justify-single-word="false" style:text-autospace="none"/>
      <style:text-properties style:use-window-font-color="true" loext:opacity="0%" style:font-name="Arial1" fo:font-size="10pt" style:font-name-asian="CMTT9" style:font-size-asian="10pt" style:font-name-complex="CMTT9" style:font-size-complex="10pt"/>
    </style:style>
    <style:style style:name="P61" style:family="paragraph" style:parent-style-name="Standard">
      <style:paragraph-properties fo:line-height="100%" fo:text-align="start" style:justify-single-word="false" style:text-autospace="none"/>
      <style:text-properties style:use-window-font-color="true" loext:opacity="0%" style:font-name="Arial1" fo:font-size="10pt" fo:font-weight="normal" style:font-name-asian="CMSS10" style:font-size-asian="10pt" style:font-weight-asian="normal" style:font-name-complex="CMSS10" style:font-size-complex="10pt" style:font-weight-complex="normal"/>
    </style:style>
    <style:style style:name="P62" style:family="paragraph" style:parent-style-name="Standard">
      <style:paragraph-properties style:text-autospace="none"/>
      <style:text-properties style:use-window-font-color="true" loext:opacity="0%" style:font-name="Arial1" fo:font-size="10pt" fo:font-weight="normal" style:font-name-asian="CMSS10" style:font-size-asian="10pt" style:font-weight-asian="normal" style:font-name-complex="CMSS10" style:font-size-complex="10pt" style:font-weight-complex="normal"/>
    </style:style>
    <style:style style:name="P63" style:family="paragraph" style:parent-style-name="Standard">
      <style:paragraph-properties style:text-autospace="none"/>
      <style:text-properties style:use-window-font-color="true" loext:opacity="0%" style:font-name="Arial1" fo:font-size="10pt" fo:font-weight="normal" style:font-name-asian="CMSS8" style:font-size-asian="10pt" style:font-weight-asian="normal" style:font-name-complex="CMSS8" style:font-size-complex="10pt" style:font-weight-complex="normal"/>
    </style:style>
    <style:style style:name="P64" style:family="paragraph" style:parent-style-name="Standard">
      <style:paragraph-properties fo:text-align="start" style:justify-single-word="false" style:text-autospace="none"/>
      <style:text-properties style:use-window-font-color="true" loext:opacity="0%" style:font-name="Arial1" fo:font-size="10pt" style:font-name-asian="CMSS8" style:font-size-asian="10pt" style:font-name-complex="CMSS8" style:font-size-complex="10pt"/>
    </style:style>
    <style:style style:name="P65" style:family="paragraph" style:parent-style-name="Standard">
      <style:paragraph-properties style:text-autospace="none"/>
      <style:text-properties style:use-window-font-color="true" loext:opacity="0%" style:font-name="Arial1" fo:font-size="10pt" style:font-name-asian="CMSS8" style:font-size-asian="10pt" style:font-name-complex="CMSS8" style:font-size-complex="10pt"/>
    </style:style>
    <style:style style:name="P66" style:family="paragraph" style:parent-style-name="Standard">
      <style:paragraph-properties fo:text-align="start" style:justify-single-word="false" style:text-autospace="none"/>
      <style:text-properties style:use-window-font-color="true" loext:opacity="0%" style:font-name="Arial1" fo:font-size="10pt" style:font-name-asian="CMSS10" style:font-size-asian="10pt" style:font-name-complex="CMSS10" style:font-size-complex="10pt"/>
    </style:style>
    <style:style style:name="P67" style:family="paragraph" style:parent-style-name="Standard">
      <style:paragraph-properties style:text-autospace="none"/>
      <style:text-properties style:use-window-font-color="true" loext:opacity="0%" style:font-name="Arial1" fo:font-size="10pt" style:font-name-asian="CMSS10" style:font-size-asian="10pt" style:font-name-complex="CMSS10" style:font-size-complex="10pt"/>
    </style:style>
    <style:style style:name="P68" style:family="paragraph" style:parent-style-name="Standard">
      <style:text-properties style:use-window-font-color="true" loext:opacity="0%" style:font-name="Arial2" fo:font-size="10pt" style:text-underline-style="none" fo:font-weight="normal" style:font-name-asian="CMSS10" style:font-size-asian="10pt" style:font-weight-asian="normal" style:font-name-complex="CMSS10" style:font-size-complex="10pt" style:font-weight-complex="normal"/>
    </style:style>
    <style:style style:name="P69" style:family="paragraph" style:parent-style-name="Standard">
      <style:text-properties style:font-name="Arial1" fo:font-size="10pt" style:font-name-asian="CMSS10" style:font-size-asian="10pt" style:font-name-complex="CMSS10" style:font-size-complex="10pt"/>
    </style:style>
    <style:style style:name="P70" style:family="paragraph" style:parent-style-name="Standard">
      <style:paragraph-properties style:text-autospace="none"/>
      <style:text-properties style:font-name="Arial1" fo:font-size="10pt" style:font-name-asian="CMSS10" style:font-size-asian="10pt" style:font-name-complex="CMSS10" style:font-size-complex="10pt"/>
    </style:style>
    <style:style style:name="P71" style:family="paragraph" style:parent-style-name="Standard">
      <style:paragraph-properties fo:text-align="start" style:justify-single-word="false" style:text-autospace="none"/>
      <style:text-properties style:font-name="Arial1" fo:font-size="10pt" style:font-name-asian="CMSS10" style:font-size-asian="10pt" style:font-name-complex="CMSS10" style:font-size-complex="10pt"/>
    </style:style>
    <style:style style:name="P72" style:family="paragraph" style:parent-style-name="Standard">
      <style:text-properties style:font-name="Arial1" fo:font-size="10pt" style:font-size-asian="10pt" style:font-size-complex="10pt"/>
    </style:style>
    <style:style style:name="P73" style:family="paragraph" style:parent-style-name="Standard">
      <style:paragraph-properties style:text-autospace="none"/>
      <style:text-properties style:font-name="Arial1" fo:font-size="10pt" style:font-size-asian="10pt" style:font-size-complex="10pt"/>
    </style:style>
    <style:style style:name="P74" style:family="paragraph" style:parent-style-name="Standard">
      <style:paragraph-properties fo:text-align="start" style:justify-single-word="false" style:text-autospace="none"/>
      <style:text-properties style:font-name="Arial1" fo:font-size="10pt" style:font-size-asian="10pt" style:font-size-complex="10pt"/>
    </style:style>
    <style:style style:name="P75" style:family="paragraph" style:parent-style-name="Standard">
      <style:paragraph-properties style:text-autospace="none"/>
      <style:text-properties style:font-name="Arial1" fo:font-size="10pt" style:font-name-asian="CMTT9" style:font-size-asian="10pt" style:font-name-complex="CMTT9" style:font-size-complex="10pt"/>
    </style:style>
    <style:style style:name="P76" style:family="paragraph" style:parent-style-name="Standard">
      <style:paragraph-properties fo:text-align="start" style:justify-single-word="false" style:text-autospace="none"/>
      <style:text-properties style:font-name="Arial1" fo:font-size="10pt" style:font-name-asian="CMTT9" style:font-size-asian="10pt" style:font-name-complex="CMTT9" style:font-size-complex="10pt"/>
    </style:style>
    <style:style style:name="P77" style:family="paragraph" style:parent-style-name="Standard">
      <style:paragraph-properties style:text-autospace="none"/>
      <style:text-properties style:font-name="Arial1" fo:font-size="10pt" fo:font-weight="normal" style:font-name-asian="CMSS10" style:font-size-asian="10pt" style:font-weight-asian="normal" style:font-name-complex="CMSS10" style:font-size-complex="10pt" style:font-weight-complex="normal"/>
    </style:style>
    <style:style style:name="P78" style:family="paragraph" style:parent-style-name="Standard">
      <style:paragraph-properties fo:text-align="start" style:justify-single-word="false" style:text-autospace="none"/>
      <style:text-properties style:font-name="CMTT9" fo:font-size="9pt" style:font-name-asian="CMTT9" style:font-size-asian="9pt" style:font-name-complex="CMTT9" style:font-size-complex="9pt"/>
    </style:style>
    <style:style style:name="P79" style:family="paragraph" style:parent-style-name="Standard">
      <style:paragraph-properties style:text-autospace="none"/>
      <style:text-properties style:font-name="CMSS10" fo:font-size="11pt" fo:font-weight="normal" style:font-name-asian="CMSS10" style:font-size-asian="11pt" style:font-weight-asian="normal" style:font-name-complex="CMSS10" style:font-size-complex="11pt" style:font-weight-complex="normal"/>
    </style:style>
    <style:style style:name="P80" style:family="paragraph" style:parent-style-name="Standard">
      <style:paragraph-properties fo:margin-left="0in" fo:margin-right="0in" fo:text-indent="0in" style:auto-text-indent="false">
        <style:tab-stops/>
      </style:paragraph-properties>
      <style:text-properties style:font-name="Arial2" fo:font-size="10pt" fo:font-weight="bold" style:font-name-asian="CMSS10" style:font-size-asian="8.75pt" style:font-weight-asian="bold" style:font-name-complex="CMSS10" style:font-size-complex="10pt" style:font-weight-complex="bold"/>
    </style:style>
    <style:style style:name="P81" style:family="paragraph" style:parent-style-name="Standard">
      <style:paragraph-properties fo:margin-left="0in" fo:margin-right="0in" fo:text-indent="0in" style:auto-text-indent="false" fo:break-before="page">
        <style:tab-stops/>
      </style:paragraph-properties>
      <style:text-properties style:font-name="Arial2" fo:font-size="16pt" fo:font-weight="bold" style:font-name-asian="CMSS10" style:font-size-asian="16pt" style:font-weight-asian="bold" style:font-name-complex="CMSS10" style:font-size-complex="16pt" style:font-weight-complex="bold"/>
    </style:style>
    <style:style style:name="P82" style:family="paragraph" style:parent-style-name="Standard">
      <style:paragraph-properties fo:break-before="page"/>
      <style:text-properties style:font-name="Arial2" fo:font-size="16pt" fo:font-weight="bold" style:font-size-asian="16pt" style:font-weight-asian="bold" style:font-size-complex="16pt" style:font-weight-complex="bold"/>
    </style:style>
    <style:style style:name="P83" style:family="paragraph" style:parent-style-name="Standard">
      <style:paragraph-properties fo:break-before="page" style:text-autospace="none"/>
      <style:text-properties style:use-window-font-color="true" loext:opacity="0%" style:font-name="Arial1" fo:font-size="16pt" fo:font-weight="bold" style:font-name-asian="CMSS8" style:font-size-asian="16pt" style:font-weight-asian="bold" style:font-name-complex="CMSS8" style:font-size-complex="16pt" style:font-weight-complex="bold"/>
    </style:style>
    <style:style style:name="P84" style:family="paragraph" style:parent-style-name="Standard">
      <style:paragraph-properties fo:break-before="page" style:text-autospace="none"/>
      <style:text-properties style:font-name="Arial1" fo:font-size="16pt" fo:font-weight="bold" style:font-name-asian="CMSS10" style:font-size-asian="16pt" style:font-weight-asian="bold" style:font-name-complex="CMSS10" style:font-size-complex="16pt" style:font-weight-complex="bold"/>
    </style:style>
    <style:style style:name="P85" style:family="paragraph" style:parent-style-name="Table_20_Contents">
      <style:text-properties style:font-name="Courier New" fo:font-size="10pt" style:font-name-asian="CMSS10" style:font-size-asian="10pt" style:font-name-complex="CMSS10" style:font-size-complex="10pt"/>
    </style:style>
    <style:style style:name="P86" style:family="paragraph" style:parent-style-name="Table_20_Contents">
      <style:text-properties style:font-name="Courier New" fo:font-size="10pt" style:font-name-asian="CMTT9" style:font-size-asian="10pt" style:font-name-complex="CMTT9" style:font-size-complex="10pt"/>
    </style:style>
    <style:style style:name="P87" style:family="paragraph" style:parent-style-name="Table_20_Contents">
      <style:paragraph-properties fo:text-align="start" style:justify-single-word="false"/>
      <style:text-properties style:font-name="Courier New" fo:font-size="9pt" style:font-name-asian="CMTT9" style:font-size-asian="9pt" style:font-name-complex="CMTT9" style:font-size-complex="9pt"/>
    </style:style>
    <style:style style:name="P88" style:family="paragraph" style:parent-style-name="Table_20_Contents">
      <style:paragraph-properties style:text-autospace="none"/>
      <style:text-properties style:use-window-font-color="true" loext:opacity="0%" style:font-name="Courier New" fo:font-size="10pt" fo:font-weight="normal" style:font-name-asian="CMSS8" style:font-size-asian="10pt" style:font-weight-asian="normal" style:font-name-complex="CMSS8" style:font-size-complex="10pt" style:font-weight-complex="normal"/>
    </style:style>
    <style:style style:name="P89" style:family="paragraph" style:parent-style-name="Standard" style:list-style-name="L1">
      <style:text-properties fo:color="#000000" loext:opacity="100%" style:text-outline="false" style:text-line-through-style="none" style:text-line-through-type="none" style:text-position="0% 100%" style:font-name="Arial2"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90" style:family="paragraph" style:parent-style-name="Standard" style:list-style-name="L2"/>
    <style:style style:name="P91" style:family="paragraph" style:parent-style-name="Standard" style:list-style-name="L3"/>
    <style:style style:name="P92" style:family="paragraph" style:parent-style-name="Standard" style:list-style-name="L4">
      <style:text-properties style:font-name="Arial2" fo:font-size="10pt" style:font-size-asian="10pt" style:font-size-complex="10pt"/>
    </style:style>
    <style:style style:name="P93" style:family="paragraph" style:parent-style-name="Standard" style:list-style-name="L5"/>
    <style:style style:name="T1" style:family="text">
      <style:text-properties fo:font-weight="bold" style:font-weight-asian="bold" style:font-weight-complex="bold"/>
    </style:style>
    <style:style style:name="T2" style:family="text">
      <style:text-properties fo:font-weight="bold" style:font-name-asian="CMTT9" style:font-weight-asian="bold" style:font-name-complex="CMTT9" style:font-weight-complex="bold"/>
    </style:style>
    <style:style style:name="T3" style:family="text">
      <style:text-properties style:use-window-font-color="true" loext:opacity="0%"/>
    </style:style>
    <style:style style:name="T4" style:family="text">
      <style:text-properties style:use-window-font-color="true" loext:opacity="0%" fo:font-size="14pt" style:text-underline-style="none" fo:font-weight="bold" style:font-size-asian="14pt" style:font-weight-asian="bold" style:font-size-complex="14pt" style:font-weight-complex="bold"/>
    </style:style>
    <style:style style:name="T5" style:family="text">
      <style:text-properties style:use-window-font-color="true" loext:opacity="0%" fo:font-size="14pt" fo:font-weight="bold" style:font-name-asian="CMSS8" style:font-size-asian="14pt" style:font-weight-asian="bold" style:font-name-complex="CMSS8" style:font-size-complex="14pt" style:font-weight-complex="bold"/>
    </style:style>
    <style:style style:name="T6" style:family="text">
      <style:text-properties style:use-window-font-color="true" loext:opacity="0%" fo:font-size="14pt" fo:font-weight="bold" style:font-name-asian="CMSSI10" style:font-size-asian="14pt" style:font-weight-asian="bold" style:font-name-complex="CMSSI10" style:font-size-complex="14pt" style:font-weight-complex="bold"/>
    </style:style>
    <style:style style:name="T7" style:family="text">
      <style:text-properties style:use-window-font-color="true" loext:opacity="0%" style:font-name="Arial1" style:font-name-asian="CMSS10" style:font-name-complex="CMSS10"/>
    </style:style>
    <style:style style:name="T8" style:family="text">
      <style:text-properties style:use-window-font-color="true" loext:opacity="0%" style:font-name="Arial1" style:font-name-asian="CMTT10" style:font-name-complex="CMTT10"/>
    </style:style>
    <style:style style:name="T9" style:family="text">
      <style:text-properties style:use-window-font-color="true" loext:opacity="0%" style:font-name="Arial1" fo:font-size="10pt" style:font-name-asian="CMSS10" style:font-size-asian="10pt" style:font-name-complex="CMSS10" style:font-size-complex="10pt"/>
    </style:style>
    <style:style style:name="T10" style:family="text">
      <style:text-properties style:use-window-font-color="true" loext:opacity="0%" style:font-name="Arial1" fo:font-style="italic" style:text-underline-style="solid" style:text-underline-width="auto" style:text-underline-color="font-color" style:font-name-asian="CMSS10" style:font-style-asian="italic" style:font-name-complex="CMSS10" style:font-style-complex="italic"/>
    </style:style>
    <style:style style:name="T11" style:family="text">
      <style:text-properties style:use-window-font-color="true" loext:opacity="0%" style:font-name="Arial1" style:font-name-asian="CMSS8" style:font-name-complex="CMSS8"/>
    </style:style>
    <style:style style:name="T12" style:family="text">
      <style:text-properties style:use-window-font-color="true" loext:opacity="0%" style:font-name="Arial1" fo:font-weight="bold" style:font-name-asian="CMSS8" style:font-weight-asian="bold" style:font-name-complex="CMSS8" style:font-weight-complex="bold"/>
    </style:style>
    <style:style style:name="T13" style:family="text">
      <style:text-properties style:use-window-font-color="true" loext:opacity="0%" style:font-name="Arial1" fo:font-weight="bold" style:font-name-asian="CMSS10" style:font-weight-asian="bold" style:font-name-complex="CMSS10" style:font-weight-complex="bold"/>
    </style:style>
    <style:style style:name="T14" style:family="text">
      <style:text-properties style:use-window-font-color="true" loext:opacity="0%" style:font-name="Courier New" style:font-name-asian="CMSS10" style:font-name-complex="CMSS10"/>
    </style:style>
    <style:style style:name="T15" style:family="text">
      <style:text-properties style:use-window-font-color="true" loext:opacity="0%" style:font-name="Courier New" style:font-name-asian="CMTT10" style:font-name-complex="CMTT10"/>
    </style:style>
    <style:style style:name="T16" style:family="text">
      <style:text-properties style:use-window-font-color="true" loext:opacity="0%" style:font-name="Courier New" style:font-name-asian="CMSS8" style:font-name-complex="CMSS8"/>
    </style:style>
    <style:style style:name="T17" style:family="text">
      <style:text-properties style:use-window-font-color="true" loext:opacity="0%" style:font-name="Courier New" fo:font-size="10pt" style:font-name-asian="CMSS10" style:font-size-asian="10pt" style:font-name-complex="CMSS10" style:font-size-complex="10pt"/>
    </style:style>
    <style:style style:name="T18" style:family="text">
      <style:text-properties style:use-window-font-color="true" loext:opacity="0%" style:font-name="Courier new" style:font-name-asian="CMSS10" style:font-name-complex="CMSS10"/>
    </style:style>
    <style:style style:name="T19" style:family="text">
      <style:text-properties style:use-window-font-color="true" loext:opacity="0%" style:font-name="Arial2" fo:font-size="14pt" style:text-underline-style="none" fo:font-weight="bold" style:font-name-asian="CMSS10" style:font-size-asian="14pt" style:font-weight-asian="bold" style:font-name-complex="CMSS10" style:font-size-complex="14pt" style:font-weight-complex="bold"/>
    </style:style>
    <style:style style:name="T20" style:family="text">
      <style:text-properties style:use-window-font-color="true" loext:opacity="0%" style:font-name="Arial2" fo:font-size="10pt" style:text-underline-style="none" fo:font-weight="normal" style:font-name-asian="CMSS10" style:font-size-asian="10pt" style:font-weight-asian="normal" style:font-name-complex="CMSS10" style:font-size-complex="10pt" style:font-weight-complex="normal"/>
    </style:style>
    <style:style style:name="T21" style:family="text">
      <style:text-properties style:use-window-font-color="true" loext:opacity="0%" style:font-name-asian="CMSS8" style:font-name-complex="CMSS8"/>
    </style:style>
    <style:style style:name="T22" style:family="text">
      <style:text-properties style:use-window-font-color="true" loext:opacity="0%" style:font-name-asian="CMSS10" style:font-name-complex="CMSS10"/>
    </style:style>
    <style:style style:name="T23" style:family="text">
      <style:text-properties style:use-window-font-color="true" loext:opacity="0%" style:font-name-asian="CMSSI10" style:font-name-complex="CMSSI10"/>
    </style:style>
    <style:style style:name="T24" style:family="text">
      <style:text-properties fo:font-size="10pt"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style:font-name="Courier new"/>
    </style:style>
    <style:style style:name="T27" style:family="text">
      <style:text-properties style:font-name="Courier new" fo:font-size="10pt" style:font-size-asian="10pt" style:font-size-complex="10pt"/>
    </style:style>
    <style:style style:name="T28" style:family="text">
      <style:text-properties style:font-name="Arial2"/>
    </style:style>
    <style:style style:name="T29" style:family="text">
      <style:text-properties style:font-name="Arial2" fo:font-size="10pt" style:font-size-asian="10pt" style:font-size-complex="10pt"/>
    </style:style>
    <style:style style:name="T30" style:family="text">
      <style:text-properties style:font-name="Arial2" fo:font-size="10pt" fo:font-style="italic" style:font-size-asian="10pt" style:font-style-asian="italic" style:font-size-complex="10pt" style:font-style-complex="italic"/>
    </style:style>
    <style:style style:name="T31" style:family="text">
      <style:text-properties style:font-name="Arial2" fo:font-size="10pt" fo:font-weight="normal" style:font-name-asian="CMSS10" style:font-size-asian="10pt" style:font-weight-asian="normal" style:font-name-complex="CMSS10" style:font-size-complex="10pt" style:font-weight-complex="normal"/>
    </style:style>
    <style:style style:name="T32" style:family="text">
      <style:text-properties style:font-name="Arial2" fo:font-size="10pt" fo:font-weight="bold" style:font-size-asian="10pt" style:font-weight-asian="bold" style:font-size-complex="10pt" style:font-weight-complex="bold"/>
    </style:style>
    <style:style style:name="T33" style:family="text">
      <style:text-properties style:font-name="Arial2"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4pt" fo:font-weight="bold" style:font-name-asian="CMTT9" style:font-size-asian="14pt" style:font-weight-asian="bold" style:font-name-complex="CMTT9" style:font-size-complex="14pt" style:font-weight-complex="bold"/>
    </style:style>
    <style:style style:name="T37" style:family="text">
      <style:text-properties fo:font-size="14pt" fo:font-style="italic" fo:font-weight="bold" style:font-size-asian="14pt" style:font-style-asian="italic" style:font-weight-asian="bold" style:font-size-complex="14pt" style:font-style-complex="italic" style:font-weight-complex="bold"/>
    </style:style>
    <style:style style:name="T38" style:family="text">
      <style:text-properties fo:font-size="14pt" fo:font-style="normal" fo:font-weight="bold" style:font-size-asian="14pt" style:font-style-asian="normal" style:font-weight-asian="bold" style:font-size-complex="14pt" style:font-style-complex="normal" style:font-weight-complex="bold"/>
    </style:style>
    <style:style style:name="T39" style:family="text">
      <style:text-properties fo:font-weight="normal" style:font-weight-asian="normal" style:font-weight-complex="normal"/>
    </style:style>
    <style:style style:name="T40" style:family="text">
      <style:text-properties style:font-name="Arial1" style:font-name-asian="CMSS10" style:font-name-complex="CMSS10"/>
    </style:style>
    <style:style style:name="T41" style:family="text">
      <style:text-properties style:font-name="Arial1" officeooo:rsid="001638d8" style:font-name-asian="CMSS10" style:font-name-complex="CMSS10"/>
    </style:style>
    <style:style style:name="T42" style:family="text">
      <style:text-properties style:font-name="Arial1" fo:font-weight="bold" style:font-name-asian="CMSS10" style:font-weight-asian="bold" style:font-name-complex="CMSS10" style:font-weight-complex="bold"/>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color="#000000" loext:opacity="100%" style:font-name="Arial1" style:font-name-asian="CMSS10" style:font-name-complex="CMSS10"/>
    </style:style>
    <style:style style:name="T45" style:family="text">
      <style:text-properties fo:color="#000000" loext:opacity="100%" fo:font-size="9pt" style:font-name-asian="CMTT9" style:font-size-asian="9pt" style:font-name-complex="CMTT9" style:font-size-complex="9pt"/>
    </style:style>
    <style:style style:name="T46" style:family="text">
      <style:text-properties fo:color="#000000" loext:opacity="100%" fo:font-size="9pt" style:font-size-asian="9pt" style:font-size-complex="9pt"/>
    </style:style>
    <style:style style:name="T47" style:family="text">
      <style:text-properties fo:color="#000000" loext:opacity="100%" fo:font-size="9pt" style:font-name-asian="F52" style:font-size-asian="9pt" style:font-name-complex="F52" style:font-size-complex="9pt"/>
    </style:style>
    <style:style style:name="T48" style:family="text">
      <style:text-properties style:font-name="Courier New"/>
    </style:style>
    <style:style style:name="T49" style:family="text">
      <style:text-properties style:font-name="Courier New" fo:font-size="10pt" style:font-size-asian="10pt" style:font-size-complex="10pt"/>
    </style:style>
    <style:style style:name="T50" style:family="text">
      <style:text-properties style:font-name-asian="CMTT9" style:font-name-complex="CMTT9"/>
    </style:style>
    <style:style style:name="T51" style:family="text">
      <style:text-properties style:font-name-asian="F52" style:font-name-complex="F52"/>
    </style:style>
    <style:style style:name="T52" style:family="text">
      <style:text-properties fo:font-size="9pt" style:font-size-asian="9pt" style:font-size-complex="9pt"/>
    </style:style>
    <style:style style:name="T53" style:family="text">
      <style:text-properties fo:font-size="9pt" style:font-name-asian="F52" style:font-size-asian="9pt" style:font-name-complex="F52" style:font-size-complex="9pt"/>
    </style:style>
    <style:style style:name="T54" style:family="text">
      <style:text-properties style:font-name-asian="CMSSI10" style:font-name-complex="CMSSI10"/>
    </style:style>
    <style:style style:name="T55" style:family="text">
      <style:text-properties style:font-name-asian="CMTT10" style:font-name-complex="CMTT10"/>
    </style:style>
    <style:style style:name="T56" style:family="text">
      <style:text-properties officeooo:rsid="0010c818"/>
    </style:style>
    <style:style style:name="T57" style:family="text">
      <style:text-properties officeooo:rsid="00125ed3"/>
    </style:style>
    <style:style style:name="T58" style:family="text">
      <style:text-properties officeooo:rsid="0014501f"/>
    </style:style>
    <style:style style:name="T59" style:family="text">
      <style:text-properties officeooo:rsid="001638d8"/>
    </style:style>
    <style:style style:name="T60" style:family="text">
      <style:text-properties officeooo:rsid="00195505"/>
    </style:style>
    <style:style style:name="T61" style:family="text">
      <style:text-properties officeooo:rsid="001b1c63"/>
    </style:style>
    <style:style style:name="T62" style:family="text">
      <style:text-properties officeooo:rsid="001e5306"/>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1. Constructors</text:p>
      <text:p text:style-name="P20"/>
      <text:p text:style-name="P20"/>
      <text:p text:style-name="P28">Objectives</text:p>
      <text:p text:style-name="P25"/>
      <text:list xml:id="list1427057742" text:style-name="L1">
        <text:list-item>
          <text:p text:style-name="P89">Understand what a constructor is</text:p>
        </text:list-item>
        <text:list-item>
          <text:p text:style-name="P89"><text:span text:style-name="T58">W</text:span>rite constructor<text:span text:style-name="T58">s</text:span></text:p>
        </text:list-item>
        <text:list-item>
          <text:p text:style-name="P89">Write constructors using the initializer list</text:p>
        </text:list-item>
        <text:list-item>
          <text:p text:style-name="P89">Write inline methods</text:p>
        </text:list-item>
        <text:list-item>
          <text:p text:style-name="P89">Write overloaded constructors</text:p>
        </text:list-item>
        <text:list-item>
          <text:p text:style-name="P89"><text:span text:style-name="T58">Understand how</text:span> the default constructor works</text:p>
        </text:list-item>
        <text:list-item>
          <text:p text:style-name="P89">Write constructors with default values</text:p>
        </text:list-item>
        <text:list-item>
          <text:p text:style-name="P89"><text:span text:style-name="T57">Write</text:span> and use copy constructors</text:p>
        </text:list-item>
      </text:list>
      <text:p text:style-name="P3"/>
      <text:p text:style-name="P3"/>
      <text:p text:style-name="P81">Constructor</text:p>
      <text:p text:style-name="P80"/>
      <text:p text:style-name="P17"><text:span text:style-name="T24">Its always a good idea to initialize variables . So C++ encourages object initialization by giving a standardized way of initializing objects which is much better than the </text:span><text:span text:style-name="T49">init()</text:span><text:span text:style-name="T24"> method in the </text:span><text:span text:style-name="T49">Date</text:span><text:span text:style-name="T24"> class .</text:span></text:p>
      <text:p text:style-name="P17"/>
      <text:p text:style-name="P17"><text:span text:style-name="T31">This is called the </text:span><text:span text:style-name="T19">class constructor</text:span><text:span text:style-name="T20"> .</text:span></text:p>
      <text:p text:style-name="P68"/>
      <text:p text:style-name="Standard">Techno-jargon: When you create an object <text:span text:style-name="T48">obj</text:span> from a class <text:span text:style-name="T48">C</text:span>, besides saying you are declaring <text:span text:style-name="T48">obj</text:span> from <text:span text:style-name="T48">C</text:span>, you would also say that you are <text:span text:style-name="T35">instantiating</text:span> <text:span text:style-name="T48">obj</text:span> from class <text:span text:style-name="T48">C</text:span>.</text:p>
      <text:p text:style-name="Standard"/>
      <text:p text:style-name="P17">The constructor is just a method (i.e. member function.) Therefore, if you can write methods, you can write a constructor. However, there are two rules that you must follow :</text:p>
      <text:p text:style-name="P17"/>
      <text:list xml:id="list252851451" text:style-name="L2">
        <text:list-item>
          <text:p text:style-name="P90">The constructor has the same name as the class </text:p>
        </text:list-item>
        <text:list-item>
          <text:p text:style-name="P90">The constructor does not have a return type (not even <text:span text:style-name="T26">void</text:span>)</text:p>
        </text:list-item>
      </text:list>
      <text:p text:style-name="Standard"/>
      <text:p text:style-name="Standard">Let’s add a constructor to the <text:span text:style-name="T26">Date</text:span> class and remove the <text:span text:style-name="T26">init()</text:span> method.</text:p>
      <text:p text:style-name="Standard"/>
      <text:p text:style-name="Standard">First we replace the <text:span text:style-name="T26">init()</text:span> prototype in the class definition in the header file with the following constructor prototype:</text:p>
      <table:table table:name="Table2" table:style-name="Table2">
        <table:table-column table:style-name="Table2.A"/>
        <table:table-header-rows>
          <table:table-row table:style-name="Table2.1">
            <table:table-cell table:style-name="Table2.A1" office:value-type="string">
              <text:p text:style-name="P6">// Date.h</text:p>
              <text:p text:style-name="P6"/>
              <text:p text:style-name="P6">class Date</text:p>
              <text:p text:style-name="P6">{</text:p>
              <text:p text:style-name="P6">public:</text:p>
              <text:p text:style-name="P53"><text:s text:c="4"/><text:span text:style-name="T35">Date(int, int, int);</text:span></text:p>
              <text:p text:style-name="P6"><text:span text:style-name="T3"><text:s text:c="4"/></text:span>...</text:p>
              <text:p text:style-name="P6">private:</text:p>
              <text:p text:style-name="P6"><text:s text:c="4"/>int yyyy_, mm_, dd_;</text:p>
              <text:p text:style-name="P4">};</text:p>
            </table:table-cell>
          </table:table-row>
        </table:table-header-rows>
      </table:table>
      <text:p text:style-name="P23"/>
      <text:p text:style-name="P22">Next, we change the name of the <text:span text:style-name="T14">Date::init()</text:span> method to <text:span text:style-name="T14">Date::Date() </text:span>in the implementation file (I’m also adding a print statement just for testing):</text:p>
      <table:table table:name="Table1" table:style-name="Table1">
        <table:table-column table:style-name="Table1.A"/>
        <table:table-header-rows>
          <table:table-row table:style-name="TableLine1863304099296">
            <table:table-cell table:style-name="Table1.A1" office:value-type="string">
              <text:p text:style-name="P44">// Date.cpp</text:p>
              <text:p text:style-name="P44"/>
              <text:p text:style-name="P44">...</text:p>
              <text:p text:style-name="P44"/>
              <text:p text:style-name="P44">Date::Date(int yyyy, int mm, int dd)</text:p>
              <text:p text:style-name="P44">{</text:p>
              <text:p text:style-name="P44"><text:s text:c="4"/>std::cout &lt;&lt; "in Date::Date\n"; // for testing</text:p>
              <text:p text:style-name="P44"><text:s text:c="4"/>yyyy_ = yyyy;</text:p>
              <text:p text:style-name="P44"><text:s text:c="4"/>mm_ = mm;</text:p>
              <text:p text:style-name="P44"><text:s text:c="4"/>dd_ = dd;</text:p>
              <text:p text:style-name="P44">}</text:p>
              <text:p text:style-name="P44"/>
              <text:p text:style-name="P47">...</text:p>
            </table:table-cell>
          </table:table-row>
        </table:table-header-rows>
      </table:table>
      <text:p text:style-name="P23"><text:soft-page-break/></text:p>
      <text:p text:style-name="Standard">Now run this and see what happens:</text:p>
      <table:table table:name="Table93" table:style-name="Table93">
        <table:table-column table:style-name="Table93.A"/>
        <table:table-row table:style-name="TableLine1863304099568">
          <table:table-cell table:style-name="Table93.A1" office:value-type="string">
            <text:p text:style-name="P44">// main.cpp</text:p>
            <text:p text:style-name="P44"/>
            <text:p text:style-name="P44">...</text:p>
            <text:p text:style-name="P44"/>
            <text:p text:style-name="P44">int main()</text:p>
            <text:p text:style-name="P44">{</text:p>
            <text:p text:style-name="P46"><text:s text:c="4"/>Date today = Date(2014, 12, 25);</text:p>
            <text:p text:style-name="P44"><text:s text:c="4"/>today.print();</text:p>
            <text:p text:style-name="P46"><text:s text:c="4"/>Date yesterday(2014, 12, 24);</text:p>
            <text:p text:style-name="P44"><text:s text:c="4"/>yesterday.print();</text:p>
            <text:p text:style-name="P44"/>
            <text:p text:style-name="P46"><text:s text:c="4"/>Date * p = new Date(1970, 1, 1);</text:p>
            <text:p text:style-name="P44"><text:s text:c="4"/>p-&gt;print();</text:p>
            <text:p text:style-name="P44"><text:s text:c="4"/>delete p;</text:p>
            <text:p text:style-name="P44"/>
            <text:p text:style-name="P44"><text:s text:c="4"/>return 0;</text:p>
            <text:p text:style-name="P47">}</text:p>
          </table:table-cell>
        </table:table-row>
      </table:table>
      <text:p text:style-name="P23"/>
      <text:p text:style-name="P61">Note how I call the constructor ... </text:p>
      <text:p text:style-name="P58"/>
      <text:p text:style-name="P58"><text:span text:style-name="T39">There are two different ways of calling the constructor in C++:</text:span> </text:p>
      <table:table table:name="Table4" table:style-name="Table4">
        <table:table-column table:style-name="Table4.A"/>
        <table:table-header-rows>
          <table:table-row table:style-name="TableLine1863304100656">
            <table:table-cell table:style-name="Table4.A1" office:value-type="string">
              <text:p text:style-name="P29">Date d(2014, 1, 1);</text:p>
            </table:table-cell>
          </table:table-row>
        </table:table-header-rows>
      </table:table>
      <text:p text:style-name="P21">and</text:p>
      <table:table table:name="Table5" table:style-name="Table5">
        <table:table-column table:style-name="Table5.A"/>
        <table:table-header-rows>
          <table:table-row table:style-name="TableLine1863304088960">
            <table:table-cell table:style-name="Table5.A1" office:value-type="string">
              <text:p text:style-name="P29">Date d = Date(2014, 1, 1);</text:p>
            </table:table-cell>
          </table:table-row>
        </table:table-header-rows>
      </table:table>
      <text:p text:style-name="P71">They do the same thing. </text:p>
      <text:p text:style-name="P71"/>
      <text:p text:style-name="P71">And in the case of memory allocation of a Date object in the free store using new:</text:p>
      <table:table table:name="Table3" table:style-name="Table3">
        <table:table-column table:style-name="Table3.A"/>
        <table:table-row table:style-name="TableLine1863304097936">
          <table:table-cell table:style-name="Table3.A1" office:value-type="string">
            <text:p text:style-name="P35">Date * p = new <text:span text:style-name="T39">Date(1970, 1, 1);</text:span></text:p>
          </table:table-cell>
        </table:table-row>
      </table:table>
      <text:p text:style-name="P24"/>
      <text:p text:style-name="P22">There’s a warning in using this version of calling the constructor:</text:p>
      <table:table table:name="Table7" table:style-name="Table7">
        <table:table-column table:style-name="Table7.A"/>
        <table:table-header-rows>
          <table:table-row table:style-name="TableLine1863304093584">
            <table:table-cell table:style-name="Table7.A1" office:value-type="string">
              <text:p text:style-name="P29">Date d(2014, 1, 1);</text:p>
            </table:table-cell>
          </table:table-row>
        </table:table-header-rows>
      </table:table>
      <text:p text:style-name="P70">It's better to use </text:p>
      <table:table table:name="Table94" table:style-name="Table94">
        <table:table-column table:style-name="Table94.A"/>
        <table:table-row table:style-name="TableLine1863304036464">
          <table:table-cell table:style-name="Table94.A1" office:value-type="string">
            <text:p text:style-name="P35">Date d = <text:span text:style-name="T39">Date(2014, 1, 1);</text:span></text:p>
          </table:table-cell>
        </table:table-row>
      </table:table>
      <text:p text:style-name="P22"/>
      <text:p text:style-name="P22">See the later section on Default Constructor.</text:p>
      <text:p text:style-name="P22"/>
      <text:p text:style-name="P22">Of course you can also construct a <text:span text:style-name="T26">Date</text:span> <text:span text:style-name="T34">value</text:span> without giving it to a variable name:</text:p>
      <table:table table:name="Table6" table:style-name="Table6">
        <table:table-column table:style-name="Table6.A"/>
        <table:table-header-rows>
          <table:table-row table:style-name="TableLine1863304034288">
            <table:table-cell table:style-name="Table6.A1" office:value-type="string">
              <text:p text:style-name="P29">Date(2014, 12, 25).print();</text:p>
            </table:table-cell>
          </table:table-row>
        </table:table-header-rows>
      </table:table>
      <text:p text:style-name="P60">In this case, you create a <text:span text:style-name="T48">Date</text:span> object (without a name) and use it to invoke <text:span text:style-name="T48">print</text:span>.</text:p>
      <text:p text:style-name="P60"/>
      <text:p text:style-name="P22"/>
      <text:p text:style-name="P22"><text:span text:style-name="T43">Exercise.</text:span> Write a class <text:span text:style-name="T26">Being</text:span> with instance variables <text:span text:style-name="T26">num_heads</text:span>, <text:span text:style-name="T26">num_arms</text:span>, <text:span text:style-name="T26">num_legs</text:span>. Write a constructor to initialize all members. Write a <text:span text:style-name="T26">print</text:span> method in the class to print the values of all instance variables. Write getter and setter methods to get and set all instance <text:soft-page-break/>variables. Test your class.</text:p>
      <text:p text:style-name="P22"/>
      <text:p text:style-name="P22"/>
      <text:p text:style-name="P22"><text:span text:style-name="T1">Exercise.</text:span> Write a class <text:span text:style-name="T26">Vehicle</text:span> with instance variables <text:span text:style-name="T26">numWheels</text:span>, <text:span text:style-name="T26">numSeats</text:span>, <text:span text:style-name="T26">mileage (double)</text:span>, <text:span text:style-name="T26">year</text:span>, <text:span text:style-name="T26">make</text:span> (C-string, max size of 50), and <text:span text:style-name="T26">model</text:span> (C-string, max size of 50). Write a <text:span text:style-name="T26">print</text:span> method in the class to print the values of all instance variables. Write a constructor to initialize all members. Test your class.</text:p>
      <text:p text:style-name="P19"/>
      <text:p text:style-name="P19"/>
      <text:p text:style-name="P19"/>
      <text:p text:style-name="P82">Initializer List</text:p>
      <text:p text:style-name="P22"/>
      <text:p text:style-name="P22">Recall that <text:span text:style-name="T44">in C++, </text:span>arrays and <text:span text:style-name="T26">struct</text:span> variables can be initialized using an initializer list:</text:p>
      <table:table table:name="Table8" table:style-name="Table8">
        <table:table-column table:style-name="Table8.A"/>
        <table:table-header-rows>
          <table:table-row table:style-name="TableLine1863304035920">
            <table:table-cell table:style-name="Table8.A1" office:value-type="string">
              <text:p text:style-name="P29">struct Z </text:p>
              <text:p text:style-name="P29">{ </text:p>
              <text:p text:style-name="P29"><text:s text:c="4"/>int x; </text:p>
              <text:p text:style-name="P29"><text:s text:c="4"/>double y; </text:p>
              <text:p text:style-name="P29">}; </text:p>
              <text:p text:style-name="P29"/>
              <text:p text:style-name="P29">Z z = {42, 3.14159}; // struct initialization </text:p>
              <text:p text:style-name="P29">int x[] = {2, 3, 5, 9, 11}; // array initialization</text:p>
            </table:table-cell>
          </table:table-row>
        </table:table-header-rows>
      </table:table>
      <text:p text:style-name="P22"/>
      <text:p text:style-name="P22">Similarly, the member variables (instance variables) of an object can be </text:p>
      <text:p text:style-name="P22">initialized by an <text:span text:style-name="T35">initializer list </text:span>in the constructor.</text:p>
      <text:p text:style-name="P22"/>
      <text:p text:style-name="P26">Example:</text:p>
      <table:table table:name="Table9" table:style-name="Table9">
        <table:table-column table:style-name="Table9.A"/>
        <table:table-header-rows>
          <table:table-row table:style-name="TableLine1863304039456">
            <table:table-cell table:style-name="Table9.A1" office:value-type="string">
              <text:p text:style-name="P51">// Date.cpp</text:p>
              <text:p text:style-name="P51"/>
              <text:p text:style-name="P51">...</text:p>
              <text:p text:style-name="P51"/>
              <text:p text:style-name="P51">Date::Date(int yyyy, int mm, int dd)</text:p>
              <text:p text:style-name="P57"><text:s text:c="4"/>: yyyy_(yyyy), mm_(mm), dd_(dd)</text:p>
              <text:p text:style-name="P51">{}</text:p>
              <text:p text:style-name="P51"/>
              <text:p text:style-name="P49">...</text:p>
            </table:table-cell>
          </table:table-row>
        </table:table-header-rows>
      </table:table>
      <text:p text:style-name="P22"/>
      <text:p text:style-name="P22"><text:span text:style-name="T7">In the above "</text:span><text:span text:style-name="T14">yyyy_</text:span><text:span text:style-name="T15">(yyyy)</text:span><text:span text:style-name="T7">" means "</text:span><text:span text:style-name="T14">yyyy_</text:span><text:span text:style-name="T8"> </text:span><text:span text:style-name="T7">is initialized with </text:span><text:span text:style-name="T14">yyyy</text:span><text:span text:style-name="T7">".</text:span></text:p>
      <text:p text:style-name="P22"/>
      <text:p text:style-name="P22">Constructor initializers are important and unfortunately not always emphasized in books! <text:span text:style-name="T7">(</text:span><text:span text:style-name="T13">Some books don't even mention them!!!</text:span><text:span text:style-name="T7">)</text:span></text:p>
      <text:p text:style-name="P22"/>
      <text:p text:style-name="P22">In a constructor, whenever possible, you should use initialization and not assignment like this:</text:p>
      <table:table table:name="Table10" table:style-name="Table10">
        <table:table-column table:style-name="Table10.A"/>
        <table:table-header-rows>
          <table:table-row table:style-name="TableLine1863304079984">
            <table:table-cell table:style-name="Table10.A1" office:value-type="string">
              <text:p text:style-name="P54">// Date.cpp</text:p>
              <text:p text:style-name="P54"/>
              <text:p text:style-name="P54">...</text:p>
              <text:p text:style-name="P54"/>
              <text:p text:style-name="P54">Date::Date(int yyyy, int dd, int mm)</text:p>
              <text:p text:style-name="P54"><text:s text:c="4"/>: mm_(mm), dd_(dd) // Initialization ... GOOD!</text:p>
              <text:p text:style-name="P54">{</text:p>
              <text:p text:style-name="P54"><text:s text:c="4"/>yyyy_ = yyyy; <text:s text:c="5"/>// Assignment ... BAD!</text:p>
              <text:p text:style-name="P54">}</text:p>
              <text:p text:style-name="P54"/>
              <text:p text:style-name="P50">...</text:p>
            </table:table-cell>
          </table:table-row>
        </table:table-header-rows>
      </table:table>
      <text:p text:style-name="P27"/>
      <text:p text:style-name="P27"><text:span text:style-name="T25">Warning: </text:span><text:span text:style-name="T24">If you do this:</text:span></text:p>
      <table:table table:name="Table97" table:style-name="Table97">
        <table:table-column table:style-name="Table97.A"/>
        <table:table-row table:style-name="TableLine1863384747936">
          <table:table-cell table:style-name="Table97.A1" office:value-type="string">
            <text:p text:style-name="P11">// Date.cpp</text:p>
            <text:p text:style-name="P11"/>
            <text:p text:style-name="P11">...</text:p>
            <text:p text:style-name="P11"/>
            <text:p text:style-name="P11"><text:soft-page-break/>Date::Date(int yyyy, int mm, int dd)</text:p>
            <text:p text:style-name="P11">{</text:p>
            <text:p text:style-name="P11"><text:s text:c="4"/>yyyy_ = yyyy; </text:p>
            <text:p text:style-name="P11"><text:s text:c="4"/>mm_ = mm; </text:p>
            <text:p text:style-name="P11"><text:s text:c="4"/>dd_ = dd;</text:p>
            <text:p text:style-name="P11">}</text:p>
            <text:p text:style-name="P11"/>
            <text:p text:style-name="P10">...</text:p>
          </table:table-cell>
        </table:table-row>
      </table:table>
      <text:p text:style-name="P22">you should know by now that you’re using assignment and not initialization. </text:p>
      <text:p text:style-name="P22"/>
      <text:p text:style-name="P22">This means that <text:span text:style-name="T18">yyyy_</text:span> was</text:p>
      <text:list xml:id="list3996907079" text:style-name="L3">
        <text:list-item>
          <text:p text:style-name="P91"><text:span text:style-name="T29">initialized to random garbage and </text:span><text:span text:style-name="T30">then</text:span></text:p>
        </text:list-item>
        <text:list-item>
          <text:p text:style-name="P91"><text:span text:style-name="T29">assigned the value of </text:span><text:span text:style-name="T27">yyyy</text:span><text:span text:style-name="T29">. </text:span></text:p>
        </text:list-item>
      </text:list>
      <text:p text:style-name="P22"/>
      <text:p text:style-name="P22">Therefore, <text:span text:style-name="T7">because of the above (</text:span><text:span text:style-name="T10">and</text:span><text:span text:style-name="T7"> also other reasons) </text:span>using initializers <text:span text:style-name="T7">will always be</text:span> faster. <text:span text:style-name="T7">Do not let me ever catch you doing an assignment in constructors when it should be an initialization using an initializer list.</text:span></text:p>
      <text:p text:style-name="P22"/>
      <text:p text:style-name="P22">In fact there are cases where you <text:span text:style-name="T38">have</text:span> to use initializers:</text:p>
      <table:table table:name="Table12" table:style-name="Table12">
        <table:table-column table:style-name="Table12.A"/>
        <table:table-header-rows>
          <table:table-row table:style-name="TableLine1863384750656">
            <table:table-cell table:style-name="Table12.A1" office:value-type="string">
              <text:p text:style-name="P29">// C.h </text:p>
              <text:p text:style-name="P29"/>
              <text:p text:style-name="P29">class C </text:p>
              <text:p text:style-name="P29">{ </text:p>
              <text:p text:style-name="P29">public: </text:p>
              <text:p text:style-name="P29"><text:s text:c="4"/>C(int &amp;); </text:p>
              <text:p text:style-name="P29">private: </text:p>
              <text:p text:style-name="P29"><text:s text:c="4"/>int &amp; x_; </text:p>
              <text:p text:style-name="P29"><text:s text:c="4"/>const double y_; </text:p>
              <text:p text:style-name="P29">};</text:p>
            </table:table-cell>
          </table:table-row>
        </table:table-header-rows>
      </table:table>
      <text:p text:style-name="P22"/>
      <table:table table:name="Table95" table:style-name="Table95">
        <table:table-column table:style-name="Table95.A"/>
        <table:table-row table:style-name="TableLine1863384733520">
          <table:table-cell table:style-name="Table95.A1" office:value-type="string">
            <text:p text:style-name="P34">// C.cpp</text:p>
            <text:p text:style-name="P34"/>
            <text:p text:style-name="P35">C::C(int &amp; x)</text:p>
            <text:p text:style-name="P35"><text:s text:c="4"/>: x_(x), y_(3.14159)</text:p>
            <text:p text:style-name="P36">{}</text:p>
          </table:table-cell>
        </table:table-row>
      </table:table>
      <text:p text:style-name="Standard"/>
      <text:p text:style-name="P22">Why? Because references and constants <text:span text:style-name="T35">must be initialized</text:span>.</text:p>
      <text:p text:style-name="P22"/>
      <text:p text:style-name="P22">The following is a quick review of the relevant facts. Check notes on constants and references for details.</text:p>
      <text:p text:style-name="P70"/>
      <table:table table:name="Table13" table:style-name="Table13">
        <table:table-column table:style-name="Table13.A"/>
        <table:table-row table:style-name="TableLine1863384746848">
          <table:table-cell table:style-name="Table13.A1" office:value-type="string">
            <text:p text:style-name="P85">const int x; // WRONG: constants MUST be initialized!</text:p>
            <text:p text:style-name="P85">x = 42; <text:s text:c="5"/>// TOO LATE!!!</text:p>
            <text:p text:style-name="P85"/>
            <text:p text:style-name="P85">int j = 42;</text:p>
            <text:p text:style-name="P85">int &amp; k; <text:s text:c="3"/>// WRONG: References must be initialized!</text:p>
            <text:p text:style-name="P85">k = j; <text:s text:c="5"/>// TOO LATE!!! <text:s text:c="2"/></text:p>
          </table:table-cell>
        </table:table-row>
      </table:table>
      <text:p text:style-name="P70">It should have been this:</text:p>
      <table:table table:name="Table96" table:style-name="Table96">
        <table:table-column table:style-name="Table96.A"/>
        <table:table-row table:style-name="TableLine1863384737056">
          <table:table-cell table:style-name="Table96.A1" office:value-type="string">
            <text:p text:style-name="P85">const int x = 42; // THAT'S BETTER!!!</text:p>
            <text:p text:style-name="P85"/>
            <text:p text:style-name="P85"><text:soft-page-break/>int j = 42;</text:p>
            <text:p text:style-name="P85">int &amp; k = j; <text:s text:c="5"/>// YES!!!</text:p>
          </table:table-cell>
        </table:table-row>
      </table:table>
      <text:p text:style-name="P70"/>
      <text:p text:style-name="P22">By the way, you can use any valid expression to initialize the object’s members and the body of the method can still have statements:</text:p>
      <table:table table:name="Table14" table:style-name="Table14">
        <table:table-column table:style-name="Table14.A"/>
        <table:table-header-rows>
          <table:table-row table:style-name="TableLine1863384737600">
            <table:table-cell table:style-name="Table14.A1" office:value-type="string">
              <text:p text:style-name="P29">// C.h</text:p>
              <text:p text:style-name="P29"/>
              <text:p text:style-name="P29">class C </text:p>
              <text:p text:style-name="P29">{ </text:p>
              <text:p text:style-name="P29">public: </text:p>
              <text:p text:style-name="P29"><text:s text:c="4"/>C(int, int); </text:p>
              <text:p text:style-name="P29">private: </text:p>
              <text:p text:style-name="P29"><text:s text:c="4"/>int x_, y_, z_; </text:p>
              <text:p text:style-name="P29">};</text:p>
            </table:table-cell>
          </table:table-row>
        </table:table-header-rows>
      </table:table>
      <text:p text:style-name="P22"/>
      <table:table table:name="Table15" table:style-name="Table15">
        <table:table-column table:style-name="Table15.A"/>
        <table:table-header-rows>
          <table:table-row table:style-name="TableLine1863384736240">
            <table:table-cell table:style-name="Table15.A1" office:value-type="string">
              <text:p text:style-name="P29">// C.cpp</text:p>
              <text:p text:style-name="P29"/>
              <text:p text:style-name="P29">C::C(int a, int b) </text:p>
              <text:p text:style-name="P29"><text:s text:c="4"/>: x_(a + b), y_(a * b - 1), z_((x_ + y_) * a * b) </text:p>
              <text:p text:style-name="P29">{ </text:p>
              <text:p text:style-name="P29"><text:s text:c="4"/>x_ = 42; </text:p>
              <text:p text:style-name="P29">}</text:p>
            </table:table-cell>
          </table:table-row>
        </table:table-header-rows>
      </table:table>
      <text:p text:style-name="P22"/>
      <text:p text:style-name="P25"/>
      <text:p text:style-name="P22"/>
      <text:p text:style-name="P22"><text:span text:style-name="T1">Exercise.</text:span> Rewrite the constructor of the <text:span text:style-name="T26">Being</text:span> class so that the constructor uses an initializer list.</text:p>
      <text:p text:style-name="P22"/>
      <text:p text:style-name="P22"/>
      <text:p text:style-name="P20"><text:span text:style-name="T1">Exercise.</text:span> Rewrite the constructor of the <text:span text:style-name="T26">Vehicle</text:span> class so that the constructor uses an initializer list. (Note that for the string members, you have to copy the characters of the strings in the body of the constructor. So the body is not empty.)</text:p>
      <text:p text:style-name="P82">Gotchas</text:p>
      <text:p text:style-name="P22"/>
      <text:p text:style-name="P70">Here are two very common gotchas for you …</text:p>
      <text:p text:style-name="P70"/>
      <text:p text:style-name="P22"><text:span text:style-name="T1">First:</text:span> The initializer syntax can only be used in constructors:</text:p>
      <table:table table:name="Table16" table:style-name="Table16">
        <table:table-column table:style-name="Table16.A"/>
        <table:table-header-rows>
          <table:table-row table:style-name="TableLine1863384741408">
            <table:table-cell table:style-name="Table16.A1" office:value-type="string">
              <text:p text:style-name="P29">// Date.cpp </text:p>
              <text:p text:style-name="P29">... </text:p>
              <text:p text:style-name="P29">void Date::set_d(int dd) </text:p>
              <text:p text:style-name="P29"><text:s text:c="4"/>: dd_(dd) <text:s text:c="7"/>// BAD BAD BAD WRONG WRONG WRONG </text:p>
              <text:p text:style-name="P29">{}</text:p>
            </table:table-cell>
          </table:table-row>
        </table:table-header-rows>
      </table:table>
      <text:p text:style-name="P22"/>
      <text:p text:style-name="P22"><text:span text:style-name="T1">Second:</text:span> Order of initialization is the order of member declaration:</text:p>
      <table:table table:name="Table17" table:style-name="Table17">
        <table:table-column table:style-name="Table17.A"/>
        <table:table-header-rows>
          <table:table-row table:style-name="TableLine1863384742768">
            <table:table-cell table:style-name="Table17.A1" office:value-type="string">
              <text:p text:style-name="P29">// C.h </text:p>
              <text:p text:style-name="P29">class C </text:p>
              <text:p text:style-name="P29">{ </text:p>
              <text:p text:style-name="P29">public: </text:p>
              <text:p text:style-name="P29"><text:s text:c="4"/>C(int, int); </text:p>
              <text:p text:style-name="P29">private: </text:p>
              <text:p text:style-name="P29"><text:s text:c="4"/>int avg_, x_, y_; </text:p>
              <text:p text:style-name="P29"><text:s text:c="4"/>// avg_ = average of x_, y_</text:p>
              <text:p text:style-name="P29">};</text:p>
            </table:table-cell>
          </table:table-row>
        </table:table-header-rows>
      </table:table>
      <text:p text:style-name="P22"/>
      <table:table table:name="Table18" table:style-name="Table18">
        <table:table-column table:style-name="Table18.A"/>
        <table:table-header-rows>
          <table:table-row table:style-name="TableLine1863384737872">
            <table:table-cell table:style-name="Table18.A1" office:value-type="string">
              <text:p text:style-name="P29">// C.cpp</text:p>
              <text:p text:style-name="P29"/>
              <text:p text:style-name="P29">C::C(int a, int b) </text:p>
              <text:p text:style-name="P29"><text:s text:c="4"/>: x_(a), y_(b), avg_((x + y) / 2) </text:p>
              <text:p text:style-name="P11">// avg_ is initialized with x_, y_ before they are</text:p>
              <text:p text:style-name="P29"><text:span text:style-name="T45">// initialized!!! YIKES!!!</text:span> </text:p>
              <text:p text:style-name="P29">{}</text:p>
            </table:table-cell>
          </table:table-row>
        </table:table-header-rows>
      </table:table>
      <text:p text:style-name="P22"/>
      <text:p text:style-name="P22">To fix this problem, either</text:p>
      <text:p text:style-name="Standard"><text:span text:style-name="T29">(1) use </text:span><text:span text:style-name="T27">a</text:span><text:span text:style-name="T29"> and </text:span><text:span text:style-name="T27">b</text:span><text:span text:style-name="T29"> in the initialization of </text:span><text:span text:style-name="T27">avg_:</text:span></text:p>
      <table:table table:name="Table11" table:style-name="Table11">
        <table:table-column table:style-name="Table11.A"/>
        <table:table-row table:style-name="TableLine1863384747392">
          <table:table-cell table:style-name="Table11.A1" office:value-type="string">
            <text:p text:style-name="P11">// C.cpp</text:p>
            <text:p text:style-name="P11"/>
            <text:p text:style-name="P11">C::C(int a, int b)</text:p>
            <text:p text:style-name="P11"><text:s text:c="4"/>: x_(a), y_(b), avg_((a + b) / 2)</text:p>
            <text:p text:style-name="P11">// avg_ doesn't rely on x_ and y_, so it's safe</text:p>
            <text:p text:style-name="P11">{}</text:p>
          </table:table-cell>
        </table:table-row>
      </table:table>
      <text:p text:style-name="P22">or</text:p>
      <text:p text:style-name="Standard"><text:span text:style-name="T29">(2) declare </text:span><text:span text:style-name="T27">avg_</text:span><text:span text:style-name="T29"> after </text:span><text:span text:style-name="T27">x_</text:span><text:span text:style-name="T29"> and </text:span><text:span text:style-name="T27">y_</text:span><text:span text:style-name="T29"> in the class definition </text:span><text:span text:style-name="T9">(after all, the </text:span><text:span text:style-name="T17">avg_</text:span><text:span text:style-name="T9"> average should clearly be set after </text:span><text:span text:style-name="T17">x_</text:span><text:span text:style-name="T9"> and </text:span><text:span text:style-name="T17">y_</text:span><text:span text:style-name="T9">, right?!?!)</text:span></text:p>
      <table:table table:name="Table98" table:style-name="Table98">
        <table:table-column table:style-name="Table98.A"/>
        <table:table-row table:style-name="TableLine1863384741680">
          <table:table-cell table:style-name="Table98.A1" office:value-type="string">
            <text:p text:style-name="P11">// C.h</text:p>
            <text:p text:style-name="P11"/>
            <text:p text:style-name="P11">class C</text:p>
            <text:p text:style-name="P11">{</text:p>
            <text:p text:style-name="P11">public:</text:p>
            <text:p text:style-name="P11"><text:s text:c="4"/>C(int, int);</text:p>
            <text:p text:style-name="P11"/>
            <text:p text:style-name="P11">private:</text:p>
            <text:p text:style-name="P11"><text:s text:c="4"/>int x_, y_, avg_;</text:p>
            <text:p text:style-name="P11"><text:s text:c="4"/>// avg_ = average of x_, y_</text:p>
            <text:p text:style-name="P11">};</text:p>
          </table:table-cell>
        </table:table-row>
      </table:table>
      <text:p text:style-name="P18"><text:soft-page-break/>Review: Inline Functions</text:p>
      <text:p text:style-name="P22"/>
      <text:p text:style-name="P69">Review the notes on inline functions. The following is only a quick recap.</text:p>
      <text:p text:style-name="P22"/>
      <text:p text:style-name="P22">Recall that an inline function is like a rubber stamp for a function:</text:p>
      <table:table table:name="Table19" table:style-name="Table19">
        <table:table-column table:style-name="Table19.A"/>
        <table:table-header-rows>
          <table:table-row table:style-name="TableLine1863384738960">
            <table:table-cell table:style-name="Table19.A1" office:value-type="string">
              <text:p text:style-name="P29">#include &lt;iostream&gt; </text:p>
              <text:p text:style-name="P29"/>
              <text:p text:style-name="P29">inline int max(int x, int y) </text:p>
              <text:p text:style-name="P29">{ </text:p>
              <text:p text:style-name="P29"><text:s text:c="4"/>return (x &lt; y ? y : x); </text:p>
              <text:p text:style-name="P29">} </text:p>
              <text:p text:style-name="P29"/>
              <text:p text:style-name="P35">int main()</text:p>
              <text:p text:style-name="P35">{</text:p>
              <text:p text:style-name="P37"><text:span text:style-name="T50"><text:s text:c="4"/>std::cout &lt;&lt; max(2, 3) &lt;&lt; </text:span><text:span text:style-name="T51">'</text:span><text:span text:style-name="T50">\n</text:span><text:span text:style-name="T51">'</text:span><text:span text:style-name="T50">;</text:span></text:p>
              <text:p text:style-name="P35"><text:s text:c="4"/></text:p>
              <text:p text:style-name="P35"><text:s text:c="4"/>return 0;</text:p>
              <text:p text:style-name="P30">}</text:p>
            </table:table-cell>
          </table:table-row>
        </table:table-header-rows>
      </table:table>
      <text:p text:style-name="P22"/>
      <text:p text:style-name="P22">This means that there is really no <text:span text:style-name="T26">max()</text:span> function. Rather, at the place where the inline function is called, C++ substitutes the code for <text:span text:style-name="T26">max()</text:span> so that the program compiled is:</text:p>
      <table:table table:name="Table20" table:style-name="Table20">
        <table:table-column table:style-name="Table20.A"/>
        <table:table-header-rows>
          <table:table-row table:style-name="TableLine1863384736512">
            <table:table-cell table:style-name="Table20.A1" office:value-type="string">
              <text:p text:style-name="P29">#include &lt;iostream&gt; </text:p>
              <text:p text:style-name="P29"/>
              <text:p text:style-name="P35">int main()</text:p>
              <text:p text:style-name="P35">{</text:p>
              <text:p text:style-name="P37"><text:span text:style-name="T50"><text:s text:c="4"/>std::cout &lt;&lt; (2 &lt; 3 ? 3 : 2) &lt;&lt; </text:span><text:span text:style-name="T51">'</text:span><text:span text:style-name="T50">\n</text:span><text:span text:style-name="T51">'</text:span><text:span text:style-name="T50">;</text:span></text:p>
              <text:p text:style-name="P35"/>
              <text:p text:style-name="P35"><text:s text:c="4"/>return 0;</text:p>
              <text:p text:style-name="P30">}</text:p>
            </table:table-cell>
          </table:table-row>
        </table:table-header-rows>
      </table:table>
      <text:p text:style-name="P22"/>
      <text:p text:style-name="P22">Inline functions can speed up program execution since the act of making a function call takes time.</text:p>
      <text:p text:style-name="P22"/>
      <text:p text:style-name="P22">The compiler can choose to ignore making a function an inline function so that it becomes a real function. This can happen if the function is too long.</text:p>
      <text:p text:style-name="P22"/>
      <text:p text:style-name="P22">For multi-file compilation, the <text:span text:style-name="T34">whole</text:span> inline function must be in the header file. You cannot have an inline prototype in the header file and the definition of the body of the function in the implementation file.</text:p>
      <text:p text:style-name="P22"/>
      <text:p text:style-name="P18"/>
      <text:p text:style-name="P82">Inline Methods</text:p>
      <text:p text:style-name="P22"/>
      <text:p text:style-name="P22">The information in this section applies to inlining of methods and not just constructors.</text:p>
      <text:p text:style-name="P22"/>
      <text:p text:style-name="P22">Class methods (i.e., member functions) can also be inlined.</text:p>
      <text:p text:style-name="P22"/>
      <text:p text:style-name="P22">To inline a class method, you can either:</text:p>
      <text:list xml:id="list3713081947" text:style-name="L4">
        <text:list-item>
          <text:p text:style-name="P92">Put the whole method inside the class definition.</text:p>
        </text:list-item>
        <text:list-item>
          <text:p text:style-name="P92">Put the method definition in the header file prepended with <text:span text:style-name="T48">inline</text:span>.</text:p>
        </text:list-item>
      </text:list>
      <text:p text:style-name="P22"/>
      <text:p text:style-name="P26">First way:</text:p>
      <table:table table:name="Table21" table:style-name="Table21">
        <table:table-column table:style-name="Table21.A"/>
        <table:table-header-rows>
          <table:table-row table:style-name="TableLine1863384740864">
            <table:table-cell table:style-name="Table21.A1" office:value-type="string">
              <text:p text:style-name="P29">// Date.h</text:p>
              <text:p text:style-name="P29"/>
              <text:p text:style-name="P29">class Date</text:p>
              <text:p text:style-name="P29">{ </text:p>
              <text:p text:style-name="P29">public: </text:p>
              <text:p text:style-name="P55"><text:s text:c="4"/>Date(int yyyy, int mm, int dd) </text:p>
              <text:p text:style-name="P55"><text:s text:c="8"/>: yyyy_(yyyy), mm_(mm), dd_(dd) </text:p>
              <text:p text:style-name="P55"><text:s text:c="4"/>{}</text:p>
              <text:p text:style-name="P55"/>
              <text:p text:style-name="P29"><text:s text:c="4"/>... </text:p>
              <text:p text:style-name="P29">};</text:p>
            </table:table-cell>
          </table:table-row>
        </table:table-header-rows>
      </table:table>
      <text:p text:style-name="P22"/>
      <table:table table:name="Table22" table:style-name="Table22">
        <table:table-column table:style-name="Table22.A"/>
        <table:table-header-rows>
          <table:table-row table:style-name="TableLine1863384746304">
            <table:table-cell table:style-name="Table22.A1" office:value-type="string">
              <text:p text:style-name="P29">// Date.cpp</text:p>
              <text:p text:style-name="P29"/>
              <text:p text:style-name="P29">// Date::Date(int, int, int) moved to Date.h</text:p>
              <text:p text:style-name="P29"/>
              <text:p text:style-name="P29">...</text:p>
            </table:table-cell>
          </table:table-row>
        </table:table-header-rows>
      </table:table>
      <text:p text:style-name="P22"/>
      <text:p text:style-name="P26">Second way:</text:p>
      <table:table table:name="Table23" table:style-name="Table23">
        <table:table-column table:style-name="Table23.A"/>
        <table:table-header-rows>
          <table:table-row table:style-name="TableLine1863384744944">
            <table:table-cell table:style-name="Table23.A1" office:value-type="string">
              <text:p text:style-name="P29">// Date.h </text:p>
              <text:p text:style-name="P29"/>
              <text:p text:style-name="P29">class Date </text:p>
              <text:p text:style-name="P29">{ </text:p>
              <text:p text:style-name="P29">public: </text:p>
              <text:p text:style-name="P56"><text:s text:c="4"/>Date(int yyyy, int mm, int dd);</text:p>
              <text:p text:style-name="P29"><text:s text:c="4"/>... </text:p>
              <text:p text:style-name="P29">}; </text:p>
              <text:p text:style-name="P29"/>
              <text:p text:style-name="P55">inline Date::Date(int yyyy, int mm, int dd)</text:p>
              <text:p text:style-name="P55"><text:s text:c="4"/>: yyyy_(yyyy), mm_(mm), dd_(dd) </text:p>
              <text:p text:style-name="P55">{}</text:p>
            </table:table-cell>
          </table:table-row>
        </table:table-header-rows>
      </table:table>
      <text:p text:style-name="P22"/>
      <table:table table:name="Table24" table:style-name="Table24">
        <table:table-column table:style-name="Table24.A"/>
        <table:table-header-rows>
          <table:table-row table:style-name="TableLine1863384739776">
            <table:table-cell table:style-name="Table24.A1" office:value-type="string">
              <text:p text:style-name="P29">// Date.cpp </text:p>
              <text:p text:style-name="P29"/>
              <text:p text:style-name="P29">// Date::Date(int, int, int) moved to Date.h</text:p>
              <text:p text:style-name="P29"/>
              <text:p text:style-name="P29">...</text:p>
            </table:table-cell>
          </table:table-row>
        </table:table-header-rows>
      </table:table>
      <text:p text:style-name="P22"/>
      <text:p text:style-name="P22"/>
      <text:p text:style-name="P22"><text:soft-page-break/><text:span text:style-name="T1">Exercise. </text:span><text:span text:style-name="T39">A</text:span>ll the methods in our <text:span text:style-name="T26">Date</text:span> class are pretty short. Inline them.</text:p>
      <text:p text:style-name="P22"/>
      <text:p text:style-name="P22"/>
      <text:p text:style-name="P22"><text:span text:style-name="T1">Exercise.</text:span><text:span text:style-name="T39"> I</text:span>nline all the short methods in the <text:span text:style-name="T26">Being</text:span> class.</text:p>
      <text:p text:style-name="P22"/>
      <text:p text:style-name="P22"/>
      <text:p text:style-name="P22"><text:span text:style-name="T1">Exercise. </text:span>Inline all the short methods in the <text:span text:style-name="T26">Vehicle</text:span> class.</text:p>
      <text:p text:style-name="P22"/>
      <text:p text:style-name="P82">Review: Function Signature</text:p>
      <text:p text:style-name="P22"/>
      <text:p text:style-name="P22">Review notes on function loading. <text:span text:style-name="T11">This is a quick recap.</text:span></text:p>
      <text:p text:style-name="P22"/>
      <text:p text:style-name="P22">The <text:span text:style-name="T4">signature</text:span> of a function is the list of types of the parameters of the function.</text:p>
      <text:p text:style-name="P22"/>
      <text:p text:style-name="P22">WARNING: Note that the return type is <text:span text:style-name="T37">not</text:span> part of the function signature.</text:p>
      <text:p text:style-name="P22"/>
      <text:p text:style-name="P22">Here's an example: the signature of</text:p>
      <table:table table:name="Table25" table:style-name="Table25">
        <table:table-column table:style-name="Table25.A"/>
        <table:table-header-rows>
          <table:table-row table:style-name="TableLine1863384734608">
            <table:table-cell table:style-name="Table25.A1" office:value-type="string">
              <text:p text:style-name="P29">int f(int x, char y) {}</text:p>
            </table:table-cell>
          </table:table-row>
        </table:table-header-rows>
      </table:table>
      <text:p text:style-name="P22">is <text:span text:style-name="T26">(int, char)</text:span></text:p>
      <text:p text:style-name="P22"/>
      <text:p text:style-name="P22">Here are some warnings:</text:p>
      <text:list xml:id="list3805481125" text:style-name="L5">
        <text:list-item>
          <text:p text:style-name="P93"><text:span text:style-name="T29">The type of “</text:span><text:span text:style-name="T27">const X</text:span><text:span text:style-name="T29">” is </text:span><text:span text:style-name="T27">X.</text:span></text:p>
        </text:list-item>
        <text:list-item>
          <text:p text:style-name="P93"><text:span text:style-name="T29">The type of “</text:span><text:span text:style-name="T27">const X *</text:span><text:span text:style-name="T29">” is </text:span><text:span text:style-name="T27">const X *.</text:span></text:p>
        </text:list-item>
        <text:list-item>
          <text:p text:style-name="P93"><text:span text:style-name="T29">The type of “</text:span><text:span text:style-name="T27">X[]</text:span><text:span text:style-name="T29">” is </text:span><text:span text:style-name="T27">X*</text:span><text:span text:style-name="T29">.</text:span></text:p>
        </text:list-item>
      </text:list>
      <text:p text:style-name="P22"/>
      <text:p text:style-name="P22">Here’s a trick to get your C++ compiler to tell you the signature of a function. Deliberately include an error in the function.</text:p>
      <table:table table:name="Table26" table:style-name="Table26">
        <table:table-column table:style-name="Table26.A"/>
        <table:table-header-rows>
          <table:table-row table:style-name="TableLine1863384747120">
            <table:table-cell table:style-name="Table26.A1" office:value-type="string">
              <text:p text:style-name="P54">// main.cpp</text:p>
              <text:p text:style-name="P54"/>
              <text:p text:style-name="P54">void f(int x, const int y, const int * const z)</text:p>
              <text:p text:style-name="P54">{</text:p>
              <text:p text:style-name="P54"><text:s text:c="4"/>abc;</text:p>
              <text:p text:style-name="P54">}</text:p>
              <text:p text:style-name="P54"/>
              <text:p text:style-name="P54">int main()</text:p>
              <text:p text:style-name="P54">{</text:p>
              <text:p text:style-name="P54"><text:s text:c="4"/>f();</text:p>
              <text:p text:style-name="P54"/>
              <text:p text:style-name="P50"><text:s text:c="4"/>return 0;<text:line-break/>}</text:p>
            </table:table-cell>
          </table:table-row>
        </table:table-header-rows>
      </table:table>
      <text:p text:style-name="P22"/>
      <text:p text:style-name="P22">When you compile, the compiler will have to tell you there’s an error in the above function, listing the prototype. For g++, you will get:</text:p>
      <table:table table:name="Table27" table:style-name="Table27">
        <table:table-column table:style-name="Table27.A"/>
        <table:table-header-rows>
          <table:table-row table:style-name="TableLine1863384740320">
            <table:table-cell table:style-name="Table27.A1" office:value-type="string">
              <text:p text:style-name="P29">main.cpp: In function void f(int, int, const int*): </text:p>
              <text:p text:style-name="P29">main.cpp:3:5: error: abc was not declared in this scope</text:p>
            </table:table-cell>
          </table:table-row>
        </table:table-header-rows>
      </table:table>
      <text:p text:style-name="P73"><text:span text:style-name="T21">You can see from the above error message that for the second parameter, although it's </text:span><text:span text:style-name="T16">const int</text:span><text:span text:style-name="T21">, the type as part of the signature is </text:span><text:span text:style-name="T16">int</text:span><text:span text:style-name="T21">.</text:span></text:p>
      <text:p text:style-name="P73"/>
      <text:p text:style-name="P73"/>
      <text:p text:style-name="P73"><text:span text:style-name="T33">Exercise. </text:span><text:span text:style-name="T28">Pair up functions below with the same signatures. Find a way to check your answer with your compiler.</text:span></text:p>
      <table:table table:name="Table36" table:style-name="Table36">
        <table:table-column table:style-name="Table36.A"/>
        <table:table-row table:style-name="TableLine1863384765344">
          <table:table-cell table:style-name="Table36.A1" office:value-type="string">
            <text:p text:style-name="P39">void f(int x, const int &amp; y) {}</text:p>
            <text:p text:style-name="P39">void f(int x, const int * y) {}</text:p>
            <text:p text:style-name="P39">void f(int x, const int y) {}</text:p>
            <text:p text:style-name="P39">void f(char x, const int y) {}</text:p>
            <text:p text:style-name="P39"><text:soft-page-break/>void f(const int y, char x) {}</text:p>
            <text:p text:style-name="P39">void f(int * x) {}</text:p>
            <text:p text:style-name="P39">void f(int x[]) {}</text:p>
            <text:p text:style-name="P39">void f(int x[10]) {}</text:p>
            <text:p text:style-name="P39">void f(int x[10][10]) {}</text:p>
            <text:p text:style-name="P39">void f(int x[10][]) {}</text:p>
          </table:table-cell>
        </table:table-row>
      </table:table>
      <text:p text:style-name="P19"/>
      <text:p text:style-name="P82">Review: Function Overloading</text:p>
      <text:p text:style-name="P22"/>
      <text:p text:style-name="P73"><text:span text:style-name="T50">A function is </text:span><text:span text:style-name="T36">overloaded</text:span><text:span text:style-name="T50"> if its name is used more than once.</text:span></text:p>
      <text:p text:style-name="P75"/>
      <text:p text:style-name="P75">The signature of the functions with the same name must be different. That's because in C++, a function is identified not by its name, but by it name and its signature, i.e., the name and the list of types of its parameters.</text:p>
      <text:p text:style-name="P75"/>
      <text:p text:style-name="P75"/>
      <text:p text:style-name="P75"><text:span text:style-name="T1">Exercise.</text:span> Does this compile? Next, check with your compiler.</text:p>
      <table:table table:name="Table28" table:style-name="Table28">
        <table:table-column table:style-name="Table28.A"/>
        <table:table-row table:style-name="TableLine1863384758272">
          <table:table-cell table:style-name="Table28.A1" office:value-type="string">
            <text:p text:style-name="P40">void f(int x){} <text:s text:c="10"/>// f and signature int</text:p>
            <text:p text:style-name="P40">void f(int y, int y){} <text:s text:c="3"/>// f and signature (int,int)</text:p>
            <text:p text:style-name="P40">void f(int x, double y){} // f and signature (int,double)</text:p>
            <text:p text:style-name="P40"/>
            <text:p text:style-name="P40"/>
            <text:p text:style-name="P40">int main() </text:p>
            <text:p text:style-name="P40">{</text:p>
            <text:p text:style-name="P40"><text:s text:c="4"/>return 0;</text:p>
            <text:p text:style-name="P40">}</text:p>
          </table:table-cell>
        </table:table-row>
      </table:table>
      <text:p text:style-name="P75"/>
      <text:p text:style-name="P75"/>
      <text:p text:style-name="P75"><text:span text:style-name="T1">Exercise.</text:span> Does this compile? Next, check with your compiler.</text:p>
      <table:table table:name="Table100" table:style-name="Table100">
        <table:table-column table:style-name="Table100.A"/>
        <table:table-row table:style-name="TableLine1863384752288">
          <table:table-cell table:style-name="Table100.A1" office:value-type="string">
            <text:p text:style-name="P36">void f(int x) {}</text:p>
            <text:p text:style-name="P36">int f(int x) {}</text:p>
            <text:p text:style-name="P36">void f(int x, double y) {}</text:p>
            <text:p text:style-name="P36"/>
            <text:p text:style-name="P36">int main() </text:p>
            <text:p text:style-name="P36">{</text:p>
            <text:p text:style-name="P36"><text:s text:c="4"/>return 0;</text:p>
            <text:p text:style-name="P36">}</text:p>
          </table:table-cell>
        </table:table-row>
      </table:table>
      <text:p text:style-name="P75"/>
      <text:p text:style-name="P75"/>
      <text:p text:style-name="P73"><text:span text:style-name="T2">Exercise.</text:span><text:span text:style-name="T50"> Does this compile? Next, check with your compiler.</text:span></text:p>
      <table:table table:name="Table29" table:style-name="Table29">
        <table:table-column table:style-name="Table29.A"/>
        <table:table-row table:style-name="TableLine1863384757456">
          <table:table-cell table:style-name="Table29.A1" office:value-type="string">
            <text:p text:style-name="P36">void f(int * x) {}</text:p>
            <text:p text:style-name="P36">int f(int x[]) {}</text:p>
            <text:p text:style-name="P36"/>
            <text:p text:style-name="P36">int main() </text:p>
            <text:p text:style-name="P36">{</text:p>
            <text:p text:style-name="P36"><text:s text:c="4"/>return 0;</text:p>
            <text:p text:style-name="P36">}</text:p>
          </table:table-cell>
        </table:table-row>
      </table:table>
      <text:p text:style-name="P73"/>
      <text:p text:style-name="P75"/>
      <text:p text:style-name="P22">When a function is called in your code, C++ will use the function that matches both the function name and the type of the values passed in with the candidate’s signature. If none is found, C++ will try to typecast the arguments. The one used is the one with the least number of typecasts. If there isn’t one, you get an ambiguous invocation error.</text:p>
      <text:p text:style-name="P22"/>
      <text:p text:style-name="P22"/>
      <text:p text:style-name="Standard"><text:span text:style-name="T32">Exercise.</text:span><text:span text:style-name="T29"> Which function is called (or is there an error)?</text:span></text:p>
      <table:table table:name="Table30" table:style-name="Table30">
        <table:table-column table:style-name="Table30.A"/>
        <table:table-row table:style-name="TableLine1863384760176">
          <table:table-cell table:style-name="Table30.A1" office:value-type="string">
            <text:p text:style-name="P38">void f(int x) {}</text:p>
            <text:p text:style-name="P38"><text:soft-page-break/>void f(double x) {}</text:p>
            <text:p text:style-name="P38"/>
            <text:p text:style-name="P38">int main()</text:p>
            <text:p text:style-name="P38">{</text:p>
            <text:p text:style-name="P38"><text:s text:c="4"/>f(1);</text:p>
            <text:p text:style-name="P38">}</text:p>
          </table:table-cell>
        </table:table-row>
      </table:table>
      <text:p text:style-name="P22">Check by running this version:</text:p>
      <table:table table:name="Table33" table:style-name="Table33">
        <table:table-column table:style-name="Table33.A"/>
        <table:table-header-rows>
          <table:table-row table:style-name="TableLine1863384756096">
            <table:table-cell table:style-name="Table33.A1" office:value-type="string">
              <text:p text:style-name="P38">#include &lt;iostream&gt;</text:p>
              <text:p text:style-name="P38"/>
              <text:p text:style-name="P38">void f(int x) </text:p>
              <text:p text:style-name="P38">{ </text:p>
              <text:p text:style-name="P38"><text:s text:c="4"/>std::cout &lt;&lt; "f(int)\n"; </text:p>
              <text:p text:style-name="P38">}</text:p>
              <text:p text:style-name="P38"/>
              <text:p text:style-name="P38">void f(double x) </text:p>
              <text:p text:style-name="P38">{ </text:p>
              <text:p text:style-name="P38"><text:s text:c="4"/>std::cout &lt;&lt; "f(double)\n"; </text:p>
              <text:p text:style-name="P38">}</text:p>
              <text:p text:style-name="P38"/>
              <text:p text:style-name="P32">...</text:p>
            </table:table-cell>
          </table:table-row>
        </table:table-header-rows>
      </table:table>
      <text:p text:style-name="P22"/>
      <text:p text:style-name="P22"/>
      <text:p text:style-name="P22"><text:span text:style-name="T1">Exercise.</text:span> Which function is called (or is there an error)?</text:p>
      <table:table table:name="Table34" table:style-name="Table34">
        <table:table-column table:style-name="Table34.A"/>
        <table:table-header-rows>
          <table:table-row table:style-name="TableLine1863384758000">
            <table:table-cell table:style-name="Table34.A1" office:value-type="string">
              <text:p text:style-name="P29">Void f(double x, int y) {} </text:p>
              <text:p text:style-name="P29">void f(int x, int y) {} </text:p>
              <text:p text:style-name="P29">void f(int x, double y) {} </text:p>
              <text:p text:style-name="P29">void f(double x, double y) {} </text:p>
              <text:p text:style-name="P29"/>
              <text:p text:style-name="P29">int main() </text:p>
              <text:p text:style-name="P29">{ </text:p>
              <text:p text:style-name="P29"><text:s text:c="4"/>f(1, 1);</text:p>
              <text:p text:style-name="P29"/>
              <text:p text:style-name="P29"><text:s text:c="4"/>return 0;</text:p>
              <text:p text:style-name="P29">}</text:p>
            </table:table-cell>
          </table:table-row>
        </table:table-header-rows>
      </table:table>
      <text:p text:style-name="P22">Check with a program.</text:p>
      <text:p text:style-name="P22"/>
      <text:p text:style-name="P22"/>
      <text:p text:style-name="P22">If you compile the following with g++:</text:p>
      <table:table table:name="Table35" table:style-name="Table35">
        <table:table-column table:style-name="Table35.A"/>
        <table:table-header-rows>
          <table:table-row table:style-name="TableLine1863384763440">
            <table:table-cell table:style-name="Table35.A1" office:value-type="string">
              <text:p text:style-name="P29">void f(double x, int y) {} </text:p>
              <text:p text:style-name="P29">void f(int x, double y) {} </text:p>
              <text:p text:style-name="P29">int main() { f(1, 1); }</text:p>
            </table:table-cell>
          </table:table-row>
        </table:table-header-rows>
      </table:table>
      <text:p text:style-name="P22">it will complain with this message:</text:p>
      <table:table table:name="Table99" table:style-name="Table99">
        <table:table-column table:style-name="Table99.A"/>
        <table:table-row table:style-name="TableLine1863384751472">
          <table:table-cell table:style-name="Table99.A1" office:value-type="string">
            <text:p text:style-name="P38">a.cpp: In function int main():</text:p>
            <text:p text:style-name="P38">a.cpp:3:20: error: call of overloaded f(int, int) is</text:p>
            <text:p text:style-name="P38">ambiguous</text:p>
            <text:p text:style-name="P38">a.cpp:1:6: note: candidates are: void f(double, int)</text:p>
            <text:p text:style-name="P38">a.cpp:2:6: note: void f(int, double)</text:p>
          </table:table-cell>
        </table:table-row>
      </table:table>
      <text:p text:style-name="P70">Basically, when looking for a function to execute</text:p>
      <text:p text:style-name="P70"/>
      <text:p text:style-name="P70"><text:tab/><text:span text:style-name="T48">f(1, 1);</text:span></text:p>
      <text:p text:style-name="P70"/>
      <text:p text:style-name="P70">there is no exact match. So C++ attempts to typecast. If C++ typecasts <text:soft-page-break/>the first value to 1.0:</text:p>
      <text:p text:style-name="P70"/>
      <text:p text:style-name="P38"><text:tab/>f(double(1), 1);</text:p>
      <text:p text:style-name="P38"/>
      <text:p text:style-name="P70">it will be able to match this:</text:p>
      <text:p text:style-name="P38"/>
      <text:p text:style-name="P38"><text:tab/>void f(double x, int y) {}</text:p>
      <text:p text:style-name="P38"/>
      <text:p text:style-name="P70">and if C++ typecasts the second value to get 1.0:</text:p>
      <text:p text:style-name="P38"/>
      <text:p text:style-name="P38"><text:tab/>f(1, double(1));</text:p>
      <text:p text:style-name="P38"/>
      <text:p text:style-name="P70">it will match this:</text:p>
      <text:p text:style-name="P38"/>
      <text:p text:style-name="P38"><text:tab/>void f(int x, double y) {}</text:p>
      <text:p text:style-name="P38"/>
      <text:p text:style-name="P70">So, in this case, since both functions match <text:span text:style-name="T48">f(1, 1)</text:span> with 1 typecast, your C++ compiler does not know what to do and will complain. Of course if there's no exact match and there's only one option with one typecast, then C++ will happily choose that function that matches</text:p>
      <text:p text:style-name="P70"><text:span text:style-name="T48">f(1, 1)</text:span> with one typecast.</text:p>
      <text:p text:style-name="P18"/>
      <text:p text:style-name="P82">Method <text:span text:style-name="T59">o</text:span>verloading</text:p>
      <text:p text:style-name="P22"/>
      <text:p text:style-name="P22">Methods in a class can also be overloaded as long as the signatures are different.</text:p>
      <table:table table:name="Table37" table:style-name="Table37">
        <table:table-column table:style-name="Table37.A"/>
        <table:table-header-rows>
          <table:table-row table:style-name="TableLine1863384765888">
            <table:table-cell table:style-name="Table37.A1" office:value-type="string">
              <text:p text:style-name="P29">class C </text:p>
              <text:p text:style-name="P29">{ </text:p>
              <text:p text:style-name="P29">public: </text:p>
              <text:p text:style-name="P29"><text:s text:c="4"/>void f(int); </text:p>
              <text:p text:style-name="P29"><text:s text:c="4"/>void f(int, int); </text:p>
              <text:p text:style-name="P29"><text:s text:c="4"/>void f(int, double); </text:p>
              <text:p text:style-name="P29">};</text:p>
            </table:table-cell>
          </table:table-row>
        </table:table-header-rows>
      </table:table>
      <text:p text:style-name="P22"/>
      <text:p text:style-name="P22">In this case, all the following have different signatures.</text:p>
      <text:p text:style-name="P22"/>
      <text:p text:style-name="P43"><text:tab/>C::f(int) </text:p>
      <text:p text:style-name="P43"><text:tab/>C::f(int, int) </text:p>
      <text:p text:style-name="P43"><text:tab/>C::f(int, double)</text:p>
      <text:p text:style-name="P22"/>
      <text:p text:style-name="P22">Note that since every method is within a class scope, you can have methods with the same name and same signatures but in different classes. So the following is OK: </text:p>
      <text:p text:style-name="P22"/>
      <text:p text:style-name="P43"><text:tab/>C::f(int x) {} </text:p>
      <text:p text:style-name="P43"><text:tab/>D::f(int x) {} </text:p>
      <text:p text:style-name="P22"/>
      <text:p text:style-name="P22">since if an object <text:span text:style-name="T48">obj</text:span> is of class <text:span text:style-name="T26">C</text:span>, then <text:span text:style-name="T26">obj.f(42)</text:span> will result in <text:span text:style-name="T26">C::f</text:span> being executed. There’s no ambiguity.</text:p>
      <text:p text:style-name="P22"/>
      <text:p text:style-name="P22">We will be overloading the <text:span text:style-name="T48">Date</text:span> constructor: We will later write a “default” constructor and a “copy constructor”.</text:p>
      <text:p text:style-name="P22"/>
      <text:p text:style-name="P22">I’ll write another constructor so that I can do something like this:</text:p>
      <table:table table:name="Table38" table:style-name="Table38">
        <table:table-column table:style-name="Table38.A"/>
        <table:table-header-rows>
          <table:table-row table:style-name="TableLine1863384753920">
            <table:table-cell table:style-name="Table38.A1" office:value-type="string">
              <text:p text:style-name="P29">Date date1("December 25, 1985");</text:p>
            </table:table-cell>
          </table:table-row>
        </table:table-header-rows>
      </table:table>
      <text:p text:style-name="P22"/>
      <text:p text:style-name="P22">The prototype is of course like this:</text:p>
      <table:table table:name="Table39" table:style-name="Table39">
        <table:table-column table:style-name="Table39.A"/>
        <table:table-header-rows>
          <table:table-row table:style-name="TableLine1863384762624">
            <table:table-cell table:style-name="Table39.A1" office:value-type="string">
              <text:p text:style-name="P29">Date(char s[]);</text:p>
            </table:table-cell>
          </table:table-row>
        </table:table-header-rows>
      </table:table>
      <text:p text:style-name="P22"/>
      <text:p text:style-name="P22">The pseudocode should be like this:</text:p>
      <table:table table:name="Table40" table:style-name="Table40">
        <table:table-column table:style-name="Table40.A"/>
        <table:table-header-rows>
          <table:table-row table:style-name="TableLine1863384760448">
            <table:table-cell table:style-name="Table40.A1" office:value-type="string">
              <text:p text:style-name="P41">read enough character from s to compute the value for mm_</text:p>
              <text:p text:style-name="P41">read past a space </text:p>
              <text:p text:style-name="P41">read till a comma is reached, computing the value for dd_</text:p>
              <text:p text:style-name="P41">read past a space </text:p>
              <text:p text:style-name="P41">read remaining characters to compute the value for yyyy_</text:p>
            </table:table-cell>
          </table:table-row>
        </table:table-header-rows>
      </table:table>
      <text:p text:style-name="P22"/>
      <text:p text:style-name="P22">And we get:</text:p>
      <table:table table:name="Table31" table:style-name="Table31">
        <table:table-column table:style-name="Table31.A"/>
        <table:table-row table:style-name="TableLine1863384755280">
          <table:table-cell table:style-name="Table31.A1" office:value-type="string">
            <text:p text:style-name="P12">Date(char s[])</text:p>
            <text:p text:style-name="P11">{</text:p>
            <text:p text:style-name="P11"><text:s text:c="4"/>int i = 0;</text:p>
            <text:p text:style-name="P7"><text:span text:style-name="T52"><text:s text:c="4"/>if (s[0] == </text:span><text:span text:style-name="T53">'</text:span><text:span text:style-name="T52">J</text:span><text:span text:style-name="T53">' </text:span><text:span text:style-name="T52">&amp;&amp; s[1] == </text:span><text:span text:style-name="T53">'</text:span><text:span text:style-name="T52">a</text:span><text:span text:style-name="T53">'</text:span><text:span text:style-name="T52">) mm_ = 1;</text:span></text:p>
            <text:p text:style-name="P7"><text:span text:style-name="T52"><text:s text:c="4"/>else if (s[0] == </text:span><text:span text:style-name="T53">'</text:span><text:span text:style-name="T52">F</text:span><text:span text:style-name="T53">' </text:span><text:span text:style-name="T52">&amp;&amp; s[1] == </text:span><text:span text:style-name="T53">'</text:span><text:span text:style-name="T52">e</text:span><text:span text:style-name="T53">'</text:span><text:span text:style-name="T52">) mm_ = 2;</text:span></text:p>
            <text:p text:style-name="P11"/>
            <text:p text:style-name="P11"><text:s text:c="4"/>...</text:p>
            <text:p text:style-name="P11"/>
            <text:p text:style-name="P11"><text:soft-page-break/><text:s text:c="4"/>i = 2;</text:p>
            <text:p text:style-name="P7"><text:span text:style-name="T52"><text:s text:c="4"/>while (s[i] != </text:span><text:span text:style-name="T53">' '</text:span><text:span text:style-name="T52">) i++;</text:span></text:p>
            <text:p text:style-name="P11"><text:s text:c="4"/>i++;</text:p>
            <text:p text:style-name="P11"/>
            <text:p text:style-name="P11"><text:s text:c="4"/>dd_ = 0;</text:p>
            <text:p text:style-name="P35"><text:span text:style-name="T46"><text:s text:c="4"/>while ((0 &lt;= s[i] - </text:span><text:span text:style-name="T47">'</text:span><text:span text:style-name="T46">0</text:span><text:span text:style-name="T47">'</text:span><text:span text:style-name="T46">) &amp;&amp; (s[i] - </text:span><text:span text:style-name="T47">'</text:span><text:span text:style-name="T46">0</text:span><text:span text:style-name="T47">' </text:span><text:span text:style-name="T46">&lt;= 9))</text:span></text:p>
            <text:p text:style-name="P11"><text:s text:c="4"/>{</text:p>
            <text:p text:style-name="P35"><text:span text:style-name="T52"><text:s text:c="8"/>dd_ *= 10; dd_ += (s[i] - </text:span><text:span text:style-name="T53">'</text:span><text:span text:style-name="T52">0</text:span><text:span text:style-name="T53">'</text:span><text:span text:style-name="T52">); i++;</text:span></text:p>
            <text:p text:style-name="P39"><text:s text:c="4"/>}</text:p>
            <text:p text:style-name="P39"/>
            <text:p text:style-name="P35"><text:span text:style-name="T52"><text:s text:c="4"/>while ((s[i] &lt; </text:span><text:span text:style-name="T53">'</text:span><text:span text:style-name="T52">0</text:span><text:span text:style-name="T53">'</text:span><text:span text:style-name="T52">) || (s[i] &gt; </text:span><text:span text:style-name="T53">'</text:span><text:span text:style-name="T52">9</text:span><text:span text:style-name="T53">'</text:span><text:span text:style-name="T52">)) i++;</text:span></text:p>
            <text:p text:style-name="P39"/>
            <text:p text:style-name="P39"><text:s text:c="4"/>yyyy_ = 0;</text:p>
            <text:p text:style-name="P35"><text:span text:style-name="T52"><text:s text:c="4"/>while ((0 &lt;= s[i] - </text:span><text:span text:style-name="T53">'</text:span><text:span text:style-name="T52">0</text:span><text:span text:style-name="T53">'</text:span><text:span text:style-name="T52">) &amp;&amp; (s[i] - </text:span><text:span text:style-name="T53">'</text:span><text:span text:style-name="T52">0</text:span><text:span text:style-name="T53">' </text:span><text:span text:style-name="T52">&lt;= 9))</text:span></text:p>
            <text:p text:style-name="P39"><text:s text:c="4"/>{</text:p>
            <text:p text:style-name="P39"><text:s text:c="8"/>yyyy_ *= 10; </text:p>
            <text:p text:style-name="P35"><text:span text:style-name="T52"><text:s text:c="8"/>yyyy_ += (s[i] - </text:span><text:span text:style-name="T53">'</text:span><text:span text:style-name="T52">0</text:span><text:span text:style-name="T53">'</text:span><text:span text:style-name="T52">); </text:span></text:p>
            <text:p text:style-name="P39"><text:s text:c="8"/>i++;</text:p>
            <text:p text:style-name="P39"><text:s text:c="4"/>}</text:p>
            <text:p text:style-name="P39">}</text:p>
          </table:table-cell>
        </table:table-row>
      </table:table>
      <text:p text:style-name="Standard"/>
      <text:p text:style-name="P22"/>
      <text:p text:style-name="P22"/>
      <text:p text:style-name="P18"/>
      <text:p text:style-name="P82">Default <text:span text:style-name="T59">c</text:span>onstructor</text:p>
      <text:p text:style-name="P22"/>
      <text:p text:style-name="P22">The <text:span text:style-name="T4">default constructor</text:span> of a class is the constructor that does not have any parameters.</text:p>
      <text:p text:style-name="P22"/>
      <text:p text:style-name="P22">Why use a default constructor? Because they make it easy to construct the most common objects.</text:p>
      <text:p text:style-name="P22"/>
      <text:p text:style-name="P22">Let’s add one more constructor (i.e. we are overloading the constructor) to our Date class.</text:p>
      <table:table table:name="Table42" table:style-name="Table42">
        <table:table-column table:style-name="Table42.A"/>
        <table:table-header-rows>
          <table:table-row table:style-name="TableLine1863384758816">
            <table:table-cell table:style-name="Table42.A1" office:value-type="string">
              <text:p text:style-name="P54">// Date.h</text:p>
              <text:p text:style-name="P54">...</text:p>
              <text:p text:style-name="P54"/>
              <text:p text:style-name="P54">class Date</text:p>
              <text:p text:style-name="P54">{</text:p>
              <text:p text:style-name="P54">public:</text:p>
              <text:p text:style-name="P54"><text:s text:c="4"/>Date(int, int, int);</text:p>
              <text:p text:style-name="P9"><text:span text:style-name="T21"><text:s text:c="4"/></text:span><text:span text:style-name="T5">Date();</text:span></text:p>
              <text:p text:style-name="P54"><text:s text:c="4"/>...</text:p>
              <text:p text:style-name="P54">};</text:p>
              <text:p text:style-name="P54"/>
              <text:p text:style-name="P50">...</text:p>
            </table:table-cell>
          </table:table-row>
        </table:table-header-rows>
      </table:table>
      <text:p text:style-name="P22"/>
      <table:table table:name="Table43" table:style-name="Table43">
        <table:table-column table:style-name="Table43.A"/>
        <table:table-header-rows>
          <table:table-row table:style-name="TableLine1863384760720">
            <table:table-cell table:style-name="Table43.A1" office:value-type="string">
              <text:p text:style-name="P52">// Date.cpp</text:p>
              <text:p text:style-name="P52">...</text:p>
              <text:p text:style-name="P35"/>
              <text:p text:style-name="P35">Date::Date()</text:p>
              <text:p text:style-name="P35"><text:s text:c="4"/>: yyyy_(1970), mm_(1), dd_(1)</text:p>
              <text:p text:style-name="P35">{}</text:p>
              <text:p text:style-name="P36"/>
              <text:p text:style-name="P31">...</text:p>
            </table:table-cell>
          </table:table-row>
        </table:table-header-rows>
      </table:table>
      <text:p text:style-name="P22"/>
      <text:p text:style-name="P63">How do you call the default constructor? Easy.</text:p>
      <text:p text:style-name="P22"/>
      <text:p text:style-name="P22">If <text:span text:style-name="T26">C</text:span> is a class, the following are two different ways to call the default constructor:</text:p>
      <table:table table:name="Table44" table:style-name="Table44">
        <table:table-column table:style-name="Table44.A"/>
        <table:table-header-rows>
          <table:table-row table:style-name="TableLine1863384766976">
            <table:table-cell table:style-name="Table44.A1" office:value-type="string">
              <text:p text:style-name="P29">C obj1; </text:p>
              <text:p text:style-name="P29">C obj2 = C();</text:p>
            </table:table-cell>
          </table:table-row>
        </table:table-header-rows>
      </table:table>
      <text:p text:style-name="P22"/>
      <text:p text:style-name="P22">Try this with our <text:span text:style-name="T26">Date</text:span> class:</text:p>
      <table:table table:name="Table45" table:style-name="Table45">
        <table:table-column table:style-name="Table45.A"/>
        <table:table-header-rows>
          <table:table-row table:style-name="TableLine1863384755824">
            <table:table-cell table:style-name="Table45.A1" office:value-type="string">
              <text:p text:style-name="P7">Date date1; <text:s text:c="14"/>// date1 calls Date::Date()</text:p>
              <text:p text:style-name="P7">date1.print();</text:p>
              <text:p text:style-name="P7">Date date2 = Date(); <text:s text:c="5"/>// date2 calls Date::Date()</text:p>
              <text:p text:style-name="P7">date2.print();</text:p>
              <text:p text:style-name="P7">Date * date3 = new Date(); // Date::Date() called</text:p>
              <text:p text:style-name="P5">date3-&gt;print();</text:p>
            </table:table-cell>
          </table:table-row>
        </table:table-header-rows>
      </table:table>
      <text:p text:style-name="P22"/>
      <text:p text:style-name="P22">To verify that we did go into the default constructor, run the program again with a print statement in the default constructor.</text:p>
      <text:p text:style-name="P22"/>
      <text:p text:style-name="P67">Here's an important <text:span text:style-name="T35">WARNING</text:span> … From this syntax of calling <text:soft-page-break/>constructors:</text:p>
      <table:table table:name="Table32" table:style-name="Table32">
        <table:table-column table:style-name="Table32.A"/>
        <table:table-row table:style-name="TableLine1863384767248">
          <table:table-cell table:style-name="Table32.A1" office:value-type="string">
            <text:p text:style-name="P51">Date today(2014, 12, 25);</text:p>
          </table:table-cell>
        </table:table-row>
      </table:table>
      <text:p text:style-name="P66">you might be tempted to do this:</text:p>
      <table:table table:name="Table41" table:style-name="Table41">
        <table:table-column table:style-name="Table41.A"/>
        <table:table-row table:style-name="TableLine1863384757184">
          <table:table-cell table:style-name="Table41.A1" office:value-type="string">
            <text:p text:style-name="P51">Date date1(); // trying to call Date::Date() ... <text:s text:c="52"/></text:p>
            <text:p text:style-name="P51"><text:s text:c="14"/>// WRONG!!!</text:p>
          </table:table-cell>
        </table:table-row>
      </table:table>
      <text:p text:style-name="P74"/>
      <text:p text:style-name="P22">This is a subtle problem as the compiler will not complain and in fact you can even run the program.</text:p>
      <text:p text:style-name="P22"/>
      <text:p text:style-name="P22">The problem begins when you use <text:span text:style-name="T48">date1</text:span>:</text:p>
      <table:table table:name="Table48" table:style-name="Table48">
        <table:table-column table:style-name="Table48.A"/>
        <table:table-header-rows>
          <table:table-row table:style-name="TableLine1863384751744">
            <table:table-cell table:style-name="Table48.A1" office:value-type="string">
              <text:p text:style-name="P29">Date date1(); <text:s/>// Date::Date() ... WRONG! </text:p>
              <text:p text:style-name="P29">date1.print(); // Compiler now complains ... :(</text:p>
            </table:table-cell>
          </table:table-row>
        </table:table-header-rows>
      </table:table>
      <text:p text:style-name="P22"/>
      <text:p text:style-name="P64">Why is that?!? Because when you write this:</text:p>
      <table:table table:name="Table46" table:style-name="Table46">
        <table:table-column table:style-name="Table46.A"/>
        <table:table-row table:style-name="TableLine1863384753376">
          <table:table-cell table:style-name="Table46.A1" office:value-type="string">
            <text:p text:style-name="P51">Date date1();</text:p>
          </table:table-cell>
        </table:table-row>
      </table:table>
      <text:p text:style-name="P66">Your compiler thinks that you're writing down a function prototype!!! In other words, your compilers thinks that <text:span text:style-name="T48">date1</text:span> is a function with no parameters and return<text:span text:style-name="T60">s</text:span> a <text:span text:style-name="T48">Date</text:span> value.</text:p>
      <text:p text:style-name="P66"/>
      <text:p text:style-name="P22">Summary:</text:p>
      <table:table table:name="Table49" table:style-name="Table49">
        <table:table-column table:style-name="Table49.A"/>
        <table:table-header-rows>
          <table:table-row table:style-name="TableLine1863384781392">
            <table:table-cell table:style-name="Table49.A1" office:value-type="string">
              <text:p text:style-name="P29">Date date1; <text:s text:c="9"/>// Date::Date() OK </text:p>
              <text:p text:style-name="P29">Date date2 = Date(); // Date::Date() OK </text:p>
              <text:p text:style-name="P29">Date date3(); <text:s text:c="7"/>// Date::Date() ... WRONG!!!</text:p>
            </table:table-cell>
          </table:table-row>
        </table:table-header-rows>
      </table:table>
      <text:p text:style-name="P22"/>
      <text:p text:style-name="P22"/>
      <text:p text:style-name="P18"/>
      <text:p text:style-name="P82">The FREE <text:span text:style-name="T59">d</text:span>efault <text:span text:style-name="T59">c</text:span>onstructor</text:p>
      <text:p text:style-name="P22"/>
      <text:p text:style-name="P13">For <text:span text:style-name="T54">any </text:span>class, <text:span text:style-name="T55">C</text:span>, if you do not specify any constructor, C++ will automatically add the default constructor that does not do anything into the class:</text:p>
      <table:table table:name="Table47" table:style-name="Table47">
        <table:table-column table:style-name="Table47.A"/>
        <table:table-row table:style-name="TableLine1863384785200">
          <table:table-cell table:style-name="Table47.A1" office:value-type="string">
            <text:p text:style-name="P51">class C</text:p>
            <text:p text:style-name="P51">{</text:p>
            <text:p text:style-name="P51">public:</text:p>
            <text:p text:style-name="P51"><text:s text:c="4"/>C() {}</text:p>
            <text:p text:style-name="P51">};</text:p>
          </table:table-cell>
        </table:table-row>
      </table:table>
      <text:p text:style-name="P15"/>
      <text:p text:style-name="P14">In fact, that's the reason why our first Date class works. Recall that for that version (without explicitly defining constructors), I was able to do this:</text:p>
      <table:table table:name="Table101" table:style-name="Table101">
        <table:table-column table:style-name="Table101.A"/>
        <table:table-row table:style-name="TableLine1863384774320">
          <table:table-cell table:style-name="Table101.A1" office:value-type="string">
            <text:p text:style-name="P87">...</text:p>
            <text:p text:style-name="P87">int main()<text:line-break/>{</text:p>
            <text:p text:style-name="P87"><text:s text:c="4"/>Date today;</text:p>
            <text:p text:style-name="P87"><text:s text:c="4"/>today.init(2014, 12, 25);</text:p>
            <text:p text:style-name="P87"><text:s text:c="4"/>...</text:p>
            <text:p text:style-name="P87"><text:s text:c="4"/>return 0;</text:p>
            <text:p text:style-name="P87">}</text:p>
          </table:table-cell>
        </table:table-row>
      </table:table>
      <text:p text:style-name="P14">Of course now you know that in fact:</text:p>
      <table:table table:name="Table102" table:style-name="Table102">
        <table:table-column table:style-name="Table102.A"/>
        <table:table-row table:style-name="TableLine1863384773776">
          <table:table-cell table:style-name="Table102.A1" office:value-type="string">
            <text:p text:style-name="P87">...</text:p>
            <text:p text:style-name="P87">int main()<text:line-break/>{</text:p>
            <text:p text:style-name="P87"><text:s text:c="4"/>Date today; // default constructor Date::Date() was </text:p>
            <text:p text:style-name="P87"><text:s text:c="16"/>// called to initialize the members of </text:p>
            <text:p text:style-name="P87"><text:s text:c="16"/>// today. In particular today.yyyy_, </text:p>
            <text:p text:style-name="P87"><text:s text:c="16"/>// today.mm_ and today.dd_ was initialized </text:p>
            <text:p text:style-name="P87"><text:s text:c="16"/>// to random values.</text:p>
            <text:p text:style-name="P87"><text:s text:c="4"/>today.init(2014, 12, 25);</text:p>
            <text:p text:style-name="P87"><text:s text:c="4"/>...</text:p>
            <text:p text:style-name="P87"><text:s text:c="4"/>return 0;</text:p>
            <text:p text:style-name="P87">}</text:p>
          </table:table-cell>
        </table:table-row>
      </table:table>
      <text:p text:style-name="P16"/>
      <text:p text:style-name="P66">This means that when using the default constructor, the object</text:p>
      <text:p text:style-name="P66">being initialized will have random initial values. </text:p>
      <text:p text:style-name="P74"/>
      <text:p text:style-name="P74"><text:span text:style-name="T22">If you write one or more constructors in this class, C++ will </text:span><text:span text:style-name="T6">not</text:span><text:span text:style-name="T23"> </text:span><text:span text:style-name="T22">add this do-nothing default constructor into this class. This is very important because later you will see that there are times when you need to have a default constructor, whether it is supplied by your C++ compiler (automatically) or by you (manually).</text:span></text:p>
      <text:p text:style-name="P22"/>
      <text:p text:style-name="P22"/>
      <text:p text:style-name="P22"><text:span text:style-name="T1">Exercise.</text:span> Create a default constructor for the <text:span text:style-name="T26">Being</text:span> class with the following default values: 2 for number of heads, 3 for number of arms, and 2 for number of legs. Test your code.</text:p>
      <text:p text:style-name="P22"/>
      <text:p text:style-name="P22"/>
      <text:p text:style-name="P22"><text:span text:style-name="T1">Exercise.</text:span> Create a default constructor for the <text:span text:style-name="T26">Vehicle</text:span> class with the following default values: 4 for number of wheels, 4 for number of seats, 45.24 for mileage, 2011 for year, “Nissan” for make, and “Sentra” for <text:soft-page-break/>model. Test your code.</text:p>
      <text:p text:style-name="P82">Review: Default <text:span text:style-name="T59">v</text:span>alue<text:span text:style-name="T59">s</text:span> for <text:span text:style-name="T59">f</text:span>unctions</text:p>
      <text:p text:style-name="P22"/>
      <text:p text:style-name="P22">Review the notes on default values for functions. <text:span text:style-name="T44">This is only a quick recap.</text:span></text:p>
      <text:p text:style-name="P22"/>
      <text:p text:style-name="P22">Recall: Parameters of a function can have default values.</text:p>
      <text:p text:style-name="P22"/>
      <text:p text:style-name="P22">If a default value is assigned to a parameter, then all parameters to the right must also have default values:</text:p>
      <table:table table:name="Table51" table:style-name="Table51">
        <table:table-column table:style-name="Table51.A"/>
        <table:table-header-rows>
          <table:table-row table:style-name="TableLine1863384775952">
            <table:table-cell table:style-name="Table51.A1" office:value-type="string">
              <text:p text:style-name="P29">void f(int x, int y = 0, int z = 0); // OK </text:p>
              <text:p text:style-name="P29">void f(int x, int y = 0, int z); <text:s text:c="4"/>// BAD!!!</text:p>
            </table:table-cell>
          </table:table-row>
        </table:table-header-rows>
      </table:table>
      <text:p text:style-name="P22"/>
      <text:p text:style-name="P22">You can then invoke the function without specifying values for default-valued parameters. If you do not specify a value for such a parameter, the default value is used:</text:p>
      <table:table table:name="Table52" table:style-name="Table52">
        <table:table-column table:style-name="Table52.A"/>
        <table:table-header-rows>
          <table:table-row table:style-name="TableLine1863384776768">
            <table:table-cell table:style-name="Table52.A1" office:value-type="string">
              <text:p text:style-name="P29">void f(int x, int y = 0, int z = 0) { ... } </text:p>
              <text:p text:style-name="P29"/>
              <text:p text:style-name="P29">int main() </text:p>
              <text:p text:style-name="P29">{ </text:p>
              <text:p text:style-name="P29"><text:s text:c="4"/>f(42, 24); // i.e., in f, x = 42, y = 24, z = 0 </text:p>
              <text:p text:style-name="P29">}</text:p>
            </table:table-cell>
          </table:table-row>
        </table:table-header-rows>
      </table:table>
      <text:p text:style-name="P22"/>
      <text:p text:style-name="P22">For multi-file compilation, default values are in the header file, not in the cpp file:</text:p>
      <table:table table:name="Table53" table:style-name="Table53">
        <table:table-column table:style-name="Table53.A"/>
        <table:table-header-rows>
          <table:table-row table:style-name="TableLine1863384778128">
            <table:table-cell table:style-name="Table53.A1" office:value-type="string">
              <text:p text:style-name="P34">// xyz.h</text:p>
              <text:p text:style-name="P34"/>
              <text:p text:style-name="P34">#ifndef XYZ_H</text:p>
              <text:p text:style-name="P34">#define XYZ_H</text:p>
              <text:p text:style-name="P34"/>
              <text:p text:style-name="P36">int f(int=0, int=42);</text:p>
              <text:p text:style-name="P36"/>
              <text:p text:style-name="P31">#endif</text:p>
            </table:table-cell>
          </table:table-row>
        </table:table-header-rows>
      </table:table>
      <text:p text:style-name="P22"/>
      <table:table table:name="Table54" table:style-name="Table54">
        <table:table-column table:style-name="Table54.A"/>
        <table:table-header-rows>
          <table:table-row table:style-name="TableLine1863384780032">
            <table:table-cell table:style-name="Table54.A1" office:value-type="string">
              <text:p text:style-name="P34">// xyz.cpp</text:p>
              <text:p text:style-name="P34"/>
              <text:p text:style-name="P34">#include "xyz.h"</text:p>
              <text:p text:style-name="P34"/>
              <text:p text:style-name="P35">int f(int x, int y)</text:p>
              <text:p text:style-name="P35">{</text:p>
              <text:p text:style-name="P35"><text:s text:c="4"/>return x + y;</text:p>
              <text:p text:style-name="P36">}</text:p>
              <text:p text:style-name="P36">int main()</text:p>
              <text:p text:style-name="P36">{</text:p>
              <text:p text:style-name="P31"><text:s text:c="4"/>return 0;<text:line-break/>}</text:p>
            </table:table-cell>
          </table:table-row>
        </table:table-header-rows>
      </table:table>
      <text:p text:style-name="P22"/>
      <text:p text:style-name="P22"/>
      <text:p text:style-name="P22"><text:span text:style-name="T1">Exercise.</text:span> Does this program compile?</text:p>
      <table:table table:name="Table55" table:style-name="Table55">
        <table:table-column table:style-name="Table55.A"/>
        <table:table-header-rows>
          <table:table-row table:style-name="TableLine1863384775136">
            <table:table-cell table:style-name="Table55.A1" office:value-type="string">
              <text:p text:style-name="P29">void f(int x) {} </text:p>
              <text:p text:style-name="P29">void f(int x, int y = 42) {} </text:p>
              <text:p text:style-name="P29">int main() {}</text:p>
            </table:table-cell>
          </table:table-row>
        </table:table-header-rows>
      </table:table>
      <text:p text:style-name="P22"><text:soft-page-break/></text:p>
      <text:p text:style-name="P22"><text:span text:style-name="T1">Exercise.</text:span> Which function is called (or is there an error)?</text:p>
      <table:table table:name="Table56" table:style-name="Table56">
        <table:table-column table:style-name="Table56.A"/>
        <table:table-header-rows>
          <table:table-row table:style-name="TableLine1863384777040">
            <table:table-cell table:style-name="Table56.A1" office:value-type="string">
              <text:p text:style-name="P45">void f(int x) {}</text:p>
              <text:p text:style-name="P45">void f(int x, int y = 42) {}</text:p>
              <text:p text:style-name="P45">int main() </text:p>
              <text:p text:style-name="P45">{ </text:p>
              <text:p text:style-name="P45"><text:s text:c="4"/>f(1); </text:p>
              <text:p text:style-name="P45"><text:s text:c="4"/>return 0;</text:p>
              <text:p text:style-name="P48">}</text:p>
            </table:table-cell>
          </table:table-row>
        </table:table-header-rows>
      </table:table>
      <text:p text:style-name="P22"/>
      <text:p text:style-name="P82">Default <text:span text:style-name="T59">v</text:span>alue for <text:span text:style-name="T59">m</text:span>ethods</text:p>
      <text:p text:style-name="P22"/>
      <text:p text:style-name="P22">The above information on default values for functions also applies to methods of classes.</text:p>
      <text:p text:style-name="P22"/>
      <text:p text:style-name="P22">Modify our <text:span text:style-name="T26">Date</text:span> class:</text:p>
      <table:table table:name="Table57" table:style-name="Table57">
        <table:table-column table:style-name="Table57.A"/>
        <table:table-header-rows>
          <table:table-row table:style-name="TableLine1863384770784">
            <table:table-cell table:style-name="Table57.A1" office:value-type="string">
              <text:p text:style-name="P29">class Date </text:p>
              <text:p text:style-name="P29">{ </text:p>
              <text:p text:style-name="P29">public: </text:p>
              <text:p text:style-name="P29"><text:s text:c="4"/>Date(int = 1970, int = 1, int = 1); </text:p>
              <text:p text:style-name="P29"><text:s text:c="4"/>// remove default constructor ... why? </text:p>
              <text:p text:style-name="P29"><text:s text:c="4"/>void set_d(int = 1); </text:p>
              <text:p text:style-name="P29"><text:s text:c="4"/>void set_m(int = 1); </text:p>
              <text:p text:style-name="P29"><text:s text:c="4"/>void set_y(int = 1970); </text:p>
              <text:p text:style-name="P29"><text:s text:c="4"/>... </text:p>
              <text:p text:style-name="P29">};</text:p>
            </table:table-cell>
          </table:table-row>
        </table:table-header-rows>
      </table:table>
      <text:p text:style-name="P22"/>
      <text:p text:style-name="P22">Now modify the implementation file <text:span text:style-name="T26">Date.cpp</text:span>. Add test cases to <text:span text:style-name="T26">main()</text:span>.</text:p>
      <text:p text:style-name="P22"/>
      <text:p text:style-name="P22"/>
      <text:p text:style-name="P22"><text:span text:style-name="T1">Exercise.</text:span> For the <text:span text:style-name="T26">Being</text:span> class, rewrite the constructor so that it has default values using the values from the default constructor. Modify the setter methods to use the corresponding default values.</text:p>
      <text:p text:style-name="P22"/>
      <text:p text:style-name="P22"/>
      <text:p text:style-name="P22"><text:span text:style-name="T1">Exercise.</text:span> For the <text:span text:style-name="T26">Vehicle</text:span> class, rewrite the constructor so that it has default values using the values from the default constructor. Modify the setter methods to use the corresponding default values.</text:p>
      <text:p text:style-name="P22"/>
      <text:p text:style-name="P18"/>
      <text:p text:style-name="P82">Copy <text:span text:style-name="T59">c</text:span>onstructor</text:p>
      <text:p text:style-name="P22"/>
      <text:p text:style-name="P22">Suppose you already have a <text:span text:style-name="T26">Date</text:span> object <text:span text:style-name="T26">date1</text:span>. You want to create another <text:span text:style-name="T26">Date</text:span> object, <text:span text:style-name="T26">date2</text:span>, so that <text:span text:style-name="T26">date2</text:span> has the same values as <text:span text:style-name="T26">date1</text:span>. </text:p>
      <text:p text:style-name="P22"/>
      <text:p text:style-name="P67"><text:span text:style-name="T48">date2</text:span> is not a reference to date1 like this:</text:p>
      <table:table table:name="Table50" table:style-name="Table50">
        <table:table-column table:style-name="Table50.A"/>
        <table:table-row table:style-name="TableLine1863384778944">
          <table:table-cell table:style-name="Table50.A1" office:value-type="string">
            <text:p text:style-name="P85">Date &amp; date2 = date1;</text:p>
          </table:table-cell>
        </table:table-row>
      </table:table>
      <text:p text:style-name="P67"/>
      <text:p text:style-name="P67">Rather, you want <text:span text:style-name="T48">date2</text:span> to be an actual Date object with it's own member variables.</text:p>
      <text:p text:style-name="P22"/>
      <text:p text:style-name="P72">You can do this</text:p>
      <table:table table:name="Table58" table:style-name="Table58">
        <table:table-column table:style-name="Table58.A"/>
        <table:table-header-rows>
          <table:table-row table:style-name="TableLine1863384778400">
            <table:table-cell table:style-name="Table58.A1" office:value-type="string">
              <text:p text:style-name="P41">Date date2(date1.get_y(), date1.get_m(), date1.get_d());</text:p>
            </table:table-cell>
          </table:table-row>
        </table:table-header-rows>
      </table:table>
      <text:p text:style-name="P76"><text:span text:style-name="T61">u</text:span>sing the constructor that accepts three integers. But ...</text:p>
      <text:p text:style-name="P78"/>
      <text:p text:style-name="P22">What a pain!</text:p>
      <text:p text:style-name="P22"/>
      <text:p text:style-name="P22">This is cleaner:</text:p>
      <table:table table:name="Table59" table:style-name="Table59">
        <table:table-column table:style-name="Table59.A"/>
        <table:table-header-rows>
          <table:table-row table:style-name="TableLine1863384771600">
            <table:table-cell table:style-name="Table59.A1" office:value-type="string">
              <text:p text:style-name="P29">Date date1; </text:p>
              <text:p text:style-name="P29">Date date2;</text:p>
              <text:p text:style-name="P29">date2 = date1;</text:p>
            </table:table-cell>
          </table:table-row>
        </table:table-header-rows>
      </table:table>
      <text:p text:style-name="P22"/>
      <text:p text:style-name="P22">But this means that <text:span text:style-name="T26">date1</text:span> was first initialized to something that I do not want, and <text:span text:style-name="T34">then</text:span> I assign the values of <text:span text:style-name="T26">date1</text:span> to <text:span text:style-name="T26">date2</text:span>. That’s not efficient.</text:p>
      <text:p text:style-name="P22"/>
      <text:p text:style-name="P22">We can achieve a cleaner initialization if we define a constructor that accepts a <text:span text:style-name="T26">Date</text:span> object. In other words I would like to do this:</text:p>
      <table:table table:name="Table60" table:style-name="Table60">
        <table:table-column table:style-name="Table60.A"/>
        <table:table-header-rows>
          <table:table-row table:style-name="TableLine1863384772144">
            <table:table-cell table:style-name="Table60.A1" office:value-type="string">
              <text:p text:style-name="P29">Date date2(date1);</text:p>
            </table:table-cell>
          </table:table-row>
        </table:table-header-rows>
      </table:table>
      <text:p text:style-name="P22"/>
      <text:p text:style-name="P22">The prototype looks like this:</text:p>
      <table:table table:name="Table61" table:style-name="Table61">
        <table:table-column table:style-name="Table61.A"/>
        <table:table-header-rows>
          <table:table-row table:style-name="TableLine1863384780848">
            <table:table-cell table:style-name="Table61.A1" office:value-type="string">
              <text:p text:style-name="P29">// Date.h</text:p>
              <text:p text:style-name="P29"/>
              <text:p text:style-name="P29">...</text:p>
              <text:p text:style-name="P29"/>
              <text:p text:style-name="P29">class Date </text:p>
              <text:p text:style-name="P29">{ </text:p>
              <text:p text:style-name="P29">public: </text:p>
              <text:p text:style-name="P29"><text:s text:c="4"/>Date(const Date &amp;);</text:p>
              <text:p text:style-name="P29"/>
              <text:p text:style-name="P29"><text:s text:c="4"/>...</text:p>
              <text:p text:style-name="P29"/>
              <text:p text:style-name="P29">};</text:p>
              <text:p text:style-name="P29"/>
              <text:p text:style-name="P29">...</text:p>
            </table:table-cell>
          </table:table-row>
        </table:table-header-rows>
      </table:table>
      <text:p text:style-name="P22"/>
      <text:p text:style-name="P22">Note that I’m passing by reference to make the parameter passing efficient and since I don’t intend to modify the parameter, I make it a constant. I’m therefore passing by constant reference.</text:p>
      <text:p text:style-name="P22"/>
      <text:p text:style-name="P22"><text:soft-page-break/>The implementation looks like this:</text:p>
      <table:table table:name="Table103" table:style-name="Table103">
        <table:table-column table:style-name="Table103.A"/>
        <table:table-row table:style-name="TableLine1863384784928">
          <table:table-cell table:style-name="Table103.A1" office:value-type="string">
            <text:p text:style-name="P7">// Date.cpp</text:p>
            <text:p text:style-name="P7">Date::Date(const Date &amp; date)</text:p>
            <text:p text:style-name="P7"><text:s text:c="4"/>: yyyy_(date.yyyy_), mm_(date.mm_), dd_(date.dd_)</text:p>
            <text:p text:style-name="P7">{}</text:p>
          </table:table-cell>
        </table:table-row>
      </table:table>
      <text:p text:style-name="P22"/>
      <text:p text:style-name="P22">You can think of <text:span text:style-name="T26">date2</text:span> as a clone of <text:span text:style-name="T26">date1</text:span>. You can (and should) think of the copy constructor as a cloning operation.</text:p>
      <text:p text:style-name="P22"/>
      <text:p text:style-name="P22">For any class <text:span text:style-name="T26">C</text:span>, the <text:span text:style-name="T4">copy constructor</text:span> of that class is a constructor with the following prototype: </text:p>
      <text:p text:style-name="P22"><text:tab/><text:span text:style-name="T26">C(const C &amp;); </text:span></text:p>
      <text:p text:style-name="P43"/>
      <text:p text:style-name="P22">Think of the copy constructor as a <text:span text:style-name="T35">cloning operation</text:span> and the intent is to copy values from one object to another.</text:p>
      <text:p text:style-name="P22"/>
      <text:p text:style-name="P22"/>
      <text:p text:style-name="P22"><text:span text:style-name="T1">Exercise.</text:span> Inline our <text:span text:style-name="T26">Date</text:span> copy constructor.</text:p>
      <text:p text:style-name="P18"/>
      <text:p text:style-name="P82">Calling the <text:span text:style-name="T59">c</text:span>opy <text:span text:style-name="T59">c</text:span>onstructor</text:p>
      <text:p text:style-name="P22"/>
      <text:p text:style-name="P22">There are actually two different syntax for invoking the copy constructor of a class <text:span text:style-name="T26">C</text:span>:</text:p>
      <table:table table:name="Table63" table:style-name="Table63">
        <table:table-column table:style-name="Table63.A"/>
        <table:table-header-rows>
          <table:table-row table:style-name="TableLine1863384768608">
            <table:table-cell table:style-name="Table63.A1" office:value-type="string">
              <text:p text:style-name="P29">// obj1 is an object of class C </text:p>
              <text:p text:style-name="P29"/>
              <text:p text:style-name="P29">C obj2(obj1); // clone obj2 as obj1 </text:p>
              <text:p text:style-name="P29">C obj3 = obj1; // clone obj3 as obj1</text:p>
            </table:table-cell>
          </table:table-row>
        </table:table-header-rows>
      </table:table>
      <text:p text:style-name="P22"/>
      <text:p text:style-name="P22">WARNING: The second syntax is calling the copy constructor, not the assignment operator.</text:p>
      <text:p text:style-name="P22"/>
      <text:p text:style-name="P22"/>
      <text:p text:style-name="P22"><text:span text:style-name="T1">Example.</text:span> Insert a print statement in the copy constructor of <text:span text:style-name="T26">Date</text:span>:</text:p>
      <table:table table:name="Table62" table:style-name="Table62">
        <table:table-column table:style-name="Table62.A"/>
        <table:table-row table:style-name="TableLine1863384783840">
          <table:table-cell table:style-name="Table62.A1" office:value-type="string">
            <text:p text:style-name="P11">Date(const Date &amp; date)</text:p>
            <text:p text:style-name="P11"><text:s text:c="4"/>: <text:span text:style-name="T3">yyyy_(date.yyyy_), mm_(date.mm_), dd_(date.dd_)</text:span></text:p>
            <text:p text:style-name="P11">{</text:p>
            <text:p text:style-name="P11"><text:s text:c="4"/>std::cout &lt;&lt; "Date::Date(const Date &amp;)\n";</text:p>
            <text:p text:style-name="P11">}</text:p>
          </table:table-cell>
        </table:table-row>
      </table:table>
      <text:p text:style-name="Standard"><text:span text:style-name="T29">and then execute this in </text:span><text:span text:style-name="T27">main()</text:span><text:span text:style-name="T29">:</text:span></text:p>
      <table:table table:name="Table65" table:style-name="Table65">
        <table:table-column table:style-name="Table65.A"/>
        <table:table-header-rows>
          <table:table-row table:style-name="TableLine1863384784112">
            <table:table-cell table:style-name="Table65.A1" office:value-type="string">
              <text:p text:style-name="P29">Date date1(2050, 1, 1); </text:p>
              <text:p text:style-name="P29"/>
              <text:p text:style-name="P29">Date date2(date1); <text:s/>// clone date2 from date1 </text:p>
              <text:p text:style-name="P29">Date date3 = date1; // clone date3 from date1</text:p>
            </table:table-cell>
          </table:table-row>
        </table:table-header-rows>
      </table:table>
      <text:p text:style-name="P22"/>
      <text:p text:style-name="P18"/>
      <text:p text:style-name="P82">Default <text:span text:style-name="T59">c</text:span>opy <text:span text:style-name="T59">c</text:span>onstructor</text:p>
      <text:p text:style-name="P22"/>
      <text:p text:style-name="P22">If a copy constructor is not specified, your C++ compiler will supply a default copy constructor that initializes all instance variables of the object invoking the constructor with the corresponding members of the object that is passed in.</text:p>
      <table:table table:name="Table66" table:style-name="Table66">
        <table:table-column table:style-name="Table66.A"/>
        <table:table-header-rows>
          <table:table-row table:style-name="TableLine1863384769968">
            <table:table-cell table:style-name="Table66.A1" office:value-type="string">
              <text:p text:style-name="P29">// C has instance variables a_, b_, c_, d_ </text:p>
              <text:p text:style-name="P29">C::C(const C &amp; obj) </text:p>
              <text:p text:style-name="P29"><text:s text:c="4"/>: a_(obj.a_), b_(obj.b_), c_(obj.c_), d_(obj.d_) </text:p>
              <text:p text:style-name="P29">{}</text:p>
            </table:table-cell>
          </table:table-row>
        </table:table-header-rows>
      </table:table>
      <text:p text:style-name="P22"/>
      <text:p text:style-name="P22">So technically we don’t need the copy constructor for our <text:span text:style-name="T26">Date</text:span> class. <text:span text:style-name="T40">However, you will see very soon, that there are cases (many cases!!!) where you want your own copy constructor to do something else. So here's the warning just so you catch it ...</text:span></text:p>
      <text:p text:style-name="P22"/>
      <text:p text:style-name="P22"><text:span text:style-name="T35">WARNING:</text:span> There are cases where the default member-by-member copy is <text:span text:style-name="T37">not</text:span> what you want. (See later examples.)</text:p>
      <text:p text:style-name="P22"/>
      <text:p text:style-name="P22">If you define a copy constructor, of course the compiler will not supply one. You can’t possibly have two copy constructors. (Why?)</text:p>
      <text:p text:style-name="P22"/>
      <text:p text:style-name="P22">Comment out our copy constructor in <text:span text:style-name="T26">Date</text:span> and then execute in <text:span text:style-name="T26">main()</text:span>:</text:p>
      <table:table table:name="Table67" table:style-name="Table67">
        <table:table-column table:style-name="Table67.A"/>
        <table:table-header-rows>
          <table:table-row table:style-name="TableLine1863384800704">
            <table:table-cell table:style-name="Table67.A1" office:value-type="string">
              <text:p text:style-name="P29">Date date1(2050, 1, 1); </text:p>
              <text:p text:style-name="P29">Date date2(date1); <text:s/>// clone date2 from date1 </text:p>
              <text:p text:style-name="P29">Date date3 = date1; // clone date3 from date1</text:p>
            </table:table-cell>
          </table:table-row>
        </table:table-header-rows>
      </table:table>
      <text:p text:style-name="P22"/>
      <text:p text:style-name="P22">You will find that the compiler will not complain and the program does run. Why? Because your C++ compiler supplies the default copy constructor.</text:p>
      <text:p text:style-name="P22"/>
      <text:p text:style-name="P22"/>
      <text:p text:style-name="P22"><text:span text:style-name="T1">Exercise.</text:span> Write a copy constructor for the <text:span text:style-name="T26">Being</text:span> class.</text:p>
      <text:p text:style-name="P22"/>
      <text:p text:style-name="P22"/>
      <text:p text:style-name="P22"><text:span text:style-name="T1">Exercise.</text:span> Write a copy constructor for the <text:span text:style-name="T26">Vehicle</text:span> class.</text:p>
      <text:p text:style-name="P22"/>
      <text:p text:style-name="P22"/>
      <text:p text:style-name="P22"><text:span text:style-name="T1">Exercise. </text:span>Here’s the header file for weather control devices:</text:p>
      <table:table table:name="Table64" table:style-name="Table64">
        <table:table-column table:style-name="Table64.A"/>
        <table:table-row table:style-name="TableLine1863384790368">
          <table:table-cell table:style-name="Table64.A1" office:value-type="string">
            <text:p text:style-name="P51">// WeatherCtrl.h</text:p>
            <text:p text:style-name="P51">class WeatherCtrl</text:p>
            <text:p text:style-name="P51">{</text:p>
            <text:p text:style-name="P51">public:</text:p>
            <text:p text:style-name="P51"><text:s text:c="4"/>WeatherCtrl(double, double);</text:p>
            <text:p text:style-name="P51"><text:s text:c="4"/>double get_temp();</text:p>
            <text:p text:style-name="P51"><text:s text:c="4"/>double get_pressure();</text:p>
            <text:p text:style-name="P51"><text:s text:c="4"/>void set_temp(double);</text:p>
            <text:p text:style-name="P51"><text:s text:c="4"/>void set_pressure(double);</text:p>
            <text:p text:style-name="P51"/>
            <text:p text:style-name="P51">private:</text:p>
            <text:p text:style-name="P52"><text:s text:c="4"/>double temp_;</text:p>
            <text:p text:style-name="P51"><text:soft-page-break/><text:s text:c="4"/>double pressure_;</text:p>
            <text:p text:style-name="P51">};</text:p>
          </table:table-cell>
        </table:table-row>
      </table:table>
      <text:p text:style-name="Standard"/>
      <text:p text:style-name="P22">Write a cpp file containing the method implementation (i.e., definition) for all the prototypes that appear in the header file. </text:p>
      <text:p text:style-name="P22"/>
      <text:p text:style-name="P22">Next go over the following <text:span text:style-name="T26">main.cpp</text:span> that uses the weather control class:</text:p>
      <table:table table:name="Table69" table:style-name="Table69">
        <table:table-column table:style-name="Table69.A"/>
        <table:table-header-rows>
          <table:table-row table:style-name="TableLine1863384802608">
            <table:table-cell table:style-name="Table69.A1" office:value-type="string">
              <text:p text:style-name="P42">// main.cpp </text:p>
              <text:p text:style-name="P42">int main() </text:p>
              <text:p text:style-name="P42">{ </text:p>
              <text:p text:style-name="P42">// Declare and initialize wc as a WeatherCtrl object with </text:p>
              <text:p text:style-name="P42">// initial temperature reading of 50.5 and pressure reading </text:p>
              <text:p text:style-name="P42">// of 30.5 </text:p>
              <text:p text:style-name="P42"/>
              <text:p text:style-name="P42">// Print the temp and pressure value of wc using std::cout </text:p>
              <text:p text:style-name="P42"/>
              <text:p text:style-name="P42">// Set the temp and pressure value of wc to 60 and 40 </text:p>
              <text:p text:style-name="P42">// print the temp and pressure value of wc using std::cout </text:p>
              <text:p text:style-name="P42"/>
              <text:p text:style-name="P42">// Uncomment the next statement and compile. What’s wrong? </text:p>
              <text:p text:style-name="P42">// WeatherCtrl wc2;</text:p>
              <text:p text:style-name="P42"/>
              <text:p text:style-name="P42">// Comment out the above wrong statement and </text:p>
              <text:p text:style-name="P42">// move on ... </text:p>
              <text:p text:style-name="P42"/>
              <text:p text:style-name="P42">// Modify the constructor so that it’s inlined in </text:p>
              <text:p text:style-name="P42">// the header and defaults the temp and pressure </text:p>
              <text:p text:style-name="P42">// value to 50 and 60. Use an initializer list. </text:p>
              <text:p text:style-name="P42"/>
              <text:p text:style-name="P42">// Uncomment the next line, compile and run. </text:p>
              <text:p text:style-name="P42">// WeatherCtrl wc2; </text:p>
              <text:p text:style-name="P42"/>
              <text:p text:style-name="P42">// Print the temp and pressure value of wc2. </text:p>
              <text:p text:style-name="P42"/>
              <text:p text:style-name="P42">// Declare wc3 as a pointer to WeatherCtrl and </text:p>
              <text:p text:style-name="P42">// initialize it to point to a WeatherCtrl object in the</text:p>
              <text:p text:style-name="P42">// heap with 110 and 70 for temp and pressure </text:p>
              <text:p text:style-name="P42">// values. </text:p>
              <text:p text:style-name="P42">// Print the temp and pressure of the object wc3 is </text:p>
              <text:p text:style-name="P42">// pointing to. </text:p>
              <text:p text:style-name="P42"/>
              <text:p text:style-name="P42"><text:s text:c="4"/>return 0; </text:p>
              <text:p text:style-name="P42">}</text:p>
            </table:table-cell>
          </table:table-row>
        </table:table-header-rows>
      </table:table>
      <text:p text:style-name="Standard"/>
      <text:p text:style-name="P22"/>
      <text:p text:style-name="P22"><text:span text:style-name="T1">Exercise.</text:span> If <text:span text:style-name="T26">C</text:span> is a class and <text:span text:style-name="T26">obj1</text:span> is an object of class <text:span text:style-name="T26">C</text:span> and you want to clone <text:span text:style-name="T26">obj1</text:span> to another object, say <text:span text:style-name="T26">obj2</text:span>. The following works but it’s a bad idea. Why?</text:p>
      <table:table table:name="Table70" table:style-name="Table70">
        <table:table-column table:style-name="Table70.A"/>
        <table:table-header-rows>
          <table:table-row table:style-name="TableLine1863384792272">
            <table:table-cell table:style-name="Table70.A1" office:value-type="string">
              <text:p text:style-name="P29">C obj2 = C(obj1);</text:p>
            </table:table-cell>
          </table:table-row>
        </table:table-header-rows>
      </table:table>
      <text:p text:style-name="P22"/>
      <text:p text:style-name="P22">If you don’t believe me you can try</text:p>
      <table:table table:name="Table71" table:style-name="Table71">
        <table:table-column table:style-name="Table71.A"/>
        <table:table-header-rows>
          <table:table-row table:style-name="TableLine1863384800160">
            <table:table-cell table:style-name="Table71.A1" office:value-type="string">
              <text:p text:style-name="P29">Date date1(1970, 1, 1); </text:p>
              <text:p text:style-name="P29">Date date2 = Date(date1); </text:p>
              <text:p text:style-name="P29">date2.print();</text:p>
            </table:table-cell>
          </table:table-row>
        </table:table-header-rows>
      </table:table>
      <text:p text:style-name="Standard"/>
      <text:p text:style-name="P22"/>
      <text:p text:style-name="P22"><text:span text:style-name="T1">Exercise.</text:span> The following <text:span text:style-name="T26">Int</text:span> class essentially models an integer. Complete it.</text:p>
      <table:table table:name="Table72" table:style-name="Table72">
        <table:table-column table:style-name="Table72.A"/>
        <table:table-header-rows>
          <text:soft-page-break/>
          <table:table-row table:style-name="TableLine1863384800432">
            <table:table-cell table:style-name="Table72.A1" office:value-type="string">
              <text:p text:style-name="P29">class Int</text:p>
              <text:p text:style-name="P29">{</text:p>
              <text:p text:style-name="P29">public:</text:p>
              <text:p text:style-name="P29"><text:s text:c="4"/>Int(int x)</text:p>
              <text:p text:style-name="P29"><text:s text:c="8"/>: <text:s text:c="12"/>// initialize x_ with x</text:p>
              <text:p text:style-name="P29"><text:s text:c="4"/>{}</text:p>
              <text:p text:style-name="P29"/>
              <text:p text:style-name="P29"><text:s text:c="4"/>Int( <text:s text:c="12"/>) // copy constructor</text:p>
              <text:p text:style-name="P29"><text:s text:c="8"/>:</text:p>
              <text:p text:style-name="P29"><text:s text:c="4"/>{}</text:p>
              <text:p text:style-name="P29"/>
              <text:p text:style-name="P29"><text:s text:c="4"/>int get()</text:p>
              <text:p text:style-name="P29"><text:s text:c="4"/>{</text:p>
              <text:p text:style-name="P29"><text:s text:c="8"/>return x_;</text:p>
              <text:p text:style-name="P29"><text:s text:c="4"/>}</text:p>
              <text:p text:style-name="P29"/>
              <text:p text:style-name="P29">private:</text:p>
              <text:p text:style-name="P29"><text:s text:c="4"/>int x_;</text:p>
              <text:p text:style-name="P29">};</text:p>
            </table:table-cell>
          </table:table-row>
        </table:table-header-rows>
      </table:table>
      <text:p text:style-name="P22"/>
      <table:table table:name="Table73" table:style-name="Table73">
        <table:table-column table:style-name="Table73.A"/>
        <table:table-header-rows>
          <table:table-row table:style-name="TableLine1863384802880">
            <table:table-cell table:style-name="Table73.A1" office:value-type="string">
              <text:p text:style-name="P29">#include &lt;iostream&gt;</text:p>
              <text:p text:style-name="P29">#include "Int.h"</text:p>
              <text:p text:style-name="P29"/>
              <text:p text:style-name="P29">int main()</text:p>
              <text:p text:style-name="P29">{</text:p>
              <text:p text:style-name="P29"><text:s text:c="4"/>Int i(5);</text:p>
              <text:p text:style-name="P29"/>
              <text:p text:style-name="P29"><text:s text:c="4"/>// Construct object j of type Int</text:p>
              <text:p text:style-name="P29"><text:s text:c="4"/>// using i. Use the copy constructor</text:p>
              <text:p text:style-name="P29"/>
              <text:p text:style-name="P29"><text:s text:c="4"/>std::cout &lt;&lt; j.get() &lt;&lt; '\n';</text:p>
              <text:p text:style-name="P29"/>
              <text:p text:style-name="P29"><text:s text:c="4"/>return 0;</text:p>
              <text:p text:style-name="P29">}</text:p>
            </table:table-cell>
          </table:table-row>
        </table:table-header-rows>
      </table:table>
      <text:p text:style-name="P65"/>
      <text:p text:style-name="P65">Now write a set method to set the value of x in the object. Test it with this:</text:p>
      <table:table table:name="Table107" table:style-name="Table107">
        <table:table-column table:style-name="Table107.A"/>
        <table:table-row table:style-name="TableLine1863384787376">
          <table:table-cell table:style-name="Table107.A1" office:value-type="string">
            <text:p text:style-name="P34">#include &lt;iostream&gt;</text:p>
            <text:p text:style-name="P35">#include "Int.h"</text:p>
            <text:p text:style-name="P35"/>
            <text:p text:style-name="P35">int main()</text:p>
            <text:p text:style-name="P35">{</text:p>
            <text:p text:style-name="P35"><text:s text:c="4"/>Int i(5);</text:p>
            <text:p text:style-name="P35"><text:s text:c="4"/>// Construct object j of type Int</text:p>
            <text:p text:style-name="P35"><text:s text:c="4"/>// using i. Use the copy constructor.</text:p>
            <text:p text:style-name="P35"><text:s text:c="4"/>std::cout &lt;&lt; j.get() &lt;&lt; <text:span text:style-name="T51">'</text:span>\n<text:span text:style-name="T51">'</text:span>;</text:p>
            <text:p text:style-name="P35"/>
            <text:p text:style-name="P35"><text:s text:c="4"/>i.set(42);</text:p>
            <text:p text:style-name="P35"><text:s text:c="4"/>std::cout &lt;&lt; i.get() &lt;&lt; <text:span text:style-name="T51">'</text:span>\n<text:span text:style-name="T51">'</text:span>; // should be 42</text:p>
            <text:p text:style-name="P35"/>
            <text:p text:style-name="P35"><text:s text:c="4"/>return 0;</text:p>
            <text:p text:style-name="P36">}</text:p>
          </table:table-cell>
        </table:table-row>
      </table:table>
      <text:p text:style-name="P65"/>
      <text:p text:style-name="P65"><text:soft-page-break/>Finally, add an increment method so that this works:</text:p>
      <table:table table:name="Table108" table:style-name="Table108">
        <table:table-column table:style-name="Table108.A"/>
        <table:table-row table:style-name="TableLine1863384788736">
          <table:table-cell table:style-name="Table108.A1" office:value-type="string">
            <text:p text:style-name="P34">#include &lt;iostream&gt;</text:p>
            <text:p text:style-name="P35">#include "Int.h"</text:p>
            <text:p text:style-name="P35"/>
            <text:p text:style-name="P35">int main()</text:p>
            <text:p text:style-name="P35">{</text:p>
            <text:p text:style-name="P35"><text:s text:c="4"/>Int i(5);</text:p>
            <text:p text:style-name="P35"><text:s text:c="4"/>// Construct object j of type Int</text:p>
            <text:p text:style-name="P35"><text:s text:c="4"/>// using i. Use the copy constructor.</text:p>
            <text:p text:style-name="P35"><text:s text:c="4"/>std::cout &lt;&lt; j.get() &lt;&lt; <text:span text:style-name="T51">'</text:span>\n<text:span text:style-name="T51">'</text:span>;</text:p>
            <text:p text:style-name="P35"/>
            <text:p text:style-name="P35"><text:s text:c="4"/>i.set(42);</text:p>
            <text:p text:style-name="P35"><text:s text:c="4"/>std::cout &lt;&lt; i.get() &lt;&lt; <text:span text:style-name="T51">'</text:span>\n<text:span text:style-name="T51">'</text:span>; // should be 42</text:p>
            <text:p text:style-name="P35"/>
            <text:p text:style-name="P35"><text:s text:c="4"/>i.increment(j); // i.x is incremented by j.x</text:p>
            <text:p text:style-name="P35"><text:s text:c="4"/>std::cout &lt;&lt; i.get() &lt;&lt; <text:span text:style-name="T51">'</text:span>\n<text:span text:style-name="T51">'</text:span>; // should be 47</text:p>
            <text:p text:style-name="P35"/>
            <text:p text:style-name="P35"><text:s text:c="4"/>return 0;</text:p>
            <text:p text:style-name="P36">}</text:p>
          </table:table-cell>
        </table:table-row>
      </table:table>
      <text:p text:style-name="P65"/>
      <text:p text:style-name="P59"/>
      <text:p text:style-name="P18"/>
      <text:p text:style-name="P83">Example and <text:span text:style-name="T59">e</text:span>xercise: <text:span text:style-name="T48">IntPointer</text:span></text:p>
      <text:p text:style-name="P59"/>
      <text:p text:style-name="P59">The next few exercises are ext<text:span text:style-name="T56">r</text:span>emely important!!! Some will in fact appear in assignments!!!</text:p>
      <text:p text:style-name="P22"/>
      <text:p text:style-name="P22">One of the problems regarding pointers (pointing to either a single value or an array of values) is that there’s a danger of forgetting to deallocate memory:</text:p>
      <table:table table:name="Table74" table:style-name="Table74">
        <table:table-column table:style-name="Table74.A"/>
        <table:table-header-rows>
          <table:table-row table:style-name="TableLine1863384796624">
            <table:table-cell table:style-name="Table74.A1" office:value-type="string">
              <text:p text:style-name="P54">void f()</text:p>
              <text:p text:style-name="P54">{</text:p>
              <text:p text:style-name="P54"><text:s text:c="4"/>int * p = new int;</text:p>
              <text:p text:style-name="P54"><text:s text:c="4"/>int * q = new int[10];</text:p>
              <text:p text:style-name="P54"><text:s text:c="4"/>// do something with *p</text:p>
              <text:p text:style-name="P54"><text:s text:c="4"/>// do something with q[0],...,q[9]</text:p>
              <text:p text:style-name="P54"><text:s text:c="4"/>return; // oops ... forgot delete p and </text:p>
              <text:p text:style-name="P54"><text:s text:c="12"/>// delete [] q;</text:p>
              <text:p text:style-name="P54">}</text:p>
              <text:p text:style-name="P54"/>
              <text:p text:style-name="P54">int main()</text:p>
              <text:p text:style-name="P54">{</text:p>
              <text:p text:style-name="P54"><text:s text:c="4"/>f();</text:p>
              <text:p text:style-name="P54"><text:s text:c="4"/>// oops ... memory leak ... lost 11 integers!!!</text:p>
              <text:p text:style-name="P54"><text:s text:c="4"/>return 0;</text:p>
              <text:p text:style-name="P50">}</text:p>
            </table:table-cell>
          </table:table-row>
        </table:table-header-rows>
      </table:table>
      <text:p text:style-name="P22"/>
      <text:p text:style-name="P65">You will see later (see notes on Destructors) that classes will help solve this very dangerous problem. For this section, let's talk about a pointer to a single value and write a class for that.</text:p>
      <text:p text:style-name="P65"/>
      <text:p text:style-name="P22"><text:span text:style-name="T7">The following class models an integer pointer. This is an </text:span><text:span text:style-name="T40">important example. But it's incomplete. (Clearly once you're done with this, you can also talk about a class to model the pointer to a double, to a char, etc.)</text:span></text:p>
      <table:table table:name="Table68" table:style-name="Table68">
        <table:table-column table:style-name="Table68.A"/>
        <table:table-row table:style-name="Table68.1">
          <table:table-cell table:style-name="Table68.A1" office:value-type="string">
            <text:p text:style-name="P85">class IntPointer</text:p>
            <text:p text:style-name="P85">{</text:p>
            <text:p text:style-name="P85">public:</text:p>
            <text:p text:style-name="P85"><text:s text:c="4"/>IntPointer(int x)</text:p>
            <text:p text:style-name="P85"><text:s text:c="8"/>: p_(new int) // allocate memory for p_</text:p>
            <text:p text:style-name="P85"><text:s text:c="4"/>{</text:p>
            <text:p text:style-name="P85"><text:s text:c="8"/>*p_ = x; // store an int at memory that p_ </text:p>
            <text:p text:style-name="P85"><text:s text:c="16"/>// points to</text:p>
            <text:p text:style-name="P85"><text:s text:c="4"/>}</text:p>
            <text:p text:style-name="P85"/>
            <text:p text:style-name="P85"><text:s text:c="4"/>IntPointer(const IntPointer &amp; intptr)</text:p>
            <text:p text:style-name="P85"><text:s text:c="8"/>: p_(new int)</text:p>
            <text:p text:style-name="P85"><text:s text:c="4"/>{</text:p>
            <text:p text:style-name="P85"><text:s text:c="8"/>*p_ = *(intptr.p_);</text:p>
            <text:p text:style-name="P34"><text:s text:c="4"/>}</text:p>
            <text:p text:style-name="P34"/>
            <text:p text:style-name="P35"><text:s text:c="4"/>int dereference()</text:p>
            <text:p text:style-name="P35"><text:s text:c="4"/>{</text:p>
            <text:p text:style-name="P35"><text:s text:c="8"/>return *p_;</text:p>
            <text:p text:style-name="P35"><text:s text:c="4"/>}</text:p>
            <text:p text:style-name="P35"/>
            <text:p text:style-name="P35"><text:soft-page-break/><text:s text:c="4"/>void allocate()</text:p>
            <text:p text:style-name="P35"><text:s text:c="4"/>{</text:p>
            <text:p text:style-name="P35"><text:s text:c="8"/>if (p_ == NULL)</text:p>
            <text:p text:style-name="P35"><text:s text:c="8"/>{</text:p>
            <text:p text:style-name="P35"><text:s text:c="12"/>p_ = new int;</text:p>
            <text:p text:style-name="P35"><text:s text:c="8"/>}</text:p>
            <text:p text:style-name="P35"><text:s text:c="4"/>}</text:p>
            <text:p text:style-name="P35"/>
            <text:p text:style-name="P35"><text:s text:c="4"/>void deallocate()</text:p>
            <text:p text:style-name="P35"><text:s text:c="4"/>{</text:p>
            <text:p text:style-name="P35"><text:s text:c="8"/>delete p_;</text:p>
            <text:p text:style-name="P35"><text:s text:c="4"/>}</text:p>
            <text:p text:style-name="P35"/>
            <text:p text:style-name="P35">private:</text:p>
            <text:p text:style-name="P35"><text:s text:c="4"/>int * p_;</text:p>
            <text:p text:style-name="P36">};</text:p>
          </table:table-cell>
        </table:table-row>
      </table:table>
      <text:p text:style-name="Standard"/>
      <text:p text:style-name="Standard"/>
      <text:p text:style-name="P22"><text:span text:style-name="T12">Exercise.</text:span> Here’s a program that uses the above class. Trace the program by hand. Draw a picture of the memory during execution. What is the output?</text:p>
      <table:table table:name="Table76" table:style-name="Table76">
        <table:table-column table:style-name="Table76.A"/>
        <table:table-header-rows>
          <table:table-row table:style-name="Table76.1">
            <table:table-cell table:style-name="Table76.A1" office:value-type="string">
              <text:p text:style-name="P29">// What must you #include?</text:p>
              <text:p text:style-name="P29"/>
              <text:p text:style-name="P29">void f()</text:p>
              <text:p text:style-name="P29">{</text:p>
              <text:p text:style-name="P29"><text:s text:c="4"/>IntPointer p(42);</text:p>
              <text:p text:style-name="P29"><text:s text:c="4"/>IntPointer q(p);</text:p>
              <text:p text:style-name="P29"><text:s text:c="4"/>std::cout &lt;&lt; q.dereference() &lt;&lt; '\n';</text:p>
              <text:p text:style-name="P29"><text:s text:c="4"/>// memory leak here</text:p>
              <text:p text:style-name="P29">}</text:p>
              <text:p text:style-name="P29"/>
              <text:p text:style-name="P29">int main()</text:p>
              <text:p text:style-name="P29">{</text:p>
              <text:p text:style-name="P29"><text:s text:c="4"/>f();</text:p>
              <text:p text:style-name="P29"/>
              <text:p text:style-name="P29"><text:s text:c="4"/>return 0;</text:p>
              <text:p text:style-name="P29">}</text:p>
            </table:table-cell>
          </table:table-row>
        </table:table-header-rows>
      </table:table>
      <text:p text:style-name="P22">Check your trace by completing the above code and running it. Can you explain why there’s a memory leak? </text:p>
      <text:p text:style-name="P22"/>
      <text:p text:style-name="P22"/>
      <text:p text:style-name="P22"><text:span text:style-name="T12">Exercise.</text:span> To make the above object more like a pointer, modify the </text:p>
      <text:p text:style-name="P22"><text:span text:style-name="T26">dereference</text:span> method:</text:p>
      <table:table table:name="Table77" table:style-name="Table77">
        <table:table-column table:style-name="Table77.A"/>
        <table:table-header-rows>
          <table:table-row table:style-name="TableLine1863384794448">
            <table:table-cell table:style-name="Table77.A1" office:value-type="string">
              <text:p text:style-name="P29">int operator*() // change deference to this</text:p>
              <text:p text:style-name="P29">{</text:p>
              <text:p text:style-name="P29"><text:s text:c="4"/>return *p_;</text:p>
              <text:p text:style-name="P29">}</text:p>
            </table:table-cell>
          </table:table-row>
        </table:table-header-rows>
      </table:table>
      <text:p text:style-name="P22">and in <text:span text:style-name="T26">f</text:span> change the call to <text:span text:style-name="T26">dereference()</text:span> to <text:span text:style-name="T26">*</text:span>:</text:p>
      <table:table table:name="Table78" table:style-name="Table78">
        <table:table-column table:style-name="Table78.A"/>
        <table:table-header-rows>
          <text:soft-page-break/>
          <table:table-row table:style-name="TableLine1863384796080">
            <table:table-cell table:style-name="Table78.A1" office:value-type="string">
              <text:p text:style-name="P29">void f()</text:p>
              <text:p text:style-name="P29">{</text:p>
              <text:p text:style-name="P29"><text:s text:c="4"/>...</text:p>
              <text:p text:style-name="P29"><text:s text:c="4"/>std::cout &lt;&lt; *q &lt;&lt; '\n'; // *q = q.operator*()</text:p>
              <text:p text:style-name="P29"><text:s text:c="4"/>...</text:p>
              <text:p text:style-name="P29">}</text:p>
            </table:table-cell>
          </table:table-row>
        </table:table-header-rows>
      </table:table>
      <text:p text:style-name="P22">Run the program again.</text:p>
      <text:p text:style-name="P22"/>
      <text:p text:style-name="P22"/>
      <text:p text:style-name="P22"><text:span text:style-name="T12">Exercise.</text:span> However this does not work:</text:p>
      <table:table table:name="Table75" table:style-name="Table75">
        <table:table-column table:style-name="Table75.A"/>
        <table:table-row table:style-name="TableLine1863384786560">
          <table:table-cell table:style-name="Table75.A1" office:value-type="string">
            <text:p text:style-name="P54">void f()</text:p>
            <text:p text:style-name="P54">{</text:p>
            <text:p text:style-name="P54"><text:s text:c="4"/>...</text:p>
            <text:p text:style-name="P54"><text:s text:c="4"/>std::cout &lt;&lt; *q &lt;&lt; '\n';</text:p>
            <text:p text:style-name="P54"><text:s text:c="4"/>*q = 1024; <text:s text:c="18"/>// YIKES</text:p>
            <text:p text:style-name="P54"><text:s text:c="4"/>std::cout &lt;&lt; *q &lt;&lt; '\n';</text:p>
            <text:p text:style-name="P54"><text:s text:c="4"/>...</text:p>
            <text:p text:style-name="P54">}</text:p>
          </table:table-cell>
        </table:table-row>
      </table:table>
      <text:p text:style-name="Standard"><text:span text:style-name="T29">Compile and read the error message - remember it! It seems that getting </text:span><text:span text:style-name="T27">*q</text:span><text:span text:style-name="T29"> works but modifying </text:span><text:span text:style-name="T27">*q</text:span><text:span text:style-name="T29"> does not work. </text:span></text:p>
      <text:p text:style-name="P22"/>
      <text:p text:style-name="P22"/>
      <text:p text:style-name="P22"><text:span text:style-name="T42">Execise.</text:span> To correct it, change <text:span text:style-name="T26">operator*</text:span> to this:</text:p>
      <table:table table:name="Table80" table:style-name="Table80">
        <table:table-column table:style-name="Table80.A"/>
        <table:table-header-rows>
          <table:table-row table:style-name="TableLine1863384801520">
            <table:table-cell table:style-name="Table80.A1" office:value-type="string">
              <text:p text:style-name="P29">int &amp; operator*()</text:p>
              <text:p text:style-name="P29">{</text:p>
              <text:p text:style-name="P29"><text:s text:c="4"/>return *p_;</text:p>
              <text:p text:style-name="P29">}</text:p>
            </table:table-cell>
          </table:table-row>
        </table:table-header-rows>
      </table:table>
      <text:p text:style-name="P22">Compile and run. Remember this fix! </text:p>
      <text:p text:style-name="P22"/>
      <text:p text:style-name="P22"/>
      <text:p text:style-name="P22"><text:span text:style-name="T42">Execise.</text:span> Now add a line of code to deallocate memory so that there’s no memory leak. It’s still a problem that we have to deallocate memory before object <text:span text:style-name="T26">q</text:span> dies (i.e., goes out of scope). We might forget!!! Later you will see that you can tell the object to automatically invoke a very special method just before the object dies.</text:p>
      <text:p text:style-name="P22"/>
      <text:p text:style-name="P22"/>
      <text:p text:style-name="P70"><text:span text:style-name="T1">Exercise.</text:span> Note that I have overwritten the default copy constructor:</text:p>
      <table:table table:name="Table79" table:style-name="Table79">
        <table:table-column table:style-name="Table79.A"/>
        <table:table-row table:style-name="TableLine1863384801792">
          <table:table-cell table:style-name="Table79.A1" office:value-type="string">
            <text:p text:style-name="P85">class IntPointer</text:p>
            <text:p text:style-name="P85">{</text:p>
            <text:p text:style-name="P85">public:</text:p>
            <text:p text:style-name="P85"><text:s text:c="4"/>...</text:p>
            <text:p text:style-name="P85"/>
            <text:p text:style-name="P85"><text:s text:c="4"/>IntPointer(const IntPointer &amp; intptr)</text:p>
            <text:p text:style-name="P85"><text:s text:c="8"/>: p_(new int)</text:p>
            <text:p text:style-name="P85"><text:s text:c="4"/>{</text:p>
            <text:p text:style-name="P85"><text:s text:c="8"/>*p_ = *(intptr.p_);</text:p>
            <text:p text:style-name="P34"><text:s text:c="4"/>}</text:p>
            <text:p text:style-name="P34"/>
            <text:p text:style-name="P35"><text:s text:c="4"/>...</text:p>
            <text:p text:style-name="P36">};</text:p>
          </table:table-cell>
        </table:table-row>
      </table:table>
      <text:p text:style-name="P63">Draw a memory model of what happens when you use this copy <text:soft-page-break/>constructor, for instance, like this:</text:p>
      <table:table table:name="Table104" table:style-name="Table104">
        <table:table-column table:style-name="Table104.A"/>
        <table:table-row table:style-name="TableLine1863384787920">
          <table:table-cell table:style-name="Table104.A1" office:value-type="string">
            <text:p text:style-name="P86">...</text:p>
            <text:p text:style-name="P86">int main()</text:p>
            <text:p text:style-name="P86">{</text:p>
            <text:p text:style-name="P86"><text:s text:c="4"/>IntPointer p(42);</text:p>
            <text:p text:style-name="P86"><text:s text:c="4"/>IntPointer q = p; // calls copy constructor</text:p>
            <text:p text:style-name="P86"><text:s text:c="4"/>return 0;<text:line-break/>}</text:p>
          </table:table-cell>
        </table:table-row>
      </table:table>
      <text:p text:style-name="P63"/>
      <text:p text:style-name="P63">Check the definition of the default copy constructor. It copies values memberwise., i.e., the default copy constructor works like this:</text:p>
      <table:table table:name="Table105" table:style-name="Table105">
        <table:table-column table:style-name="Table105.A"/>
        <table:table-row table:style-name="TableLine1863384797984">
          <table:table-cell table:style-name="Table105.A1" office:value-type="string">
            <text:p text:style-name="P85">class IntPointer</text:p>
            <text:p text:style-name="P85">{</text:p>
            <text:p text:style-name="P85">public:</text:p>
            <text:p text:style-name="P85"><text:s text:c="4"/>...</text:p>
            <text:p text:style-name="P85"/>
            <text:p text:style-name="P85"><text:s text:c="4"/>IntPointer(const IntPointer &amp; intptr)</text:p>
            <text:p text:style-name="P85"><text:s text:c="8"/>: p_(intptr.p_)</text:p>
            <text:p text:style-name="P85"><text:s text:c="4"/>{<text:span text:style-name="T50">}</text:span></text:p>
            <text:p text:style-name="P34"/>
            <text:p text:style-name="P35"><text:s text:c="4"/>...</text:p>
            <text:p text:style-name="P36">};</text:p>
          </table:table-cell>
        </table:table-row>
      </table:table>
      <text:p text:style-name="P63">What is the difference between this copy constructor (the default provided by the compiler if you do not have one) and the one that I wrote? (Hint: Draw a picture).</text:p>
      <text:p text:style-name="P79"/>
      <text:p text:style-name="P62">Now, what if I deallocate while using the default copy constructor?</text:p>
      <table:table table:name="Table106" table:style-name="Table106">
        <table:table-column table:style-name="Table106.A"/>
        <table:table-row table:style-name="TableLine1863384789280">
          <table:table-cell table:style-name="Table106.A1" office:value-type="string">
            <text:p text:style-name="P85">class IntPointer</text:p>
            <text:p text:style-name="P85">{</text:p>
            <text:p text:style-name="P85">public:</text:p>
            <text:p text:style-name="P85"><text:s text:c="4"/>...</text:p>
            <text:p text:style-name="P85"/>
            <text:p text:style-name="P85"><text:s text:c="4"/>IntPointer(const IntPointer &amp; intptr)</text:p>
            <text:p text:style-name="P85"><text:s text:c="8"/>: p_(intptr.p_)</text:p>
            <text:p text:style-name="P85"><text:s text:c="4"/>{<text:span text:style-name="T50">}</text:span></text:p>
            <text:p text:style-name="P34"/>
            <text:p text:style-name="P35"><text:s text:c="4"/>...</text:p>
            <text:p text:style-name="P36">};</text:p>
          </table:table-cell>
        </table:table-row>
      </table:table>
      <text:p text:style-name="P63"/>
      <table:table table:name="Table109" table:style-name="Table109">
        <table:table-column table:style-name="Table109.A"/>
        <table:table-row table:style-name="TableLine1863384789824">
          <table:table-cell table:style-name="Table109.A1" office:value-type="string">
            <text:p text:style-name="P86">...</text:p>
            <text:p text:style-name="P86">int main()</text:p>
            <text:p text:style-name="P86">{</text:p>
            <text:p text:style-name="P86"><text:s text:c="4"/>IntPointer p(42);</text:p>
            <text:p text:style-name="P86"><text:s text:c="4"/>IntPointer q = p;</text:p>
            <text:p text:style-name="P86"><text:s text:c="4"/>q.deallocate();</text:p>
            <text:p text:style-name="P86"><text:s text:c="4"/>p.deallocate();</text:p>
            <text:p text:style-name="P88"><text:s text:c="4"/>return 0;<text:line-break/>}</text:p>
          </table:table-cell>
        </table:table-row>
      </table:table>
      <text:p text:style-name="P63">Why?</text:p>
      <text:p text:style-name="P22"/>
      <text:p text:style-name="P18"/>
      <text:p text:style-name="P84">Example and <text:span text:style-name="T59">e</text:span>xercise: <text:span text:style-name="T48">IntArray</text:span></text:p>
      <text:p text:style-name="P22"/>
      <text:p text:style-name="P22"/>
      <text:p text:style-name="P22"><text:span text:style-name="T42">Exercise. </text:span>We frequently use a fixed size array with a length variable:</text:p>
      <table:table table:name="Table81" table:style-name="Table81">
        <table:table-column table:style-name="Table81.A"/>
        <table:table-header-rows>
          <table:table-row table:style-name="TableLine1863384818384">
            <table:table-cell table:style-name="Table81.A1" office:value-type="string">
              <text:p text:style-name="P29">// What's missing here?</text:p>
              <text:p text:style-name="P29"/>
              <text:p text:style-name="P29">void print(int x[], int x_len)</text:p>
              <text:p text:style-name="P29">{</text:p>
              <text:p text:style-name="P29"><text:s text:c="4"/>for (int i = 0; i &lt; x_len; i++)</text:p>
              <text:p text:style-name="P29"><text:s text:c="4"/>{</text:p>
              <text:p text:style-name="P29"><text:s text:c="8"/>std::cout &lt;&lt; x[i] &lt;&lt; ' ';</text:p>
              <text:p text:style-name="P29"><text:s text:c="4"/>}</text:p>
              <text:p text:style-name="P29"><text:s text:c="4"/>std::cout &lt;&lt; std::endl;</text:p>
              <text:p text:style-name="P29">}</text:p>
              <text:p text:style-name="P29"/>
              <text:p text:style-name="P29">int main()</text:p>
              <text:p text:style-name="P29">{</text:p>
              <text:p text:style-name="P29"><text:s text:c="4"/>int x[1000];</text:p>
              <text:p text:style-name="P29"><text:s text:c="4"/>int x_len = 0; <text:s text:c="9"/>// think of x as having</text:p>
              <text:p text:style-name="P29"><text:s text:c="28"/>// nothing right now</text:p>
              <text:p text:style-name="P29"/>
              <text:p text:style-name="P29"><text:s text:c="4"/>x[0] = 42; <text:s text:c="2"/>x_len = 1; // think of x as having 1</text:p>
              <text:p text:style-name="P29"><text:s text:c="28"/>// value</text:p>
              <text:p text:style-name="P29"><text:s text:c="4"/>print(x, x_len)</text:p>
              <text:p text:style-name="P29"/>
              <text:p text:style-name="P29"><text:s text:c="4"/>x[1] = 1024; x_len = 2; // think of x as having 2</text:p>
              <text:p text:style-name="P29"><text:s text:c="28"/>// value</text:p>
              <text:p text:style-name="P29"><text:s text:c="4"/>print(x, x_len)</text:p>
              <text:p text:style-name="P29"/>
              <text:p text:style-name="P29"><text:s text:c="4"/>return 0;</text:p>
              <text:p text:style-name="P29">}</text:p>
            </table:table-cell>
          </table:table-row>
        </table:table-header-rows>
      </table:table>
      <text:p text:style-name="P22"/>
      <text:p text:style-name="P22"/>
      <text:p text:style-name="P22"><text:span text:style-name="T42">Exercise. </text:span>We should package up an int array with a length variable either using <text:span text:style-name="T26">struct</text:span> or <text:span text:style-name="T26">class</text:span>. Of course <text:span text:style-name="T26">class</text:span> has class! Here’s the <text:span text:style-name="T26">IntArray</text:span> class:</text:p>
      <table:table table:name="Table82" table:style-name="Table82">
        <table:table-column table:style-name="Table82.A"/>
        <table:table-header-rows>
          <table:table-row table:style-name="TableLine1863384810496">
            <table:table-cell table:style-name="Table82.A1" office:value-type="string">
              <text:p text:style-name="P29">class IntArray</text:p>
              <text:p text:style-name="P29">{</text:p>
              <text:p text:style-name="P29">public:</text:p>
              <text:p text:style-name="P29"><text:s text:c="4"/>IntArray(); <text:s text:c="16"/>// Initialize length</text:p>
              <text:p text:style-name="P29"><text:s text:c="32"/>// to 0.</text:p>
              <text:p text:style-name="P29"><text:s text:c="4"/>IntArray(const IntArray &amp;); // Copy length and</text:p>
              <text:p text:style-name="P29"><text:s text:c="32"/>// also the values!!</text:p>
              <text:p text:style-name="P29"><text:s text:c="4"/>int get_length();</text:p>
              <text:p text:style-name="P29"><text:s text:c="4"/>void set_length(int);</text:p>
              <text:p text:style-name="P29"><text:s text:c="4"/>void print();</text:p>
              <text:p text:style-name="P29">private:</text:p>
              <text:p text:style-name="P29"><text:s text:c="4"/>int x_[1000];</text:p>
              <text:p text:style-name="P29"><text:s text:c="4"/>int length_;</text:p>
              <text:p text:style-name="P29">};</text:p>
            </table:table-cell>
          </table:table-row>
        </table:table-header-rows>
      </table:table>
      <text:p text:style-name="P22">and here’s <text:span text:style-name="T26">main</text:span> to test the class:</text:p>
      <table:table table:name="Table110" table:style-name="Table110">
        <table:table-column table:style-name="Table110.A"/>
        <table:table-row table:style-name="TableLine1863384806416">
          <table:table-cell table:style-name="Table110.A1" office:value-type="string">
            <text:p text:style-name="P38">// What's missing here?</text:p>
            <text:p text:style-name="P70"><text:soft-page-break/></text:p>
            <text:p text:style-name="P38">int main()</text:p>
            <text:p text:style-name="P38">{</text:p>
            <text:p text:style-name="P38"><text:s text:c="4"/>IntArray a;</text:p>
            <text:p text:style-name="P38"><text:s text:c="4"/>a.print(); <text:s text:c="6"/>// prints blank line;</text:p>
            <text:p text:style-name="P38"><text:s text:c="21"/>// a.length_ is 0</text:p>
            <text:p text:style-name="P38"><text:s text:c="4"/>a.set_length(5);</text:p>
            <text:p text:style-name="P38"><text:s text:c="4"/>a.print(); <text:s text:c="6"/>// prints 5 random values; </text:p>
            <text:p text:style-name="P38"><text:s text:c="21"/>// a.length_ is 5</text:p>
            <text:p text:style-name="P38"><text:s text:c="4"/>return 0;</text:p>
            <text:p text:style-name="P38">}</text:p>
          </table:table-cell>
        </table:table-row>
      </table:table>
      <text:p text:style-name="P22">Complete the class by implementing all the listed methods. Test your code by running it. </text:p>
      <text:p text:style-name="P22"/>
      <text:p text:style-name="P22"/>
      <text:p text:style-name="P22"><text:span text:style-name="T42">Exercise.</text:span> There’s still no way to set the values in the array. Add the </text:p>
      <text:p text:style-name="P22">following to the class:</text:p>
      <table:table table:name="Table84" table:style-name="Table84">
        <table:table-column table:style-name="Table84.A"/>
        <table:table-header-rows>
          <table:table-row table:style-name="TableLine1863384814848">
            <table:table-cell table:style-name="Table84.A1" office:value-type="string">
              <text:p text:style-name="P41">class IntArray</text:p>
              <text:p text:style-name="P41">{</text:p>
              <text:p text:style-name="P41">public:</text:p>
              <text:p text:style-name="P41"/>
              <text:p text:style-name="P41"><text:s text:c="4"/>...</text:p>
              <text:p text:style-name="P41"/>
              <text:p text:style-name="P41"><text:s text:c="4"/>int operator[](int i); // returns the value of x_[i]</text:p>
              <text:p text:style-name="P41">};</text:p>
            </table:table-cell>
          </table:table-row>
        </table:table-header-rows>
      </table:table>
      <text:p text:style-name="P22">Define the method (or rather, the operator) and then do this in <text:span text:style-name="T48">main()</text:span>:</text:p>
      <table:table table:name="Table85" table:style-name="Table85">
        <table:table-column table:style-name="Table85.A"/>
        <table:table-header-rows>
          <table:table-row table:style-name="TableLine1863384815392">
            <table:table-cell table:style-name="Table85.A1" office:value-type="string">
              <text:p text:style-name="P41">int main()</text:p>
              <text:p text:style-name="P41">{</text:p>
              <text:p text:style-name="P41"><text:s text:c="4"/>...</text:p>
              <text:p text:style-name="P41"/>
              <text:p text:style-name="P41"><text:s text:c="4"/>std::cout &lt;&lt; a[0] &lt;&lt; '\n'; // a[0] is a.operator[](0)</text:p>
              <text:p text:style-name="P41"/>
              <text:p text:style-name="P41"><text:s text:c="4"/>return 0;</text:p>
              <text:p text:style-name="P41">}</text:p>
            </table:table-cell>
          </table:table-row>
        </table:table-header-rows>
      </table:table>
      <text:p text:style-name="P22"/>
      <text:p text:style-name="P22"/>
      <text:p text:style-name="P22"><text:span text:style-name="T42">Exercise.</text:span> Now do this:</text:p>
      <table:table table:name="Table86" table:style-name="Table86">
        <table:table-column table:style-name="Table86.A"/>
        <table:table-header-rows>
          <table:table-row table:style-name="TableLine1863384805056">
            <table:table-cell table:style-name="Table86.A1" office:value-type="string">
              <text:p text:style-name="P41">int main()</text:p>
              <text:p text:style-name="P41">{</text:p>
              <text:p text:style-name="P41"><text:s text:c="4"/>...</text:p>
              <text:p text:style-name="P41"/>
              <text:p text:style-name="P41"><text:s text:c="4"/>std::cout &lt;&lt; a[0] &lt;&lt; '\n'; // a[0] is a.operator[](0)</text:p>
              <text:p text:style-name="P41"><text:s text:c="4"/>a[0] = 42;</text:p>
              <text:p text:style-name="P41"/>
              <text:p text:style-name="P41"><text:s text:c="4"/>return 0;</text:p>
              <text:p text:style-name="P41">}</text:p>
            </table:table-cell>
          </table:table-row>
        </table:table-header-rows>
      </table:table>
      <text:p text:style-name="P22">and ... you get a problem! It seems that getting <text:span text:style-name="T26">a[0]</text:span> works but modifying <text:span text:style-name="T26">a[0]</text:span> does not work. Fix it. (See <text:span text:style-name="T26">IntPointer</text:span>.) </text:p>
      <text:p text:style-name="P22"/>
      <text:p text:style-name="P22"/>
      <text:p text:style-name="P22"><text:span text:style-name="T42">Exercise.</text:span> <text:s/>Once the <text:span text:style-name="T26">operator[]</text:span> is fixed you can do this:</text:p>
      <table:table table:name="Table83" table:style-name="Table83">
        <table:table-column table:style-name="Table83.A"/>
        <table:table-row table:style-name="TableLine1863384816752">
          <table:table-cell table:style-name="Table83.A1" office:value-type="string">
            <text:p text:style-name="P36">int main()</text:p>
            <text:p text:style-name="P35">{</text:p>
            <text:p text:style-name="P35"><text:s text:c="4"/>IntArray a;</text:p>
            <text:p text:style-name="P35"><text:soft-page-break/><text:s text:c="4"/>a.print(); // prints blank line; a.length_ is 0</text:p>
            <text:p text:style-name="P35"><text:s text:c="4"/>a.set_length(5);</text:p>
            <text:p text:style-name="P35"><text:s text:c="4"/>for (int i = 0; i &lt; a.get_length(); i++)</text:p>
            <text:p text:style-name="P35"><text:s text:c="4"/>{</text:p>
            <text:p text:style-name="P35"><text:s text:c="8"/>a[i] = i * i;</text:p>
            <text:p text:style-name="P35"><text:s text:c="4"/>}</text:p>
            <text:p text:style-name="P35"><text:s text:c="4"/>a.print(); // prints 5 values; a.length_ is 5</text:p>
            <text:p text:style-name="P35"><text:s text:c="4"/>return 0;</text:p>
            <text:p text:style-name="P36">}</text:p>
          </table:table-cell>
        </table:table-row>
      </table:table>
      <text:p text:style-name="Standard"/>
      <text:p text:style-name="P22"/>
      <text:p text:style-name="P22"><text:span text:style-name="T42">Exercise. </text:span>Add a sum method that returns the sum of the values of <text:span text:style-name="T26">a.x_[0], a.x_[1], ..., a.x_[a.length_ - 1]</text:span>. Test your code with this:</text:p>
      <table:table table:name="Table88" table:style-name="Table88">
        <table:table-column table:style-name="Table88.A"/>
        <table:table-header-rows>
          <table:table-row table:style-name="TableLine1863384811312">
            <table:table-cell table:style-name="Table88.A1" office:value-type="string">
              <text:p text:style-name="P29">int main()</text:p>
              <text:p text:style-name="P29">{</text:p>
              <text:p text:style-name="P29"><text:s text:c="4"/>IntArray a;</text:p>
              <text:p text:style-name="P29"><text:s text:c="4"/>a.print(); <text:s text:c="2"/>// prints blank line; a.length_ is 0</text:p>
              <text:p text:style-name="P29"><text:s text:c="4"/>a.set_length(5);</text:p>
              <text:p text:style-name="P29"><text:s text:c="4"/>for (int i = 0; i &lt; a.get_length(); i++)</text:p>
              <text:p text:style-name="P29"><text:s text:c="4"/>{</text:p>
              <text:p text:style-name="P29"><text:s text:c="8"/>a[i] = i * i;</text:p>
              <text:p text:style-name="P29"><text:s text:c="4"/>}</text:p>
              <text:p text:style-name="P29"><text:s text:c="4"/>a.print(); <text:s text:c="2"/>// prints 5 values; a.length_ is 5</text:p>
              <text:p text:style-name="P29"><text:s text:c="4"/>std::cout &lt;&lt; a.sum() &lt;&lt; '\n';</text:p>
              <text:p text:style-name="P29"><text:s text:c="4"/>return 0;</text:p>
              <text:p text:style-name="P29">}</text:p>
            </table:table-cell>
          </table:table-row>
        </table:table-header-rows>
      </table:table>
      <text:p text:style-name="P22"/>
      <text:p text:style-name="P77">Clearly you can also implement an array of doubles, of bools, of ...</text:p>
      <text:p text:style-name="P82"><text:span text:style-name="T40">Example and </text:span><text:span text:style-name="T41">e</text:span><text:span text:style-name="T40">xercise: </text:span><text:span text:style-name="T48">IntDynArray</text:span></text:p>
      <text:p text:style-name="P22"/>
      <text:p text:style-name="P22">The <text:span text:style-name="T26">IntArray</text:span> is great for packaging up all that you need to work with the concept of an array with changing length. Of course the actual maximum size of the array is fixed. (In the above case, it’s fixed at 1000.) This is a waste if for instance you need only 10. <text:span text:style-name="T40">And if you need to store more than 1000 values in an IntArray object, then you're out of luck.</text:span></text:p>
      <text:p text:style-name="P22"/>
      <text:p text:style-name="P22">Therefore it’s better to <text:span text:style-name="T35">dynamically</text:span> request for what you need based on what happens when the program runs. Pointers to the rescue!!!<text:span text:style-name="T40">Why? Because for array in the local scope the size must be constant:</text:span></text:p>
      <table:table table:name="Table89" table:style-name="Table89">
        <table:table-column table:style-name="Table89.A"/>
        <table:table-header-rows>
          <table:table-row table:style-name="TableLine1863384806960">
            <table:table-cell table:style-name="Table89.A1" office:value-type="string">
              <text:p text:style-name="P37">int x[1000]; <text:s text:c="14"/>//OK</text:p>
              <text:p text:style-name="P37">consts int SIZE = 20000;</text:p>
              <text:p text:style-name="P37">int y[SIZE]; <text:s text:c="14"/>// OK</text:p>
              <text:p text:style-name="P37">int n = 0;</text:p>
              <text:p text:style-name="P37">std::cin &gt;&gt; n;</text:p>
              <text:p text:style-name="P33">int z[n]; <text:s text:c="17"/>// NO, NO, NO!!!</text:p>
            </table:table-cell>
          </table:table-row>
        </table:table-header-rows>
      </table:table>
      <text:p text:style-name="P37"><text:tab/></text:p>
      <text:p text:style-name="P71">However arrays allocated in the free store can have variable sizes:</text:p>
      <table:table table:name="Table111" table:style-name="Table111">
        <table:table-column table:style-name="Table111.A"/>
        <table:table-header-rows>
          <table:table-row table:style-name="TableLine1863384808864">
            <table:table-cell table:style-name="Table111.A1" office:value-type="string">
              <text:p text:style-name="P37">int * x = new int[1000]; <text:s/>//OK</text:p>
              <text:p text:style-name="P37">// now use x[0], x[1], ..., x[999]</text:p>
              <text:p text:style-name="P37">const int SIZE = 20000;</text:p>
              <text:p text:style-name="P37">int * y = new int[SIZE]; <text:s/>// OK</text:p>
              <text:p text:style-name="P37">// now use y[0], y[1], ..., y[19999]</text:p>
              <text:p text:style-name="P37">int n = 0;</text:p>
              <text:p text:style-name="P37">std::cin &gt;&gt; n;</text:p>
              <text:p text:style-name="P37">int * z = new int[n]; <text:s text:c="4"/>// OK</text:p>
              <text:p text:style-name="P37">// now use z[0], z[1], ..., z[n – 1]</text:p>
              <text:p text:style-name="P37">delete [] z;</text:p>
              <text:p text:style-name="P37">delete [] y;</text:p>
              <text:p text:style-name="P33">delete [] x;</text:p>
            </table:table-cell>
          </table:table-row>
        </table:table-header-rows>
      </table:table>
      <text:p text:style-name="P37"/>
      <text:p text:style-name="P71">Pause … and study your notes on pointers again …</text:p>
      <text:p text:style-name="P22"><text:s/></text:p>
      <text:p text:style-name="P22"/>
      <text:p text:style-name="P22"><text:span text:style-name="T42">Exercise.</text:span> Write the following dynamic integer array class. What I’m calling length in <text:span text:style-name="T26">IntArray</text:span>, I’m calling <text:span text:style-name="T48">size</text:span> here. The size of the array requested on the memory heap is <text:span text:style-name="T26">capacity</text:span>. Many of the methods requires minimum change from the version in <text:span text:style-name="T26">IntArray</text:span>.</text:p>
      <table:table table:name="Table87" table:style-name="Table87">
        <table:table-column table:style-name="Table87.A"/>
        <table:table-row table:style-name="TableLine1863384806688">
          <table:table-cell table:style-name="Table87.A1" office:value-type="string">
            <text:p text:style-name="P8">class IntDynArray</text:p>
            <text:p text:style-name="P7">{</text:p>
            <text:p text:style-name="P7">public:</text:p>
            <text:p text:style-name="P7"><text:s text:c="4"/>IntDynArray(int capacity); // Allocate capacity</text:p>
            <text:p text:style-name="P7"><text:s text:c="31"/>// number of integers</text:p>
            <text:p text:style-name="P7"><text:s text:c="31"/>// for pointer x_. Set</text:p>
            <text:p text:style-name="P7"><text:s text:c="31"/>// size_ to 0 and</text:p>
            <text:p text:style-name="P7"><text:s text:c="31"/>// capacity_ to</text:p>
            <text:p text:style-name="P7"><text:s text:c="31"/>// capacity.</text:p>
            <text:p text:style-name="P7"><text:s text:c="4"/>IntDynArray(const IntDynArray &amp;);</text:p>
            <text:p text:style-name="P7"><text:s text:c="4"/>int get_size();</text:p>
            <text:p text:style-name="P7"><text:s text:c="4"/>void set_size(int);</text:p>
            <text:p text:style-name="P7"><text:s text:c="4"/>void get_capacity();</text:p>
            <text:p text:style-name="P7"><text:soft-page-break/><text:s text:c="4"/>void print();</text:p>
            <text:p text:style-name="P7"/>
            <text:p text:style-name="P7">private:</text:p>
            <text:p text:style-name="P45"><text:s text:c="4"/>int * x_;</text:p>
            <text:p text:style-name="P45"><text:s text:c="4"/>int size_;</text:p>
            <text:p text:style-name="P45"><text:s text:c="4"/>int capacity_;</text:p>
            <text:p text:style-name="P45">};</text:p>
          </table:table-cell>
        </table:table-row>
      </table:table>
      <text:p text:style-name="P22">Test your code with this:</text:p>
      <table:table table:name="Table90" table:style-name="Table90">
        <table:table-column table:style-name="Table90.A"/>
        <table:table-header-rows>
          <table:table-row table:style-name="TableLine1863384807232">
            <table:table-cell table:style-name="Table90.A1" office:value-type="string">
              <text:p text:style-name="P34">int main()</text:p>
              <text:p text:style-name="P35">{</text:p>
              <text:p text:style-name="P35"><text:s text:c="4"/>IntDynArray a(10); request 10 integers</text:p>
              <text:p text:style-name="P35"><text:s text:c="4"/>a.print(); // prints blank line; a.length is 0</text:p>
              <text:p text:style-name="P35"><text:s text:c="4"/>a.set_size(5);</text:p>
              <text:p text:style-name="P35"><text:s text:c="4"/>for (int i = 0; i &lt; a.get_size(); i++)</text:p>
              <text:p text:style-name="P35"><text:s text:c="4"/>{</text:p>
              <text:p text:style-name="P35"><text:s text:c="8"/>a[i] = i * i;</text:p>
              <text:p text:style-name="P35"><text:s text:c="4"/>}</text:p>
              <text:p text:style-name="P35"><text:s text:c="4"/>a.print(); // prints 5 values</text:p>
              <text:p text:style-name="P35"><text:s text:c="4"/>std::cout &lt;&lt; a.sum() &lt;&lt; <text:span text:style-name="T51">'</text:span>\n<text:span text:style-name="T51">'</text:span>;</text:p>
              <text:p text:style-name="P35"><text:s text:c="4"/>return 0;</text:p>
              <text:p text:style-name="P31">}</text:p>
            </table:table-cell>
          </table:table-row>
        </table:table-header-rows>
      </table:table>
      <text:p text:style-name="P22"/>
      <text:p text:style-name="P22">Add a method to deallocate all memory allocated:</text:p>
      <table:table table:name="Table91" table:style-name="Table91">
        <table:table-column table:style-name="Table91.A"/>
        <table:table-header-rows>
          <table:table-row table:style-name="TableLine1863384814032">
            <table:table-cell table:style-name="Table91.A1" office:value-type="string">
              <text:p text:style-name="P29">class IntDynArray</text:p>
              <text:p text:style-name="P29">{</text:p>
              <text:p text:style-name="P29">public:</text:p>
              <text:p text:style-name="P29"><text:s text:c="4"/>void deallocate();</text:p>
              <text:p text:style-name="P29">};</text:p>
            </table:table-cell>
          </table:table-row>
        </table:table-header-rows>
      </table:table>
      <text:p text:style-name="P22">and in <text:span text:style-name="T26">main</text:span> do this:</text:p>
      <table:table table:name="Table92" table:style-name="Table92">
        <table:table-column table:style-name="Table92.A"/>
        <table:table-header-rows>
          <table:table-row table:style-name="TableLine1863384819744">
            <table:table-cell table:style-name="Table92.A1" office:value-type="string">
              <text:p text:style-name="P29">int main()</text:p>
              <text:p text:style-name="P29">{</text:p>
              <text:p text:style-name="P29"><text:s text:c="4"/>...</text:p>
              <text:p text:style-name="P29"><text:s text:c="4"/>a.deallocate();</text:p>
              <text:p text:style-name="P29"><text:s text:c="4"/>return 0;</text:p>
              <text:p text:style-name="P29">}</text:p>
            </table:table-cell>
          </table:table-row>
        </table:table-header-rows>
      </table:table>
      <text:p text:style-name="P22"/>
      <text:p text:style-name="P22">Again, later you will see that you can define a method that will be called automatically whenever the object is about to die. All you need to do is to deallocate memory in this special method and we don’t have to remember to deallocate anymore.</text:p>
      <text:p text:style-name="P22"/>
      <text:p text:style-name="P65">Clearly you can also implement a dynamical array of doubles, of chars, of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CMSS10" svg:font-family="CMSS10"/>
    <style:font-face style:name="CMSS8" svg:font-family="CMSS8"/>
    <style:font-face style:name="CMSSI10" svg:font-family="CMSSI10"/>
    <style:font-face style:name="CMTT10" svg:font-family="CMTT10"/>
    <style:font-face style:name="CMTT9" svg:font-family="CMTT9"/>
    <style:font-face style:name="Tahoma2" svg:font-family="Tahoma"/>
    <style:font-face style:name="ARial" svg:font-family="ARial" style:font-family-generic="swiss"/>
    <style:font-face style:name="Arial2" svg:font-family="Arial" style:font-family-generic="swiss"/>
    <style:font-face style:name="Arial" svg:font-family="Arial" style:font-adornments="Regular" style:font-family-generic="swiss"/>
    <style:font-face style:name="F52" svg:font-family="F52" style:font-family-generic="swiss"/>
    <style:font-face style:name="Courier New" svg:font-family="'Courier New'" style:font-family-generic="modern" style:font-pitch="fixed"/>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Mangal" svg:font-family="Mangal" style:font-pitch="variable"/>
    <style:font-face style:name="Tahoma1"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marker draw:name="msArrowEnd_20_9" draw:display-name="msArrowEnd 9" svg:viewBox="0 0 355 355" svg:d="M178 0l177 355h-355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fo:font-size="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34567891011121314151617181920212223242526272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Title1_7e_LT_7e_Gliederung_20_1" style:display-name="Title1~LT~Gliederung 1" style:family="paragraph">
      <style:paragraph-properties fo:margin-left="0in" fo:margin-right="0in" fo:margin-top="0.0835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family="Arial" style:font-family-generic="swiss" style:font-pitch="variable" fo:font-size="24pt" fo:font-style="normal" fo:text-shadow="none" style:text-underline-style="none" fo:font-weight="bold" style:letter-kerning="true" style:font-name-asian="Arial1" style:font-family-asian="Arial" style:font-family-generic-asian="swiss" style:font-pitch-asian="variable" style:font-size-asian="24pt" style:font-style-asian="normal" style:font-weight-asian="bold" style:font-name-complex="Arial1" style:font-family-complex="Arial" style:font-family-generic-complex="swiss" style:font-pitch-complex="variable" style:font-size-complex="24pt" style:font-style-complex="normal" style:font-weight-complex="bold" style:text-emphasize="none"/>
    </style:style>
    <style:style style:name="Title1_7e_LT_7e_Gliederung_20_2" style:display-name="Title1~LT~Gliederung 2" style:family="paragraph" style:parent-style-name="Default_7e_LT_7e_Gliederung_20_1">
      <style:paragraph-properties fo:margin-top="0.0693in" fo:margin-bottom="0in" style:contextual-spacing="false">
        <style:tab-stops>
          <style:tab-stop style:position="-0.2846in"/>
          <style:tab-stop style:position="0in"/>
          <style:tab-stop style:position="0.7154in"/>
          <style:tab-stop style:position="1.7154in"/>
          <style:tab-stop style:position="2.7154in"/>
          <style:tab-stop style:position="3.7154in"/>
          <style:tab-stop style:position="4.7154in"/>
          <style:tab-stop style:position="5.7154in"/>
          <style:tab-stop style:position="6.7154in"/>
          <style:tab-stop style:position="7.7154in"/>
          <style:tab-stop style:position="8.7154in"/>
          <style:tab-stop style:position="9.7154in"/>
        </style:tab-stops>
      </style:paragraph-properties>
      <style:text-properties fo:font-size="20pt" fo:font-weight="normal" style:font-size-asian="20pt" style:font-weight-asian="normal" style:font-size-complex="20pt" style:font-weight-complex="normal"/>
    </style:style>
    <style:style style:name="Title1_7e_LT_7e_Gliederung_20_3" style:display-name="Title1~LT~Gliederung 3" style:family="paragraph" style:parent-style-name="Default_7e_LT_7e_Gliederung_20_2">
      <style:paragraph-properties fo:margin-top="0.0626in" fo:margin-bottom="0in" style:contextual-spacing="false">
        <style:tab-stops>
          <style:tab-stop style:position="-0.1953in"/>
          <style:tab-stop style:position="0in"/>
          <style:tab-stop style:position="0.8047in"/>
          <style:tab-stop style:position="1.8047in"/>
          <style:tab-stop style:position="2.8047in"/>
          <style:tab-stop style:position="3.8047in"/>
          <style:tab-stop style:position="4.8047in"/>
          <style:tab-stop style:position="5.8047in"/>
          <style:tab-stop style:position="6.8047in"/>
          <style:tab-stop style:position="7.8047in"/>
          <style:tab-stop style:position="8.8047in"/>
        </style:tab-stops>
      </style:paragraph-properties>
      <style:text-properties fo:font-size="18pt" style:font-size-asian="18pt" style:font-size-complex="18pt"/>
    </style:style>
    <style:style style:name="Title1_7e_LT_7e_Gliederung_20_4" style:display-name="Title1~LT~Gliederung 4" style:family="paragraph" style:parent-style-name="Default_7e_LT_7e_Gliederung_20_3">
      <style:paragraph-properties>
        <style:tab-stops>
          <style:tab-stop style:position="-1.1673in"/>
          <style:tab-stop style:position="-0.1673in"/>
          <style:tab-stop style:position="0in"/>
          <style:tab-stop style:position="0.8327in"/>
          <style:tab-stop style:position="1.8327in"/>
          <style:tab-stop style:position="2.8327in"/>
          <style:tab-stop style:position="3.8327in"/>
          <style:tab-stop style:position="4.8327in"/>
          <style:tab-stop style:position="5.8327in"/>
          <style:tab-stop style:position="6.8327in"/>
          <style:tab-stop style:position="7.8327in"/>
        </style:tab-stops>
      </style:paragraph-properties>
    </style:style>
    <style:style style:name="Title1_7e_LT_7e_Gliederung_20_5" style:display-name="Title1~LT~Gliederung 5" style:family="paragraph" style:parent-style-name="Default_7e_LT_7e_Gliederung_20_4">
      <style:paragraph-properties>
        <style:tab-stops>
          <style:tab-stop style:position="-1.1398in"/>
          <style:tab-stop style:position="-0.1398in"/>
          <style:tab-stop style:position="0in"/>
          <style:tab-stop style:position="0.8602in"/>
          <style:tab-stop style:position="1.8602in"/>
          <style:tab-stop style:position="2.8602in"/>
          <style:tab-stop style:position="3.8602in"/>
          <style:tab-stop style:position="4.8602in"/>
          <style:tab-stop style:position="5.8602in"/>
          <style:tab-stop style:position="6.8602in"/>
        </style:tab-stops>
      </style:paragraph-properties>
    </style:style>
    <style:style style:name="Title1_7e_LT_7e_Gliederung_20_6" style:display-name="Title1~LT~Gliederung 6" style:family="paragraph" style:parent-style-name="Default_7e_LT_7e_Gliederung_20_5"/>
    <style:style style:name="Title1_7e_LT_7e_Gliederung_20_7" style:display-name="Title1~LT~Gliederung 7" style:family="paragraph" style:parent-style-name="Default_7e_LT_7e_Gliederung_20_6"/>
    <style:style style:name="Title1_7e_LT_7e_Gliederung_20_8" style:display-name="Title1~LT~Gliederung 8" style:family="paragraph" style:parent-style-name="Default_7e_LT_7e_Gliederung_20_7"/>
    <style:style style:name="Title1_7e_LT_7e_Gliederung_20_9" style:display-name="Title1~LT~Gliederung 9" style:family="paragraph" style:parent-style-name="Default_7e_LT_7e_Gliederung_20_8"/>
    <style:style style:name="Title1_7e_LT_7e_Titel" style:display-name="Title1~LT~Titel"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letter-kerning="true"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Title1_7e_LT_7e_Untertitel" style:display-name="Title1~LT~Untertitel" style:family="paragraph">
      <style:paragraph-properties fo:margin-left="0in" fo:margin-right="0in" fo:margin-top="0.0835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swiss" style:font-pitch="variable" fo:font-size="24pt" fo:font-style="normal" fo:text-shadow="none" style:text-underline-style="none" fo:font-weight="bold" style:letter-kerning="true" style:font-name-asian="Arial1" style:font-family-asian="Arial" style:font-family-generic-asian="swiss" style:font-pitch-asian="variable" style:font-size-asian="24pt" style:font-style-asian="normal" style:font-weight-asian="bold" style:font-name-complex="Arial1" style:font-family-complex="Arial" style:font-family-generic-complex="swiss" style:font-pitch-complex="variable" style:font-size-complex="24pt" style:font-style-complex="normal" style:font-weight-complex="bold" style:text-emphasize="none"/>
    </style:style>
    <style:style style:name="Title1_7e_LT_7e_Notizen" style:display-name="Title1~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swiss" style:font-pitch="variable" fo:font-size="12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23456789101112131415161718192021222324252627282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6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Numbering_20_Symbols" style:display-name="Numbering Symbols" style:family="text">
      <style:text-properties style:font-name="ARial" fo:font-family="ARial" style:font-family-generic="swiss" fo:font-size="10pt" style:font-size-asian="8.75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4.5in" style:type="right"/>
        </style:tab-stops>
      </style:paragraph-properties>
      <style:text-properties style:font-name="Arial1" fo:font-size="10pt" style:font-size-asian="10pt" style:font-size-complex="10pt"/>
    </style:style>
    <style:style style:name="MP2" style:family="paragraph" style:parent-style-name="Footer">
      <style:paragraph-properties fo:text-align="center" style:justify-single-word="false"/>
      <style:text-properties style:font-name="Arial1"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 <text:tab/> <text:s text:c="16"/>61. Constructors</text:p>
      </style:header>
      <style:footer>
        <text:p text:style-name="MP2"><text:page-number text:select-page="current">41</text:page-number><text:s/>of <text:page-count>41</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3-08T23:37:43.058000000</dc:date>
    <meta:printed-by>Yihsiang Liow</meta:printed-by>
    <meta:print-date>2006-01-08T16:54:25</meta:print-date>
    <dc:language>en-US</dc:language>
    <meta:editing-cycles>1339</meta:editing-cycles>
    <meta:editing-duration>P10DT10H43M7S</meta:editing-duration>
    <meta:document-statistic meta:table-count="111" meta:image-count="0" meta:object-count="0" meta:page-count="41" meta:paragraph-count="1060" meta:word-count="6205" meta:character-count="35686" meta:non-whitespace-character-count="28277"/>
    <meta:user-defined meta:name="Info 1"/>
    <meta:user-defined meta:name="Info 2"/>
    <meta:user-defined meta:name="Info 3"/>
    <meta:user-defined meta:name="Info 4"/>
  </office:meta>
</office:document-meta>
</file>